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quot;Comic Sans MS&quot;" svg:font-family="'&quot;Comic Sans MS&quot;'"/>
    <style:font-face style:name="Arial" svg:font-family="Arial"/>
    <style:font-face style:name="Arial Unicode MS" svg:font-family="'Arial Unicode MS'" style:font-family-generic="system" style:font-pitch="variable"/>
    <style:font-face style:name="Calibri" svg:font-family="Calibri"/>
    <style:font-face style:name="DejaVu Sans" svg:font-family="'DejaVu Sans'" style:font-family-generic="system" style:font-pitch="variable"/>
    <style:font-face style:name="Docs-Calibri" svg:font-family="Docs-Calibri"/>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docs-Calibri" svg:font-family="docs-Calibri"/>
  </office:font-face-decls>
  <office:automatic-styles>
    <style:style style:name="co12" style:family="table-column">
      <style:table-column-properties fo:break-before="auto" style:column-width="1.1134in"/>
    </style:style>
    <style:style style:name="co13" style:family="table-column">
      <style:table-column-properties fo:break-before="auto" style:column-width="4.4654in"/>
    </style:style>
    <style:style style:name="co14" style:family="table-column">
      <style:table-column-properties fo:break-before="auto" style:column-width="4.002in"/>
    </style:style>
    <style:style style:name="co15" style:family="table-column">
      <style:table-column-properties fo:break-before="auto" style:column-width="1.5661in"/>
    </style:style>
    <style:style style:name="co5" style:family="table-column">
      <style:table-column-properties fo:break-before="auto" style:column-width="1.1902in"/>
    </style:style>
    <style:style style:name="co6" style:family="table-column">
      <style:table-column-properties fo:break-before="auto" style:column-width="0.6945in"/>
    </style:style>
    <style:style style:name="co7" style:family="table-column">
      <style:table-column-properties fo:break-before="auto" style:column-width="4.5083in"/>
    </style:style>
    <style:style style:name="co8" style:family="table-column">
      <style:table-column-properties fo:break-before="auto" style:column-width="1.1028in"/>
    </style:style>
    <style:style style:name="co9" style:family="table-column">
      <style:table-column-properties fo:break-before="auto" style:column-width="1.1465in"/>
    </style:style>
    <style:style style:name="co10" style:family="table-column">
      <style:table-column-properties fo:break-before="auto" style:column-width="3.8138in"/>
    </style:style>
    <style:style style:name="co11" style:family="table-column">
      <style:table-column-properties fo:break-before="auto" style:column-width="1.2453in"/>
    </style:style>
    <style:style style:name="co16" style:family="table-column">
      <style:table-column-properties fo:break-before="auto" style:column-width="4.3543in"/>
    </style:style>
    <style:style style:name="co17" style:family="table-column">
      <style:table-column-properties fo:break-before="auto" style:column-width="2.3693in"/>
    </style:style>
    <style:style style:name="co18" style:family="table-column">
      <style:table-column-properties fo:break-before="auto" style:column-width="2.8882in"/>
    </style:style>
    <style:style style:name="co19" style:family="table-column">
      <style:table-column-properties fo:break-before="auto" style:column-width="0.8264in"/>
    </style:style>
    <style:style style:name="ro1" style:family="table-row">
      <style:table-row-properties style:row-height="0.198in" fo:break-before="auto" style:use-optimal-row-height="false"/>
    </style:style>
    <style:style style:name="ro3" style:family="table-row">
      <style:table-row-properties style:row-height="0.2083in" fo:break-before="auto" style:use-optimal-row-height="false"/>
    </style:style>
    <style:style style:name="ro2" style:family="table-row">
      <style:table-row-properties style:row-height="0.1917in" fo:break-before="auto" style:use-optimal-row-height="true"/>
    </style:style>
    <style:style style:name="ro5" style:family="table-row">
      <style:table-row-properties style:row-height="0.4835in" fo:break-before="auto" style:use-optimal-row-height="true"/>
    </style:style>
    <style:style style:name="ta2" style:family="table" style:master-page-name="PageStyle_5f_répartition_20_panneaux">
      <style:table-properties table:display="true" style:writing-mode="lr-tb"/>
    </style:style>
    <style:style style:name="ta3" style:family="table" style:master-page-name="PageStyle_5f_REF">
      <style:table-properties table:display="true" style:writing-mode="lr-tb"/>
    </style:style>
    <style:style style:name="ta4" style:family="table" style:master-page-name="PageStyle_5f_éléments_20_de_20_programme">
      <style:table-properties table:display="true" style:writing-mode="lr-tb"/>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ackground-color="#70ad47"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3" style:family="table-cell" style:parent-style-name="Default">
      <style:table-cell-properties fo:background-color="#c5e0b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e2efd9"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5e0b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2efd9"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2efd9"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6" style:family="table-cell" style:parent-style-name="Default">
      <style:table-cell-properties fo:background-color="#c5e0b3"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5e0b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cc00" style:text-outline="false" style:text-line-through-style="none" style:text-line-through-type="none" style:font-name="&quot;Comic Sans MS&quot;"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 style:family="table-cell" style:parent-style-name="Default">
      <style:table-cell-properties fo:background-color="#e2efd9"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cc00" style:text-outline="false" style:text-line-through-style="none" style:text-line-through-type="none" style:font-name="&quot;Comic Sans MS&quot;"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2" style:family="table-cell" style:parent-style-name="Default">
      <style:table-cell-properties fo:background-color="#70ad47"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Default">
      <style:table-cell-properties fo:background-color="#c5e0b3"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c5e0b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12" style:family="table-cell" style:parent-style-name="Default">
      <style:table-cell-properties fo:background-color="#e2efd9"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c5e0b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5e0b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70ad47"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c5e0b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51" style:family="table-cell" style:parent-style-name="Default">
      <style:table-cell-properties fo:background-color="#70ad47"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19" style:family="table-cell" style:parent-style-name="Default">
      <style:table-cell-properties fo:background-color="#c5e0b3"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e2efd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e2efd9"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00cc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A$1:.$A$3])" table:allow-empty-cell="true" table:display-list="unsorted" table:base-cell-address="'éléments de programme'.A2">
          <table:error-message table:message-type="stop" table:display="true"/>
        </table:content-validation>
      </table:content-validations>
      <table:table table:name="éléments de programme" table:style-name="ta4">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visibility="collapse" table:default-cell-style-name="Default"/>
        <table:table-column table:style-name="co10" table:default-cell-style-name="Default"/>
        <table:table-column table:style-name="co11"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number-columns-repeated="23" table:default-cell-style-name="Default"/>
        <table:table-column table:style-name="co12" table:number-columns-repeated="30" table:default-cell-style-name="Default"/>
        <table:table-row table:style-name="ro1">
          <table:table-cell table:style-name="ce1" office:value-type="string" calcext:value-type="string">
            <text:p>STATUT</text:p>
          </table:table-cell>
          <table:table-cell table:style-name="ce1"/>
          <table:table-cell table:style-name="ce1" office:value-type="string" calcext:value-type="string">
            <text:p>Titre</text:p>
          </table:table-cell>
          <table:table-cell table:style-name="ce1" office:value-type="string" calcext:value-type="string">
            <text:p>Nom de l'image</text:p>
          </table:table-cell>
          <table:table-cell table:style-name="ce42" office:value-type="string" calcext:value-type="string">
            <text:p>Garder titre pour panneaux</text:p>
          </table:table-cell>
          <table:table-cell table:style-name="ce42" office:value-type="string" calcext:value-type="string">
            <text:p>Sous-titre</text:p>
          </table:table-cell>
          <table:table-cell table:style-name="ce49" office:value-type="string" calcext:value-type="string">
            <text:p>Ce sous-titre est nécessaire pour les panneaux 1= oui</text:p>
          </table:table-cell>
          <table:table-cell table:style-name="ce51" office:value-type="string" calcext:value-type="string">
            <text:p>Corps_de_texte</text:p>
          </table:table-cell>
          <table:table-cell table:style-name="ce1" office:value-type="string" calcext:value-type="string">
            <text:p>lieux</text:p>
          </table:table-cell>
          <table:table-cell table:style-name="ce1" office:value-type="string" calcext:value-type="string">
            <text:p>thèmes</text:p>
          </table:table-cell>
          <table:table-cell table:style-name="ce1" office:value-type="string" calcext:value-type="string">
            <text:p>statut</text:p>
          </table:table-cell>
          <table:table-cell table:style-name="ce1"/>
          <table:table-cell table:style-name="ce56"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Regrouper l'habitat au coeur des villages</text:p>
          </table:table-cell>
          <table:table-cell table:style-name="ce2"/>
          <table:table-cell table:style-name="ce2" office:value-type="float" office:value="1" calcext:value-type="float">
            <text:p>1</text:p>
          </table:table-cell>
          <table:table-cell table:style-name="ce6" office:value-type="string" calcext:value-type="string">
            <text:p>L'étalement urbain génère de trop nombreux coûts indirects pour la société. Le limiter et renforcer l'habitat au coeur des villages offre de nombreux avantages pour la cohésion sociale, la mobilité, la sécurité, bref pour la qualité de vie de toutes et tous. </text:p>
          </table:table-cell>
          <table:table-cell table:style-name="ce2"/>
          <table:table-cell table:style-name="ce6" office:value-type="string" calcext:value-type="string">
            <text:p>Sur base de la compétence urbanistique qu'Ecolo gère depuis 12 ans, nous avons pu mener une politique de recentrage des développements immobiliers vers les coeurs de village et éviter l’étalement urbain déraisonné. </text:p>
            <text:p>Plusieurs projets immobiliers ont ainsi été gelés, réduits ou bloqués parce qu’ils ne rencontraient pas ces objectifs, notamment à Arbre ou le long des chaussées.</text:p>
          </table:table-cell>
          <table:table-cell table:style-name="ce2" office:value-type="string" calcext:value-type="string">
            <text:p>partout</text:p>
          </table:table-cell>
          <table:table-cell table:style-name="ce2" office:value-type="string" calcext:value-type="string">
            <text:p>urbanisme, habitat</text:p>
          </table:table-cell>
          <table:table-cell table:style-name="ce2" office:value-type="string" calcext:value-type="string">
            <text:p>c'est fait, à suivre, 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1</text:p>
          </table:table-cell>
          <table:table-cell table:style-name="ce3" office:value-type="string" calcext:value-type="string">
            <text:p>Vigilance et nuance face aux promoteurs</text:p>
          </table:table-cell>
          <table:table-cell table:style-name="ce3"/>
          <table:table-cell table:style-name="ce3" office:value-type="float" office:value="1" calcext:value-type="float">
            <text:p>1</text:p>
          </table:table-cell>
          <table:table-cell table:style-name="ce3" office:value-type="string" calcext:value-type="string">
            <text:p>Oseraie, Belvédère, Marteau-Longe, Sagrex ... </text:p>
          </table:table-cell>
          <table:table-cell table:style-name="ce3" office:value-type="float" office:value="1" calcext:value-type="float">
            <text:p>1</text:p>
          </table:table-cell>
          <table:table-cell table:style-name="ce12" office:value-type="string" calcext:value-type="string">
            <text:p>Notre commune est riche de son paysage et de son patrimoine. Mais le prix des terrains est tellement cher que cela attire pas mal de convoitises. Face à ces menaces, Ecolo applique une politique volontariste et défensive et souhaite continuer dans cette voie.</text:p>
            <text:p>Sous notre impulsion, un projet à la fois respectueux et ambitieux a été coulé dans un permis d'urbanisme pour le château de Marteau-Longe. Le développement des établissements horeca sur les crètes et les paysages (7 Meuses, Belvédère) a été maîtrisé au minimum nécessaire et au respect des lieux. </text:p>
            <text:p>Quant aux carrières, Ecolo a toujours fait preuve de la plus grande vigilance quant aux véléités d'extension et au respect des permis, ce tant pour Tailfer Lustin que pour une hypothétique relance de la carrière d'Arbre.</text:p>
          </table:table-cell>
          <table:table-cell table:style-name="ce3" office:value-type="string" calcext:value-type="string">
            <text:p>partout, profondeville, lustin, arbre, rivière</text:p>
          </table:table-cell>
          <table:table-cell table:style-name="ce3" office:value-type="string" calcext:value-type="string">
            <text:p>urbanisme, habitat, tourisme</text:p>
          </table:table-cell>
          <table:table-cell table:style-name="ce3" office:value-type="string" calcext:value-type="string">
            <text:p>c'est fait, 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Des coeurs de village vivants</text:p>
          </table:table-cell>
          <table:table-cell table:style-name="ce2"/>
          <table:table-cell table:style-name="ce2" office:value-type="float" office:value="1" calcext:value-type="float">
            <text:p>1</text:p>
          </table:table-cell>
          <table:table-cell table:style-name="ce11" office:value-type="string" calcext:value-type="string">
            <text:p>Une vision claire pour des quartiers du XXIième siècle</text:p>
          </table:table-cell>
          <table:table-cell table:style-name="ce2" office:value-type="float" office:value="1" calcext:value-type="float">
            <text:p>1</text:p>
          </table:table-cell>
          <table:table-cell table:style-name="ce6" office:value-type="string" calcext:value-type="string">
            <text:p>Regrouper l'habitat au coeur des villages permet d'éviter l'étalement urbain déraisonné. Ce regroupement étant associé à une augmentation de la population dans les centres de village, garantir la sécurité et la quiétude de tout un chacun est un enjeu essentiel.</text:p>
          </table:table-cell>
          <table:table-cell table:style-name="ce2" office:value-type="string" calcext:value-type="string">
            <text:p>partout</text:p>
          </table:table-cell>
          <table:table-cell table:style-name="ce2" office:value-type="string" calcext:value-type="string">
            <text:p>habitat, commerces, urbanisme</text:p>
          </table:table-cell>
          <table:table-cell table:style-name="ce2" office:value-type="string" calcext:value-type="string">
            <text:p>c'est fait, 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1</text:p>
          </table:table-cell>
          <table:table-cell table:style-name="ce3" office:value-type="string" calcext:value-type="string">
            <text:p>Un habitat orienté biodiversité et climat</text:p>
          </table:table-cell>
          <table:table-cell table:style-name="ce3" office:value-type="string" calcext:value-type="string">
            <text:p>habitat_biodiversite</text:p>
          </table:table-cell>
          <table:table-cell table:style-name="ce3" office:value-type="float" office:value="1" calcext:value-type="float">
            <text:p>1</text:p>
          </table:table-cell>
          <table:table-cell table:style-name="ce3" office:value-type="string" calcext:value-type="string">
            <text:p>Pour développer la plantation d’arbres, les citernes à eau de pluie, les parkings vélo ...</text:p>
          </table:table-cell>
          <table:table-cell table:style-name="ce3" office:value-type="float" office:value="1" calcext:value-type="float">
            <text:p>1</text:p>
          </table:table-cell>
          <table:table-cell table:style-name="ce12" office:value-type="string" calcext:value-type="string">
            <text:p>Face à l'enjeu climatique, via un règlement « résilience », Ecolo souhaite conditionner chaque permis pour une nouvelle construction à plusieurs conditions permettant de mieux préparer aux dérèglements annoncés : citernes à eau de pluie, plantation d'arbres, végétalisation des espaces de parking, haies indigènes, etc.</text:p>
            <text:p>Depuis 4 ans, nous appliquons déjà dans les permis d'urbanisme l'obligation de prévoir des espaces de rangement vélo sécurisés, une attention qui sera à péréniser dans ce règlement.</text:p>
          </table:table-cell>
          <table:table-cell table:style-name="ce3" office:value-type="string" calcext:value-type="string">
            <text:p>partout</text:p>
          </table:table-cell>
          <table:table-cell table:style-name="ce3" office:value-type="string" calcext:value-type="string">
            <text:p>habitat, nature, climat, urbanisme</text:p>
          </table:table-cell>
          <table:table-cell table:style-name="ce3" office:value-type="string" calcext:value-type="string">
            <text:p>en cours, 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Une place pour l'habitat léger</text:p>
          </table:table-cell>
          <table:table-cell table:style-name="ce2"/>
          <table:table-cell table:style-name="ce2" office:value-type="float" office:value="1" calcext:value-type="float">
            <text:p>1</text:p>
          </table:table-cell>
          <table:table-cell table:style-name="ce2" office:value-type="string" calcext:value-type="string">
            <text:p>Mise à disposition d’un terrain communal pour l'habitat léger.</text:p>
          </table:table-cell>
          <table:table-cell table:style-name="ce2"/>
          <table:table-cell table:style-name="ce6" office:value-type="string" calcext:value-type="string">
            <text:p>L'habitat léger suscite un engouement énorme car il permet de se loger en toute sobriété et en se connectant à la nature. Mais son intégration dans les quartiers reste un enjeu.</text:p>
            <text:p>Dans la continuité du projet inité en 2022, Ecolo continuera à chercher de quelle manière cette nouvelle forme d'habitat peut se combiner à l'habitat traditionnel, et notamment par l'organisation d'ateliers et la mise à disposition d'un terrain communal inutilisé.</text:p>
          </table:table-cell>
          <table:table-cell table:style-name="ce2" office:value-type="string" calcext:value-type="string">
            <text:p>partout, profondeville</text:p>
          </table:table-cell>
          <table:table-cell table:style-name="ce2" office:value-type="string" calcext:value-type="string">
            <text:p>habitat</text:p>
          </table:table-cell>
          <table:table-cell table:style-name="ce2" office:value-type="string" calcext:value-type="string">
            <text:p>en cours, 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1</text:p>
          </table:table-cell>
          <table:table-cell table:style-name="ce3" office:value-type="string" calcext:value-type="string">
            <text:p>A pied et à vélo, à l'école et partout</text:p>
          </table:table-cell>
          <table:table-cell table:style-name="ce3"/>
          <table:table-cell table:style-name="ce3" office:value-type="float" office:value="1" calcext:value-type="float">
            <text:p>1</text:p>
          </table:table-cell>
          <table:table-cell table:style-name="ce12" office:value-type="string" calcext:value-type="string">
            <text:p>Soutien vélobus, brevet cycliste, réseau piéton inter-villages, opération mobilité dans les écoles</text:p>
          </table:table-cell>
          <table:table-cell table:style-name="ce3" office:value-type="float" office:value="1" calcext:value-type="float">
            <text:p>1</text:p>
          </table:table-cell>
          <table:table-cell table:style-name="ce12" office:value-type="string" calcext:value-type="string">
            <text:p>Nos villages se prêtent souvent très bien aux déplacement à pied et à vélo. Aux commandes de la mobilité communale depuis 2012, Ecolo a multiplié les projets pour soutenir et dévleopper la pratique de la marche et du vélo.</text:p>
            <text:p>Du développement du réseau piéton inter-village à l'opération "Emile le serpent mobile" dans les écoles, du brevet cycliste au vélobus, Ecolo construit les alternatives au tout-à-la-voiture. Et on ne compte pas s'arrêter en si bon chemin !</text:p>
          </table:table-cell>
          <table:table-cell table:style-name="ce3" office:value-type="string" calcext:value-type="string">
            <text:p>partout</text:p>
          </table:table-cell>
          <table:table-cell table:style-name="ce3" office:value-type="string" calcext:value-type="string">
            <text:p>mobilité, à pied, à vélo</text:p>
          </table:table-cell>
          <table:table-cell table:style-name="ce3" office:value-type="string" calcext:value-type="string">
            <text:p>en cours, 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Un vélobus à l'école de Lesve</text:p>
          </table:table-cell>
          <table:table-cell table:style-name="ce2" office:value-type="string" calcext:value-type="string">
            <text:p>velobus</text:p>
          </table:table-cell>
          <table:table-cell table:style-name="ce2"/>
          <table:table-cell table:style-name="ce6" office:value-type="string" calcext:value-type="string">
            <text:p>A l'école à vélo? Trop cool!</text:p>
          </table:table-cell>
          <table:table-cell table:style-name="ce2"/>
          <table:table-cell table:style-name="ce6" office:value-type="string" calcext:value-type="string">
            <text:p>C'est dans le cadre du budget participatif 2022 que l'idée à germé dans la tête de quelques parents de l'école de Lesve : pourquoi pas organiser un vélobus?</text:p>
            <text:p>Tous les mercredis, les enfants enfourchent leur vélo pour venir ensemble à l'école, encadrés par quelques parents et professeurs.</text:p>
            <text:p>Le projet, lauréat du budget participatif communal (4000 EUR), a aussi eu le coup de pouce du Ministre Philippe Henry, pour son caractère exemplaire. Les parents sont rassurés de confier leur rejeton à des adultes responsables. L'école est ravie de voir moins de voitures dans la cohue des arrivées. Et les enfants? Ils trouvent ça TROP COOL!</text:p>
          </table:table-cell>
          <table:table-cell table:style-name="ce2" office:value-type="string" calcext:value-type="string">
            <text:p>lesve</text:p>
          </table:table-cell>
          <table:table-cell table:style-name="ce2" office:value-type="string" calcext:value-type="string">
            <text:p>mobilité, à vélo, écoles, budget participatif</text:p>
          </table:table-cell>
          <table:table-cell table:style-name="ce2" office:value-type="string" calcext:value-type="string">
            <text:p>c'est fai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1</text:p>
          </table:table-cell>
          <table:table-cell table:style-name="ce3" office:value-type="string" calcext:value-type="string">
            <text:p>Le réseau piéton inter-villages</text:p>
          </table:table-cell>
          <table:table-cell table:style-name="ce3" office:value-type="string" calcext:value-type="string">
            <text:p>pieds</text:p>
          </table:table-cell>
          <table:table-cell table:style-name="ce3"/>
          <table:table-cell table:style-name="ce12" office:value-type="string" calcext:value-type="string">
            <text:p>Cheminer au quotidien, un plaisir!</text:p>
          </table:table-cell>
          <table:table-cell table:style-name="ce3"/>
          <table:table-cell table:style-name="ce12" office:value-type="string" calcext:value-type="string">
            <text:p>La commune est riche en sentiers et autre chemins piétons. A l'intiative de Florence Lechat, la commune a finalisé en 2020 le balisage d'un réseau piéton destiné autant à la balade qu'aux déplacements "utilitaires".</text:p>
            <text:p>Concrètement, un réseau des chemins balisés relient les centres d'activité et d'intérêt sur le modèle des "points-noeuds". A vous de vous faire votre itinéraire à travers bois et prairies, pour vos besoins ou pour votre plaisir, au grand air et loin des automobiles!</text:p>
          </table:table-cell>
          <table:table-cell table:style-name="ce3" office:value-type="string" calcext:value-type="string">
            <text:p>partout, profondeville, lustin, arbre, rivière, besinne, beau-vallon, bois-de-villers</text:p>
          </table:table-cell>
          <table:table-cell table:style-name="ce3" office:value-type="string" calcext:value-type="string">
            <text:p>mobilité, à pied</text:p>
          </table:table-cell>
          <table:table-cell table:style-name="ce3" office:value-type="string" calcext:value-type="string">
            <text:p>c'est fai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L'opération "Emile le serpent mobile"</text:p>
          </table:table-cell>
          <table:table-cell table:style-name="ce2" table:number-columns-repeated="2"/>
          <table:table-cell table:style-name="ce6" office:value-type="string" calcext:value-type="string">
            <text:p>Venir à l'école sans la voiture, les enfants sont fans!</text:p>
          </table:table-cell>
          <table:table-cell table:style-name="ce2"/>
          <table:table-cell table:style-name="ce6" office:value-type="string" calcext:value-type="string">
            <text:p>Les enfants des Bois-de-Villers, Profondeville et Lesve se mobilisent pour venir à l'école sans voiture ! Pendant 2 semaines, accompagnés par leurs instits, chaque classe s'est donne des objectifs pour venir à vélo, à pied, en covoiturage, en bus ou encore pour se garer plus loin de l'école et faire les derniers mètres à pied. Chaque jour, en classe, ils font le compte des "courageux" et apprennent au passage comment établir des statistiques. Une opération menée avec l'ASBL Empreintes que nous entendons renouveler aussi souvent que nécessaire !</text:p>
            <text:p>Résultat? Des abords d'école pacifiés, quelques tonnes de CO2 épargnées, et surtout ... des enfants ravis et fiers ! </text:p>
          </table:table-cell>
          <table:table-cell table:style-name="ce2" office:value-type="string" calcext:value-type="string">
            <text:p>lesve, bois-de-villers, profondeville</text:p>
          </table:table-cell>
          <table:table-cell table:style-name="ce2" office:value-type="string" calcext:value-type="string">
            <text:p>mobilité, écoles, à pied, à vélo</text:p>
          </table:table-cell>
          <table:table-cell table:style-name="ce2" office:value-type="string" calcext:value-type="string">
            <text:p>c'est fai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1</text:p>
          </table:table-cell>
          <table:table-cell table:style-name="ce3" office:value-type="string" calcext:value-type="string">
            <text:p>Des voiries en bon état au bénéfice des piétons et des cyclistes</text:p>
          </table:table-cell>
          <table:table-cell table:style-name="ce3" table:number-columns-repeated="2"/>
          <table:table-cell table:style-name="ce12" office:value-type="string" calcext:value-type="string">
            <text:p>Réparer et adapter</text:p>
          </table:table-cell>
          <table:table-cell table:style-name="ce3"/>
          <table:table-cell table:style-name="ce12" office:value-type="string" calcext:value-type="string">
            <text:p>On connait tous la difficulté de conserver des routes en bon état. L'augmentation du trafic automobile, des véhicules toujours plus gros, et des voiries inadaptées rend difficile le maintien d'un réseau de qualité. Et pourtant, les cyclistes et les piétons sont les premiers à pâtir des nids de poule et routes dégradées, qui présentent pour eux un réel risque d'accident ou de chute. Lors des derniers chantiers, Ecolo a plaidé et obtenu des aménagements systématiques lors des réfections de voiries : dispositifs ralentisseurs, trottoirs, et bandes cyclables suggérées permettent de garantir à chacun sa place dans l'espace public.</text:p>
          </table:table-cell>
          <table:table-cell table:style-name="ce3" office:value-type="string" calcext:value-type="string">
            <text:p>partout</text:p>
          </table:table-cell>
          <table:table-cell table:style-name="ce3" office:value-type="string" calcext:value-type="string">
            <text:p>mobilité, travaux, à pied, à vélo</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Penser les grands chantiers avec les gens</text:p>
          </table:table-cell>
          <table:table-cell table:style-name="ce2"/>
          <table:table-cell table:style-name="ce2" office:value-type="float" office:value="1" calcext:value-type="float">
            <text:p>1</text:p>
          </table:table-cell>
          <table:table-cell table:style-name="ce6" office:value-type="string" calcext:value-type="string">
            <text:p>Vous êtes experts de votre quartier</text:p>
          </table:table-cell>
          <table:table-cell table:style-name="ce2"/>
          <table:table-cell table:style-name="ce6" office:value-type="string" calcext:value-type="string">
            <text:p>Parce que le politique ne détient pas la science infuse, il est indispensable d'impliquer les habitants dans les chantiers de rénovation des rues et des quartiers. Ecolo a fait de l'implication citoyenne une réalité et notre échevin Bernard Dubuisson a multiplié les ateliers avec les habitants. </text:p>
            <text:p>Rénovation du centre ancien, réfections des voiries, mesures de sécurité routière, tous les chantiers ont fait l'objet d'une ou plusieurs réunion avec les citoyens, dont les avis ont été écoutés et intégrés dans les réalisations.</text:p>
          </table:table-cell>
          <table:table-cell table:style-name="ce2" office:value-type="string" calcext:value-type="string">
            <text:p>partout</text:p>
          </table:table-cell>
          <table:table-cell table:style-name="ce2" office:value-type="string" calcext:value-type="string">
            <text:p>travaux, mobilité</text:p>
          </table:table-cell>
          <table:table-cell table:style-name="ce2" office:value-type="string" calcext:value-type="string">
            <text:p>c'est fait, 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table:table-cell table:style-name="ce3" office:value-type="string" calcext:value-type="string">
            <text:p>Rue Fond de Vau</text:p>
          </table:table-cell>
          <table:table-cell table:style-name="ce3" table:number-columns-repeated="2"/>
          <table:table-cell table:style-name="ce12" office:value-type="string" calcext:value-type="string">
            <text:p>Réfection complète et égouttage</text:p>
          </table:table-cell>
          <table:table-cell table:style-name="ce3"/>
          <table:table-cell table:style-name="ce12" office:value-type="string" calcext:value-type="string">
            <text:p>La rue Fond de Vau avait bien besoin d'un lifting. Ce chemin agricole recouvert d'asphalte et dépourvu de traitement des eaux a accueilli ces dernières années beaucoup de nouvelles constructions ... La voirie, "au bout du rouleau", a donc fait l'objet d'une réfection totale : stabilisation du coffre, pose d'avaloirs, égouttage, et pose d'un nouveau revêtement. Un soin particulier a été porté à la collecte des eaux de ruissellement car le quartier est en zone karstique, avec un sous-sol très fragile qu'il convient de préserver de l'érosion. Un projet de xx M d'euros financé en partie par la Wallonie.</text:p>
          </table:table-cell>
          <table:table-cell table:style-name="ce3" office:value-type="string" calcext:value-type="string">
            <text:p>lesve</text:p>
          </table:table-cell>
          <table:table-cell table:style-name="ce3" office:value-type="string" calcext:value-type="string">
            <text:p>mobilité, nature, travaux</text:p>
          </table:table-cell>
          <table:table-cell table:style-name="ce3" office:value-type="string" calcext:value-type="string">
            <text:p>c'est fai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table:table-cell table:style-name="ce2" office:value-type="string" calcext:value-type="string">
            <text:p>Rue Misson</text:p>
          </table:table-cell>
          <table:table-cell table:style-name="ce2" table:number-columns-repeated="2"/>
          <table:table-cell table:style-name="ce6" office:value-type="string" calcext:value-type="string">
            <text:p>Réfection profonde, création de chicanes et trottoirs</text:p>
          </table:table-cell>
          <table:table-cell table:style-name="ce2"/>
          <table:table-cell table:style-name="ce6" office:value-type="string" calcext:value-type="string">
            <text:p>La Rue Misson est un axe structurant du village de Lesve, reliant le terrain de foot au centre du village. Bien mal en point, il a fait l'objet d'une réfection complète avec un focus sur la mobilité et la sécurité : équipement d'un trottoir sur toute la longueur, dévoiements ralentisseurs du trafic automobile, reprofilage des carrefours. Une réfection de voirie qui offre à la fois confort aux automobilistes et sécurité aux piétons !</text:p>
          </table:table-cell>
          <table:table-cell table:style-name="ce2" office:value-type="string" calcext:value-type="string">
            <text:p>lesve</text:p>
          </table:table-cell>
          <table:table-cell table:style-name="ce2" office:value-type="string" calcext:value-type="string">
            <text:p>mobilité, à pied, à vélo, travaux</text:p>
          </table:table-cell>
          <table:table-cell table:style-name="ce2" office:value-type="string" calcext:value-type="string">
            <text:p>c'est fai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table:table-cell table:style-name="ce3" office:value-type="string" calcext:value-type="string">
            <text:p>Trottoirs rue Gemenne et Roquebrune et Jaumain</text:p>
          </table:table-cell>
          <table:table-cell table:style-name="ce3" table:number-columns-repeated="2"/>
          <table:table-cell table:style-name="ce12" office:value-type="string" calcext:value-type="string">
            <text:p>Création de trottoirs sur l'ensemble du méandre</text:p>
          </table:table-cell>
          <table:table-cell table:style-name="ce3"/>
          <table:table-cell table:style-name="ce12" office:value-type="string" calcext:value-type="string">
            <text:p>Le village de Profondeville est idéal pour se déplacer à pied : école, commerces, services et arrêts de bus sont à un jet de pierre. Une dynamique soutenue par l'équipement d'un troittoir sur l'intégralité de l'axe Gemenne - Roquebrune - Jaumain, soit une distance de xxx km. Un investissement de xxx milliers d'euros réalisé en 2018 et 2019 au bénéfice de la mobilité active.</text:p>
          </table:table-cell>
          <table:table-cell table:style-name="ce3" office:value-type="string" calcext:value-type="string">
            <text:p>profondeville</text:p>
          </table:table-cell>
          <table:table-cell table:style-name="ce3" office:value-type="string" calcext:value-type="string">
            <text:p>mobilité, à pied, travaux</text:p>
          </table:table-cell>
          <table:table-cell table:style-name="ce3" office:value-type="string" calcext:value-type="string">
            <text:p>c'est fai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table:table-cell table:style-name="ce2" office:value-type="string" calcext:value-type="string">
            <text:p>Rue Franz Pelouse</text:p>
          </table:table-cell>
          <table:table-cell table:style-name="ce2" table:number-columns-repeated="2"/>
          <table:table-cell table:style-name="ce6" office:value-type="string" calcext:value-type="string">
            <text:p>Réfection complète, égouttage et création d'un trottoir cyclo-piéton</text:p>
          </table:table-cell>
          <table:table-cell table:style-name="ce2"/>
          <table:table-cell table:style-name="ce6" office:value-type="string" calcext:value-type="string">
            <text:p>A Bois-de-Villers, la rue Franz Pelouse relie la grand route et le coeur historique du village. Elle fait actuellement l'objet d'une réhabilitation de fond en comble : pose d'un égout, d'avaloirs, refonte complète du coffre de voirie, installation de la fibre optique pour un internet ultra-rapide. Mais l'innovation principale est la création d'un large trottoir partagé pour piétons et cyclistes qui permettra une liaison confortable entre la chaussée et le centre, avec notamment les 2 écoles du village. Un projet soutenu par le programme PIMACI du Ministre Henry.</text:p>
          </table:table-cell>
          <table:table-cell table:style-name="ce2" office:value-type="string" calcext:value-type="string">
            <text:p>bois-de-villers</text:p>
          </table:table-cell>
          <table:table-cell table:style-name="ce2" office:value-type="string" calcext:value-type="string">
            <text:p>mobilité, travaux, à pied, à vélo, écoles</text:p>
          </table:table-cell>
          <table:table-cell table:style-name="ce2" office:value-type="string" calcext:value-type="string">
            <text:p>en cours</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table:table-cell table:style-name="ce3" office:value-type="string" calcext:value-type="string">
            <text:p>Rue des Quatre Arbres</text:p>
          </table:table-cell>
          <table:table-cell table:style-name="ce3" table:number-columns-repeated="2"/>
          <table:table-cell table:style-name="ce12" office:value-type="string" calcext:value-type="string">
            <text:p>Réfection en profondeur et passage en zone 30</text:p>
          </table:table-cell>
          <table:table-cell table:style-name="ce3"/>
          <table:table-cell table:style-name="ce12" office:value-type="string" calcext:value-type="string">
            <text:p>Les trous dans la rue des 4 Arbres, c'est bientôt du passé ! La rue principale de Lustin fait actuellement l'objet d'une réfection sur 60cm de profondeur. Au passage, certaines sections d'égouttage vieillissantes ont été remplacées. Côté sécurité, la rue sera englobée dans une zone 30 à partir de la chapelle et l'axe sera interdit au transit des poids lourds !</text:p>
          </table:table-cell>
          <table:table-cell table:style-name="ce3" office:value-type="string" calcext:value-type="string">
            <text:p>lustin</text:p>
          </table:table-cell>
          <table:table-cell table:style-name="ce3" office:value-type="string" calcext:value-type="string">
            <text:p>mobilité, travaux, à pied, à vélo</text:p>
          </table:table-cell>
          <table:table-cell table:style-name="ce3" office:value-type="string" calcext:value-type="string">
            <text:p>en cours</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table:table-cell table:style-name="ce2" office:value-type="string" calcext:value-type="string">
            <text:p>Rue Falmagne</text:p>
          </table:table-cell>
          <table:table-cell table:style-name="ce2" table:number-columns-repeated="2"/>
          <table:table-cell table:style-name="ce6" office:value-type="string" calcext:value-type="string">
            <text:p>Réfection et création d'une bande cyclable</text:p>
          </table:table-cell>
          <table:table-cell table:style-name="ce2"/>
          <table:table-cell table:style-name="ce6" office:value-type="string" calcext:value-type="string">
            <text:p>La voie structurante qui relie le centre de Lustin au quartier de la gare a bien souffert du trafic de transit. Une fois sa réfection terminée, le transit des camions de plus de 10 tonnes y sera banni, comme dans le reste du village. Un grand ouf de soulagement pour tous les riverains ...</text:p>
          </table:table-cell>
          <table:table-cell table:style-name="ce2" office:value-type="string" calcext:value-type="string">
            <text:p>lustin</text:p>
          </table:table-cell>
          <table:table-cell table:style-name="ce2" office:value-type="string" calcext:value-type="string">
            <text:p>mobilité, travaux, à vélo</text:p>
          </table:table-cell>
          <table:table-cell table:style-name="ce2" office:value-type="string" calcext:value-type="string">
            <text:p>en cours</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table:table-cell table:style-name="ce3" office:value-type="string" calcext:value-type="string">
            <text:p>Rue Binamé Bajart</text:p>
          </table:table-cell>
          <table:table-cell table:style-name="ce3" table:number-columns-repeated="2"/>
          <table:table-cell table:style-name="ce12" office:value-type="string" calcext:value-type="string">
            <text:p>Réfection profonde et création d'une bande cyclable</text:p>
          </table:table-cell>
          <table:table-cell table:style-name="ce3"/>
          <table:table-cell table:style-name="ce12" office:value-type="string" calcext:value-type="string">
            <text:p>La réfection de cet axe qui monte à l'Intermarché sera bientôt terminée, pour le confort des riverains, des automobilistes mais aussi et surtout des cyclistes : sur toute sa longueur, deux bandes de couleur bien larges ouvrent la voie aux cyclistes et aux piétons. Des chicanes complètent le dispositif pour calmer les fous du volant. Ces premières bandes cyclables suggérées de nos voiries communales sont financées par le programme mobilité du Ministre Philippe Henry.</text:p>
          </table:table-cell>
          <table:table-cell table:style-name="ce3" office:value-type="string" calcext:value-type="string">
            <text:p>bois-de-villers</text:p>
          </table:table-cell>
          <table:table-cell table:style-name="ce3" office:value-type="string" calcext:value-type="string">
            <text:p>mobilité, travaux, à vélo</text:p>
          </table:table-cell>
          <table:table-cell table:style-name="ce3" office:value-type="string" calcext:value-type="string">
            <text:p>en cours</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table:table-cell table:style-name="ce2" office:value-type="string" calcext:value-type="string">
            <text:p>Rue du Herdal et rue du Centenaire</text:p>
          </table:table-cell>
          <table:table-cell table:style-name="ce2" table:number-columns-repeated="2"/>
          <table:table-cell table:style-name="ce6" office:value-type="string" calcext:value-type="string">
            <text:p>Rénovation du revêtement et mise en zone 30</text:p>
          </table:table-cell>
          <table:table-cell table:style-name="ce2"/>
          <table:table-cell table:style-name="ce6" office:value-type="string" calcext:value-type="string">
            <text:p>La partie basse de la rue du Herdal et la rue du Centenaire avaient plus que besoin d'une réfection. Leur état les rendait dangereuses, notamment pour les cyclistes. La réfection de ces tronçons, ainsi que du carrefour avec la rue Buissonière, qui avait souffert lors des inondations, faciliteront l'usage du vélo pour rejoindre l'école de Profondeville. <text:s/></text:p>
          </table:table-cell>
          <table:table-cell table:style-name="ce2" office:value-type="string" calcext:value-type="string">
            <text:p>profondeville</text:p>
          </table:table-cell>
          <table:table-cell table:style-name="ce2" office:value-type="string" calcext:value-type="string">
            <text:p>mobilité, travaux, écoles</text:p>
          </table:table-cell>
          <table:table-cell table:style-name="ce2" office:value-type="string" calcext:value-type="string">
            <text:p>en cours</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1</text:p>
          </table:table-cell>
          <table:table-cell table:style-name="ce3" office:value-type="string" calcext:value-type="string">
            <text:p>Profondeville, commune piétonne 2 baskets</text:p>
          </table:table-cell>
          <table:table-cell table:style-name="ce3" office:value-type="string" calcext:value-type="string">
            <text:p>basket</text:p>
          </table:table-cell>
          <table:table-cell table:style-name="ce3" office:value-type="float" office:value="1" calcext:value-type="float">
            <text:p>1</text:p>
          </table:table-cell>
          <table:table-cell table:style-name="ce12" office:value-type="string" calcext:value-type="string">
            <text:p>La commune s'est vu décerner le label "Commune piétonne" 2 baskets en 2023</text:p>
          </table:table-cell>
          <table:table-cell table:style-name="ce3"/>
          <table:table-cell table:style-name="ce12" office:value-type="string" calcext:value-type="string">
            <text:p>C'est pas mal, mais on peut faire mieux, le maximum, c'est 4 "baskets".</text:p>
            <text:p>On valorise les petits sentiers entre village, on les entretien, on les rends agréable à parcourir, on trouve des solutions pour raccourcir les itinéraires, pour traverser les points complexes, dangereux, voires pour traverser la Meuse...</text:p>
          </table:table-cell>
          <table:table-cell table:style-name="ce3" office:value-type="string" calcext:value-type="string">
            <text:p>partout</text:p>
          </table:table-cell>
          <table:table-cell table:style-name="ce3" office:value-type="string" calcext:value-type="string">
            <text:p>mobilité, à pied</text:p>
          </table:table-cell>
          <table:table-cell table:style-name="ce3" office:value-type="string" calcext:value-type="string">
            <text:p>c'est fai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Un proxibus à la demande</text:p>
          </table:table-cell>
          <table:table-cell table:style-name="ce2"/>
          <table:table-cell table:style-name="ce2" office:value-type="float" office:value="1" calcext:value-type="float">
            <text:p>1</text:p>
          </table:table-cell>
          <table:table-cell table:style-name="ce6" office:value-type="string" calcext:value-type="string">
            <text:p>Négocier l'offre de transport en commun, Mener un projet pilote de navette à la demande. Promotionner le transport en commune : transport scolaire, taxi social, tec, sncb)</text:p>
          </table:table-cell>
          <table:table-cell table:style-name="ce2"/>
          <table:table-cell table:style-name="ce6" office:value-type="string" calcext:value-type="string">
            <text:p>Le Proxibus de Profondeville circule actuellement pour désservir l'école de Burnot. Tout en conservant la desserte de l'école, nous souhaitons étendre le service du Proxibus pour en faire un service à la demande, qui peut vous aider à rejoindre les pôles d'activité (centre sportif, commerces, hôtel de ville, poste, CHU, ...) et vous amener sur les lignes de train ou de bus régulières.</text:p>
            <text:p>Des expériences pilotes sont actuellement en cours ailleurs en Wallonie, par exemple à Ottignies. Nous entendons profiter de cette expertise pour demander la mise en place d'un service TEC à la demande pour notre entité, éventuellement en collaboration avec les communes voisines.</text:p>
          </table:table-cell>
          <table:table-cell table:style-name="ce2" office:value-type="string" calcext:value-type="string">
            <text:p>partout</text:p>
          </table:table-cell>
          <table:table-cell table:style-name="ce2" office:value-type="string" calcext:value-type="string">
            <text:p>mobilité, pour tou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1</text:p>
          </table:table-cell>
          <table:table-cell table:style-name="ce3" office:value-type="string" calcext:value-type="string">
            <text:p>Des routes apaisées, la priorité</text:p>
          </table:table-cell>
          <table:table-cell table:style-name="ce3" office:value-type="string" calcext:value-type="string">
            <text:p>retrecissement</text:p>
          </table:table-cell>
          <table:table-cell table:style-name="ce3" office:value-type="float" office:value="1" calcext:value-type="float">
            <text:p>1</text:p>
          </table:table-cell>
          <table:table-cell table:style-name="ce12" office:value-type="string" calcext:value-type="string">
            <text:p>Zone 30 ou zone de rencontre dans les coeurs de village et sur les petites voiries résidentielles.</text:p>
          </table:table-cell>
          <table:table-cell table:style-name="ce3" office:value-type="float" office:value="1" calcext:value-type="float">
            <text:p>1</text:p>
          </table:table-cell>
          <table:table-cell table:style-name="ce12" office:value-type="string" calcext:value-type="string">
            <text:p>Cela vous semble évident non? lorsqu'on traverse son village, on roule doucement. Rouler à 30 km dans les coeurs de village cela permet de réduire les risques d'accident, mais également de réduire la pollution et le bruit. De plus, on gagne en convivialité. Si les bruxellois y arrivent, on doit pouvoir le faire.</text:p>
            <text:p>Concrètement, on redessine les coeurs de village, on réglemente, on pose des ralentisseurs si besoin, on rétrécit, on ralentit... </text:p>
          </table:table-cell>
          <table:table-cell table:style-name="ce3" office:value-type="string" calcext:value-type="string">
            <text:p>partout</text:p>
          </table:table-cell>
          <table:table-cell table:style-name="ce3" office:value-type="string" calcext:value-type="string">
            <text:p>mobilité, à pied, à vélo</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Sécuriser les abords d'écoles</text:p>
          </table:table-cell>
          <table:table-cell table:style-name="ce2"/>
          <table:table-cell table:style-name="ce2" office:value-type="float" office:value="1" calcext:value-type="float">
            <text:p>1</text:p>
          </table:table-cell>
          <table:table-cell table:style-name="ce6" office:value-type="string" calcext:value-type="string">
            <text:p>Organiser le stationnement <text:s/>en périphérie, déployer des parkings vélos, organiser des cheminements sécurisés</text:p>
          </table:table-cell>
          <table:table-cell table:style-name="ce2"/>
          <table:table-cell table:style-name="ce6" office:value-type="string" calcext:value-type="string">
            <text:p>Les parkings autour des écoles sont souvent des cauchemars aux heures de pointe. Pourtant, les solutions existent!</text:p>
            <text:p>Durant cette législature, un groupe de travail s'est réuni régulièrement pour imaginer comment pacifier les abords des écoles de Bois-de-Villers, avec à la clé plusieurs actions concrètes visant mieux réguler le trafic automobile autour des écoles, mais surtout, le diminuer. Comment? Par exemple en proposant aux parents de se garer sur la place et en sécurisant la ruelle pour un accès piéton optimal. </text:p>
          </table:table-cell>
          <table:table-cell table:style-name="ce2" office:value-type="string" calcext:value-type="string">
            <text:p>partout</text:p>
          </table:table-cell>
          <table:table-cell table:style-name="ce2" office:value-type="string" calcext:value-type="string">
            <text:p>mobilité, écoles, en sécurité</text:p>
          </table:table-cell>
          <table:table-cell table:style-name="ce2" office:value-type="string" calcext:value-type="string">
            <text:p>en cours, 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1</text:p>
          </table:table-cell>
          <table:table-cell table:style-name="ce3" office:value-type="string" calcext:value-type="string">
            <text:p>Des voiries en bon état pour tous les usagers</text:p>
          </table:table-cell>
          <table:table-cell table:style-name="ce3"/>
          <table:table-cell table:style-name="ce3" office:value-type="float" office:value="1" calcext:value-type="float">
            <text:p>1</text:p>
          </table:table-cell>
          <table:table-cell table:style-name="ce3" office:value-type="string" calcext:value-type="string">
            <text:p>a chaque réfection de route, on intègre des aménagements de mobilité en fonction des possibilités</text:p>
          </table:table-cell>
          <table:table-cell table:style-name="ce3"/>
          <table:table-cell table:style-name="ce12" office:value-type="string" calcext:value-type="string">
            <text:p>Des routes en bon état, c'est super important ! Il ne s'agit pas seulement de préserver les amortisseurs des voitures, mais aussi de sécuriser les déplacements à vélo et autres engins de mobilité légère (trotinettes, etc.). Mais souvent, une route en bon état est synonyme de vitesse accrue et donc de danger ! C'est pourquoi Ecolo s'engage à ce qu'aucune voirie ne soit réfectionnée sans réaliser une analyse de sécurité et de mobilité, et de prévoir systématiquement les aménagements de sécurité dans les budgets et les marchés de voirie.</text:p>
          </table:table-cell>
          <table:table-cell table:style-name="ce3" office:value-type="string" calcext:value-type="string">
            <text:p>partout</text:p>
          </table:table-cell>
          <table:table-cell table:style-name="ce3" office:value-type="string" calcext:value-type="string">
            <text:p>mobilité, à pied, à vélo</text:p>
          </table:table-cell>
          <table:table-cell table:style-name="ce3" office:value-type="string" calcext:value-type="string">
            <text:p>c'est fait, 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Chemins et sentiers, on entretient, on découvre, on (ré)ouvre</text:p>
          </table:table-cell>
          <table:table-cell table:style-name="ce2" office:value-type="string" calcext:value-type="string">
            <text:p>enfants_velo</text:p>
          </table:table-cell>
          <table:table-cell table:style-name="ce2" office:value-type="float" office:value="1" calcext:value-type="float">
            <text:p>1</text:p>
          </table:table-cell>
          <table:table-cell table:style-name="ce6" office:value-type="string" calcext:value-type="string">
            <text:p>Entretenir l'existant grace à une équipe chemins et sentiers au service travaux. Encourager l'implication citoyenne dans la maintenance et la défense des chemins.</text:p>
          </table:table-cell>
          <table:table-cell table:style-name="ce2" office:value-type="float" office:value="1" calcext:value-type="float">
            <text:p>1</text:p>
          </table:table-cell>
          <table:table-cell table:style-name="ce6" office:value-type="string" calcext:value-type="string">
            <text:p>Se promener, voire courir ou faire du vélo, sur les sentiers autour de chez soi c'est bon pour la santé, c'est pour la nature qu'on y découvre, c'est bon pour le moral, c'est bon pour la mobilité, c'est bon pour les rencontre qu'on peut y faire.</text:p>
            <text:p>La petite voirie communale est une compétente locale, savez vou qu'une équipe du service travaux travaille tous les jours à l'entretien de ces chemins? </text:p>
            <text:p>Savez vous aussi que certains citoyens s'engagent pour maintenir et défendre ces sentiers publiques ouverts à tous? Si certains sillage sont oubliés, il est encore temps de réouvrir la voie pour connecter les citoyens.</text:p>
          </table:table-cell>
          <table:table-cell table:style-name="ce2" office:value-type="string" calcext:value-type="string">
            <text:p>partout</text:p>
          </table:table-cell>
          <table:table-cell table:style-name="ce2" office:value-type="string" calcext:value-type="string">
            <text:p>mobilité, à pied</text:p>
          </table:table-cell>
          <table:table-cell table:style-name="ce2" office:value-type="string" calcext:value-type="string">
            <text:p>c'est fait, 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1</text:p>
          </table:table-cell>
          <table:table-cell table:style-name="ce3" office:value-type="string" calcext:value-type="string">
            <text:p>Un plan parkings vélo</text:p>
          </table:table-cell>
          <table:table-cell table:style-name="ce3"/>
          <table:table-cell table:style-name="ce3" office:value-type="float" office:value="1" calcext:value-type="float">
            <text:p>1</text:p>
          </table:table-cell>
          <table:table-cell table:style-name="ce12" office:value-type="string" calcext:value-type="string">
            <text:p>Déployer le plan parking vélo. Développer un plan d'équipements mobilité durable et inclusive pour les commerces (PMR, vélo, etc.)</text:p>
          </table:table-cell>
          <table:table-cell table:style-name="ce3"/>
          <table:table-cell table:style-name="ce12"/>
          <table:table-cell table:style-name="ce3" office:value-type="string" calcext:value-type="string">
            <text:p>lustin, profondeville, bois-de-villers, lesve</text:p>
          </table:table-cell>
          <table:table-cell table:style-name="ce3" office:value-type="string" calcext:value-type="string">
            <text:p>mobilité, à vélo</text:p>
          </table:table-cell>
          <table:table-cell table:style-name="ce3" office:value-type="string" calcext:value-type="string">
            <text:p>en cours</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1</text:p>
          </table:table-cell>
          <table:table-cell table:style-name="ce2" office:value-type="string" calcext:value-type="string">
            <text:p>Une passerelle sur la Meuse</text:p>
          </table:table-cell>
          <table:table-cell table:style-name="ce2" office:value-type="string" calcext:value-type="string">
            <text:p>passerelle</text:p>
          </table:table-cell>
          <table:table-cell table:style-name="ce2" office:value-type="float" office:value="1" calcext:value-type="float">
            <text:p>1</text:p>
          </table:table-cell>
          <table:table-cell table:style-name="ce6" office:value-type="string" calcext:value-type="string">
            <text:p>un rêve... </text:p>
          </table:table-cell>
          <table:table-cell table:style-name="ce2"/>
          <table:table-cell table:style-name="ce6" office:value-type="string" calcext:value-type="string">
            <text:p>Imagine, un matin brumeux, tu sors de chez toi pour aller travailler, tu te dirige vers ce fleuve immuable et vers la jolie passerelle piétonne. Elle te conduit à travers le brouillard que perce doucement les premiers rayons du soleil. Un martin pêcheur passe sous tes pieds. Un court sentier te permet de traverser l'ile de Champenoit et rejoindre la seconde partie de ce passage piéton aérien vers la gare. Le chants des oiseaux accompagne ton arrivée à la gare, juste à temps pour prendre le train.</text:p>
          </table:table-cell>
          <table:table-cell table:style-name="ce2" office:value-type="string" calcext:value-type="string">
            <text:p>lustin, profondeville</text:p>
          </table:table-cell>
          <table:table-cell table:style-name="ce2" office:value-type="string" calcext:value-type="string">
            <text:p>mobilité, à pied, à vélo, tourisme, nature</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2</text:p>
          </table:table-cell>
          <table:table-cell table:style-name="ce3" office:value-type="string" calcext:value-type="string">
            <text:p>Un tourisme nature et authentique </text:p>
          </table:table-cell>
          <table:table-cell table:style-name="ce3" office:value-type="string" calcext:value-type="string">
            <text:p>paysage_brume</text:p>
          </table:table-cell>
          <table:table-cell table:style-name="ce3" office:value-type="float" office:value="2" calcext:value-type="float">
            <text:p>2</text:p>
          </table:table-cell>
          <table:table-cell table:style-name="ce12" office:value-type="string" calcext:value-type="string">
            <text:p>développer une stratégie communale réfléchie de développement du slow tourisme</text:p>
          </table:table-cell>
          <table:table-cell table:style-name="ce3" office:value-type="float" office:value="1" calcext:value-type="float">
            <text:p>1</text:p>
          </table:table-cell>
          <table:table-cell table:style-name="ce12" office:value-type="string" calcext:value-type="string">
            <text:p>Notre commune héberge de nombreux sites naturels d'exception. Plusieurs points de vue remarquables sont connus et reconnus. Leurs aménagements ont vieillis voire sont dégradés. Ce sont pourtant des ambassadeurs de premier plan qui méritent des aménagements dignes de la qualité de ces sites, avec du mobilier solide et des informations touristiques claires et didactiques. </text:p>
          </table:table-cell>
          <table:table-cell table:style-name="ce3" office:value-type="string" calcext:value-type="string">
            <text:p>partout</text:p>
          </table:table-cell>
          <table:table-cell table:style-name="ce3" office:value-type="string" calcext:value-type="string">
            <text:p>tourisme, commerces, nature</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2</text:p>
          </table:table-cell>
          <table:table-cell table:style-name="ce2" office:value-type="string" calcext:value-type="string">
            <text:p>Réaménager nos points de vue remarquables</text:p>
          </table:table-cell>
          <table:table-cell table:style-name="ce2" office:value-type="string" calcext:value-type="string">
            <text:p>pointdevue</text:p>
          </table:table-cell>
          <table:table-cell table:style-name="ce2" office:value-type="float" office:value="2" calcext:value-type="float">
            <text:p>2</text:p>
          </table:table-cell>
          <table:table-cell table:style-name="ce6" office:value-type="string" calcext:value-type="string">
            <text:p>pour mettre en valeur la beauté naturelle de nos sites naturels</text:p>
          </table:table-cell>
          <table:table-cell table:style-name="ce2"/>
          <table:table-cell table:style-name="ce6" office:value-type="string" calcext:value-type="string">
            <text:p>Notre commune héberge de nombreux sites naturels d'exception. Plusieurs points de vue remarquables sont connus et reconnus. Leurs aménagements ont vieillis voire sont dégradés. Ce sont pourtant des ambassadeurs de premier plan qui méritent des aménagements dignes de la qualité de ces sites, avec du mobilier solide et des informations touristiques claires et didactiques. </text:p>
          </table:table-cell>
          <table:table-cell table:style-name="ce2" office:value-type="string" calcext:value-type="string">
            <text:p>lustin, profondeville, bois-de-villers, lesve, rivière, arbre, besinne</text:p>
          </table:table-cell>
          <table:table-cell table:style-name="ce2" office:value-type="string" calcext:value-type="string">
            <text:p>tourisme, nature, à pied</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2</text:p>
          </table:table-cell>
          <table:table-cell table:style-name="ce3" office:value-type="string" calcext:value-type="string">
            <text:p>Des supports balade et rando</text:p>
          </table:table-cell>
          <table:table-cell table:style-name="ce3" office:value-type="string" calcext:value-type="string">
            <text:p>chemin_de_terre</text:p>
          </table:table-cell>
          <table:table-cell table:style-name="ce3"/>
          <table:table-cell table:style-name="ce12" office:value-type="string" calcext:value-type="string">
            <text:p>pour encore mieux guider les promoneurs, randonneurs &amp; traileurs</text:p>
          </table:table-cell>
          <table:table-cell table:style-name="ce3"/>
          <table:table-cell table:style-name="ce12" office:value-type="string" calcext:value-type="string">
            <text:p>De nombreuses balades et randonnées traversent notre commune. Certaines sont fléchées et font l'objet de supports cartographiques. Le potentiel est cependant encore largement exploitable pour faire croitre la notoriété de nos sentiers auprès des amoureux de belle nature. </text:p>
          </table:table-cell>
          <table:table-cell table:style-name="ce3" office:value-type="string" calcext:value-type="string">
            <text:p>partout</text:p>
          </table:table-cell>
          <table:table-cell table:style-name="ce3" office:value-type="string" calcext:value-type="string">
            <text:p>tourisme, nature, à pied, à vélo</text:p>
          </table:table-cell>
          <table:table-cell table:style-name="ce3" office:value-type="string" calcext:value-type="string">
            <text:p>c'est fai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2</text:p>
          </table:table-cell>
          <table:table-cell table:style-name="ce2" office:value-type="string" calcext:value-type="string">
            <text:p>Des festivités + durables &amp; pour tous</text:p>
          </table:table-cell>
          <table:table-cell table:style-name="ce2" office:value-type="string" calcext:value-type="string">
            <text:p>fete</text:p>
          </table:table-cell>
          <table:table-cell table:style-name="ce2" office:value-type="float" office:value="2" calcext:value-type="float">
            <text:p>2</text:p>
          </table:table-cell>
          <table:table-cell table:style-name="ce6" office:value-type="string" calcext:value-type="string">
            <text:p>C'est la base</text:p>
          </table:table-cell>
          <table:table-cell table:style-name="ce2" office:value-type="float" office:value="1" calcext:value-type="float">
            <text:p>1</text:p>
          </table:table-cell>
          <table:table-cell table:style-name="ce6" office:value-type="string" calcext:value-type="string">
            <text:p>La fête, on sait faire à Pronfondeville ! Ce foisonnement d'initiatives est tout à fait compatible avec l'inclusion de critères de durabilité. La fête pour toutes et tous, en limitant au maximum les impacts négatifs, c'est encore plus de plaisir à partager. Des gobelets réutilisables, simple. Des sanitaires durables, basique. Favoriser nos commerçants locaux, évidemment. </text:p>
            <text:p>Les gobelets réutilisables deviennent une évidences pour les organisateurs d'évènement. la commune peut souternir cette initiative limitant les déchets plastiques enmettant à disposition des organisation locale un stocks plus important de gobelets et des moyens pour les lavers.</text:p>
            <text:p>Partager les idées, imaginer ensemble des solutions en mettant ensemble les clubs et en formant les organisateurs.</text:p>
          </table:table-cell>
          <table:table-cell table:style-name="ce2" office:value-type="string" calcext:value-type="string">
            <text:p>lustin, bois-de-villers, arbre, profondeville</text:p>
          </table:table-cell>
          <table:table-cell table:style-name="ce2" office:value-type="string" calcext:value-type="string">
            <text:p>tourisme, nature, déchets, festivités, pour tous</text:p>
          </table:table-cell>
          <table:table-cell table:style-name="ce2" office:value-type="string" calcext:value-type="string">
            <text:p>c'est fait, 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Un terrain multisports par village</text:p>
          </table:table-cell>
          <table:table-cell table:style-name="ce3"/>
          <table:table-cell table:style-name="ce3" office:value-type="float" office:value="2" calcext:value-type="float">
            <text:p>2</text:p>
          </table:table-cell>
          <table:table-cell table:style-name="ce12" office:value-type="string" calcext:value-type="string">
            <text:p>Aider chaque village à obtenir un terrain multisport extérieur via un comité de villageois</text:p>
          </table:table-cell>
          <table:table-cell table:style-name="ce3"/>
          <table:table-cell table:style-name="ce12" office:value-type="string" calcext:value-type="string">
            <text:p>Bois-de-Villers et Profondeville en disposent. Il nous faut permettre aux autres villages d'en avoir un également. Aidons cahcun.e à profiter d'un terrain multisports extérieur grâce notamment à l'appui d'un comité de village. Construisons des projets en commun.</text:p>
          </table:table-cell>
          <table:table-cell table:style-name="ce3" office:value-type="string" calcext:value-type="string">
            <text:p>arbre, profondeville, lustin, rivière, lesve</text:p>
          </table:table-cell>
          <table:table-cell table:style-name="ce3" office:value-type="string" calcext:value-type="string">
            <text:p>petite enfance, familles, pour tou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4</text:p>
          </table:table-cell>
          <table:table-cell table:style-name="ce2" office:value-type="string" calcext:value-type="string">
            <text:p>Digitaliser les clubs</text:p>
          </table:table-cell>
          <table:table-cell table:style-name="ce2" table:number-columns-repeated="2"/>
          <table:table-cell table:style-name="ce6" office:value-type="string" calcext:value-type="string">
            <text:p>Encourager, aider, soutenir les clubs à développer un site internet</text:p>
          </table:table-cell>
          <table:table-cell table:style-name="ce2"/>
          <table:table-cell table:style-name="ce6" office:value-type="string" calcext:value-type="string">
            <text:p>Chaque club de la commune doit profiter d'une visibilité et accessbilité internet. Soutenons-les afin de développer leur site reprenant les informations utiles (inscription, calendrier, évènements...)</text:p>
          </table:table-cell>
          <table:table-cell table:style-name="ce2" office:value-type="string" calcext:value-type="string">
            <text:p>partout</text:p>
          </table:table-cell>
          <table:table-cell table:style-name="ce2" office:value-type="string" calcext:value-type="string">
            <text:p>sport, jeunes, festivité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Soutenir le sport nature</text:p>
          </table:table-cell>
          <table:table-cell table:style-name="ce3"/>
          <table:table-cell table:style-name="ce3" office:value-type="float" office:value="2" calcext:value-type="float">
            <text:p>2</text:p>
          </table:table-cell>
          <table:table-cell table:style-name="ce12" office:value-type="string" calcext:value-type="string">
            <text:p>Améliorer les supports balade et rando avec les dénivelés, une indication sur l'accès des poussettes et une meilleure visibilité de ces cartes</text:p>
          </table:table-cell>
          <table:table-cell table:style-name="ce3" office:value-type="float" office:value="1" calcext:value-type="float">
            <text:p>1</text:p>
          </table:table-cell>
          <table:table-cell table:style-name="ce12" office:value-type="string" calcext:value-type="string">
            <text:p>Du sport, oui. Du sport nature, surtout ! Nous voulons permettre aux Profondevillois.es et aux touristes de pratiquer les sports les plus propres dans les meilleures conditions possibles. Pour cela, nous souhaitons améliroer les supports de balades et de randonnées avec les dénivelés et une indication sur l'accès des poussettes. Le tout avec une meilleur visibilité et promotion des cartes proposées.</text:p>
          </table:table-cell>
          <table:table-cell table:style-name="ce3" office:value-type="string" calcext:value-type="string">
            <text:p>partout</text:p>
          </table:table-cell>
          <table:table-cell table:style-name="ce3" office:value-type="string" calcext:value-type="string">
            <text:p>sport, tourisme, à pied, pour tou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4</text:p>
          </table:table-cell>
          <table:table-cell table:style-name="ce2" office:value-type="string" calcext:value-type="string">
            <text:p>Un plan terrain de tennis</text:p>
          </table:table-cell>
          <table:table-cell table:style-name="ce2" office:value-type="string" calcext:value-type="string">
            <text:p>tennis</text:p>
          </table:table-cell>
          <table:table-cell table:style-name="ce2"/>
          <table:table-cell table:style-name="ce6" office:value-type="string" calcext:value-type="string">
            <text:p>Par rapport à leur état, les réhabiliter ou changer leur fonction</text:p>
          </table:table-cell>
          <table:table-cell table:style-name="ce2"/>
          <table:table-cell table:style-name="ce6" office:value-type="string" calcext:value-type="string">
            <text:p>Il en existe tellement dans notre commune mais leur état nous questionne. Nos terrains de tennis sont mal en point. Les réhabiliter ou changer leur fonction, nous voulos étudier la question ! En tout cas, il nous faut trouver une solution pour utiliser ces espaces sportifs au mieux et permettre à leurs utilisateurs de se dépenser dans des conditions optimales.</text:p>
          </table:table-cell>
          <table:table-cell table:style-name="ce2" office:value-type="string" calcext:value-type="string">
            <text:p>profondeville, lustin, rivière</text:p>
          </table:table-cell>
          <table:table-cell table:style-name="ce2" office:value-type="string" calcext:value-type="string">
            <text:p>sport, jeunes, travaux</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Impliquer les acteurs dans les budgets sports et loisirs</text:p>
          </table:table-cell>
          <table:table-cell table:style-name="ce3"/>
          <table:table-cell table:style-name="ce3" office:value-type="float" office:value="2" calcext:value-type="float">
            <text:p>2</text:p>
          </table:table-cell>
          <table:table-cell table:style-name="ce12" office:value-type="string" calcext:value-type="string">
            <text:p>Assurer une équité dans les investissements sportifs et le soutien aux associations</text:p>
          </table:table-cell>
          <table:table-cell table:style-name="ce3"/>
          <table:table-cell table:style-name="ce12" office:value-type="string" calcext:value-type="string">
            <text:p>Comment répartir les investissements sportifs ? Qui peut mieux répondre à cette question que les principales parties prenantes du secteur ? Il nous faut assurer une transparence et une équité dans nos dépenses dans cette sphère. Notre soutien aux associations, notamment sportives, doit être co-construit avec les acteurs du sport profondevillois afin d'en assurer une bonne gestion citoyenne et collaborative.</text:p>
          </table:table-cell>
          <table:table-cell table:style-name="ce3" office:value-type="string" calcext:value-type="string">
            <text:p>partout</text:p>
          </table:table-cell>
          <table:table-cell table:style-name="ce3" office:value-type="string" calcext:value-type="string">
            <text:p>sport, culture, festivités, jeunes, finances, participation</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4</text:p>
          </table:table-cell>
          <table:table-cell table:style-name="ce2" office:value-type="string" calcext:value-type="string">
            <text:p>Un plan co-voiturage pour aller au centre sportif</text:p>
          </table:table-cell>
          <table:table-cell table:style-name="ce2" office:value-type="string" calcext:value-type="string">
            <text:p>covoit</text:p>
          </table:table-cell>
          <table:table-cell table:style-name="ce2" office:value-type="float" office:value="2" calcext:value-type="float">
            <text:p>2</text:p>
          </table:table-cell>
          <table:table-cell table:style-name="ce6" office:value-type="string" calcext:value-type="string">
            <text:p>Imposer un plan de mobilité (co-voiturage…) aux clubs, sensibiliser aux économies d’énergies.</text:p>
          </table:table-cell>
          <table:table-cell table:style-name="ce2"/>
          <table:table-cell table:style-name="ce6" office:value-type="string" calcext:value-type="string">
            <text:p>Le centre sportif de la Hulle est un point de rencontre prisé et nombreuses sont les voitures qui s'y rendent non-remplies. Alors, pourquoi ne pas organiser un plan de mobilité communal afin de limiter les trajets domicile-centre sportif ? Les clubs pourraient favoriser le co-voiturage et sensibiliser aux économies d'énergie. Les familles économiseraient temps et argent.</text:p>
          </table:table-cell>
          <table:table-cell table:style-name="ce2" office:value-type="string" calcext:value-type="string">
            <text:p>partout</text:p>
          </table:table-cell>
          <table:table-cell table:style-name="ce2" office:value-type="string" calcext:value-type="string">
            <text:p>mobilité, sport, jeunes, climat, énergie</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Promouvoir l’éducation à la santé par le sport</text:p>
          </table:table-cell>
          <table:table-cell table:style-name="ce3" table:number-columns-repeated="2"/>
          <table:table-cell table:style-name="ce12" office:value-type="string" calcext:value-type="string">
            <text:p>Développer dans les écoles une politique d’éveil au sport dès le plus jeune âge, en collaboration avec les clubs sportifs et dans une perspective de promotion de la santé. </text:p>
          </table:table-cell>
          <table:table-cell table:style-name="ce3"/>
          <table:table-cell table:style-name="ce12" office:value-type="string" calcext:value-type="string">
            <text:p>Sport et santé, c'est bien lié ! Nous souhaitons développer une politique d'éveil au sport dès le plus jeune âge. Cela permettrait aux enfants de développer leur corps et de prendre soin de leur santé. Cette action se ferait en collaboration avec les acteur.rices du secteur sportif et dans une perspective de promotion du sport et de la santé.</text:p>
          </table:table-cell>
          <table:table-cell table:style-name="ce3" office:value-type="string" calcext:value-type="string">
            <text:p>partout</text:p>
          </table:table-cell>
          <table:table-cell table:style-name="ce3" office:value-type="string" calcext:value-type="string">
            <text:p>sport, pour tous, écoles, santé</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4</text:p>
          </table:table-cell>
          <table:table-cell table:style-name="ce2" office:value-type="string" calcext:value-type="string">
            <text:p>Accessible et varié</text:p>
          </table:table-cell>
          <table:table-cell table:style-name="ce2" table:number-columns-repeated="2"/>
          <table:table-cell table:style-name="ce6" office:value-type="string" calcext:value-type="string">
            <text:p>Maintenir une grande diversité dans l’offre de sports dans la commune en soutenant notamment des initiatives hors commune.</text:p>
          </table:table-cell>
          <table:table-cell table:style-name="ce2"/>
          <table:table-cell table:style-name="ce6" office:value-type="string" calcext:value-type="string">
            <text:p>Un sport accessible et varié. Nous voulons maintenir une grande diversité dans l'offre de sports dans la commune en soutenant notamment des initiatives hors commune. Nous souhaitons optimiser l'utilisation des structures et bâtiments existant.es tout en permettant un maximum à chaque sport d'être pratiqué partout.</text:p>
          </table:table-cell>
          <table:table-cell table:style-name="ce2" office:value-type="string" calcext:value-type="string">
            <text:p>partout</text:p>
          </table:table-cell>
          <table:table-cell table:style-name="ce2" office:value-type="string" calcext:value-type="string">
            <text:p>sport, pour tou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Du sport pour tous, intergénérationnel et inclusif</text:p>
          </table:table-cell>
          <table:table-cell table:style-name="ce3" office:value-type="string" calcext:value-type="string">
            <text:p>sporttous</text:p>
          </table:table-cell>
          <table:table-cell table:style-name="ce3" office:value-type="float" office:value="2" calcext:value-type="float">
            <text:p>2</text:p>
          </table:table-cell>
          <table:table-cell table:style-name="ce12" office:value-type="string" calcext:value-type="string">
            <text:p>Organiser une journée culturelle intergénérationnelle (avec les écoles ou les mouvements de jeunesse)</text:p>
          </table:table-cell>
          <table:table-cell table:style-name="ce3"/>
          <table:table-cell table:style-name="ce12" office:value-type="string" calcext:value-type="string">
            <text:p>Le sport est l'affaire de tou.tes et est un moment de partage ! Il doit être inclusif et intergénérationnel. Nous voulons organiser des journées dans lesquelles les générations se mélangent et coopérent. Pour promouvoir le sport chez nos aîné.es et dépasser les différences générationnelles ! Nous avons tant à gagner en réunissant nos jeunes et nos aîné.es autour d'un projet sportif commun.</text:p>
          </table:table-cell>
          <table:table-cell table:style-name="ce3" office:value-type="string" calcext:value-type="string">
            <text:p>partout</text:p>
          </table:table-cell>
          <table:table-cell table:style-name="ce3" office:value-type="string" calcext:value-type="string">
            <text:p>sport, pour tous, aînés, jeunes, écoles</text:p>
          </table:table-cell>
          <table:table-cell table:style-name="ce3" office:value-type="string" calcext:value-type="string">
            <text:p>c'est fai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4</text:p>
          </table:table-cell>
          <table:table-cell table:style-name="ce2" office:value-type="string" calcext:value-type="string">
            <text:p>Ecoles = partenaires clefs</text:p>
          </table:table-cell>
          <table:table-cell table:style-name="ce2" table:number-columns-repeated="2"/>
          <table:table-cell table:style-name="ce6" office:value-type="string" calcext:value-type="string">
            <text:p>Organiser des expositions thématiques pour les jeunes/écoles (arts, slam, passé colonial, esprit critique, Éducation aux Médias, écologie)</text:p>
          </table:table-cell>
          <table:table-cell table:style-name="ce2"/>
          <table:table-cell table:style-name="ce6" office:value-type="string" calcext:value-type="string">
            <text:p>Les écoles sont des partenaires clefs dans le monde culturel ! Nous voulons impliquer les écoles dans notre politique d'offre culuturelle en organisant des expositions thématiques pour les jeunes et les écoles : arts, slam, passé colonial, esprit critique, éducation aux médias, écologie... Permettons aux écoliers profondevillois de développer leurs connaissances culturelles et leur esprit critique.</text:p>
          </table:table-cell>
          <table:table-cell table:style-name="ce2" office:value-type="string" calcext:value-type="string">
            <text:p>partout</text:p>
          </table:table-cell>
          <table:table-cell table:style-name="ce2" office:value-type="string" calcext:value-type="string">
            <text:p>écoles, culture, jeune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La culture pour parler de la transition</text:p>
          </table:table-cell>
          <table:table-cell table:style-name="ce3" office:value-type="string" calcext:value-type="string">
            <text:p>expo_nature</text:p>
          </table:table-cell>
          <table:table-cell table:style-name="ce3" office:value-type="float" office:value="2" calcext:value-type="float">
            <text:p>2</text:p>
          </table:table-cell>
          <table:table-cell table:style-name="ce12" office:value-type="string" calcext:value-type="string">
            <text:p>Organiser des conférences-débats ou bien scènes-débats (théâtres, arts) sur le thème de la transition</text:p>
          </table:table-cell>
          <table:table-cell table:style-name="ce3"/>
          <table:table-cell table:style-name="ce12" office:value-type="string" calcext:value-type="string">
            <text:p>On est plus fort ensemble ! Nous pouvons créer des partenariats avec des collectifs/associations/cercles/universités/librairies dans le Namurois pour organiser ensemble des activités de sensibilisation d'envergure sur la transition.</text:p>
          </table:table-cell>
          <table:table-cell table:style-name="ce3" office:value-type="string" calcext:value-type="string">
            <text:p>partout</text:p>
          </table:table-cell>
          <table:table-cell table:style-name="ce3" office:value-type="string" calcext:value-type="string">
            <text:p>culture, climat, nature</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4</text:p>
          </table:table-cell>
          <table:table-cell table:style-name="ce2" office:value-type="string" calcext:value-type="string">
            <text:p>Des églises ouvertes</text:p>
          </table:table-cell>
          <table:table-cell table:style-name="ce2"/>
          <table:table-cell table:style-name="ce2" office:value-type="float" office:value="2" calcext:value-type="float">
            <text:p>2</text:p>
          </table:table-cell>
          <table:table-cell table:style-name="ce6" office:value-type="string" calcext:value-type="string">
            <text:p>Organiser des expositions dans les églises (parkings, électricité)</text:p>
          </table:table-cell>
          <table:table-cell table:style-name="ce2"/>
          <table:table-cell table:style-name="ce6" office:value-type="string" calcext:value-type="string">
            <text:p>Notre monde change, nos églises aussi. Nous souhaitons les ouvrir au monde culturel pour y permettre expositions et évènements. il nous faut utiliser intelligemment nos espaces et bâtiments publics équipés afin de rentabiliser nos dépenses et investissements. </text:p>
          </table:table-cell>
          <table:table-cell table:style-name="ce2" office:value-type="string" calcext:value-type="string">
            <text:p>partout</text:p>
          </table:table-cell>
          <table:table-cell table:style-name="ce2" office:value-type="string" calcext:value-type="string">
            <text:p>culture, festivités, finances</text:p>
          </table:table-cell>
          <table:table-cell table:style-name="ce2" office:value-type="string" calcext:value-type="string">
            <text:p>à suivre, 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Les jumelages, pour voyager sans voyager</text:p>
          </table:table-cell>
          <table:table-cell table:style-name="ce3"/>
          <table:table-cell table:style-name="ce3" office:value-type="float" office:value="2" calcext:value-type="float">
            <text:p>2</text:p>
          </table:table-cell>
          <table:table-cell table:style-name="ce13" office:value-type="string" calcext:value-type="string">
            <text:p>Pour voyager sans voyager</text:p>
          </table:table-cell>
          <table:table-cell table:style-name="ce3"/>
          <table:table-cell table:style-name="ce12" office:value-type="string" calcext:value-type="string">
            <text:p>Les jumelages ont été un bel outil d'ouverture sur l'extérieur. Les jumelags existants et leurs comités ont souvent perdu leur dynamisme. Il ne s'agit cependant pas nécessairement d'un héritage du passé. Cela peut être aussi un outil à remettre au goût du jour. </text:p>
            <text:p>Pourquoi ne pas réinterroger l'histoire des jumelages existants, actualiser les comités, supprimer ceux qui ont perdu leur sens, en créer éventuellement d'autres? </text:p>
            <text:p>Les jumelages ont plus que jamais leur pertinence en ce qu'ils nous permettent de voyager sans voyager. D'ouvrir une fenêtre sur des localités hors de nos frontières et de créer des relations avec des communautés qui enrichissent notre vision du monde. </text:p>
          </table:table-cell>
          <table:table-cell table:style-name="ce3" office:value-type="string" calcext:value-type="string">
            <text:p>lustin, rivière, arbre, profondeville</text:p>
          </table:table-cell>
          <table:table-cell table:style-name="ce3" office:value-type="string" calcext:value-type="string">
            <text:p>culture, festivités</text:p>
          </table:table-cell>
          <table:table-cell table:style-name="ce3" office:value-type="string" calcext:value-type="string">
            <text:p>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4</text:p>
          </table:table-cell>
          <table:table-cell table:style-name="ce2" office:value-type="string" calcext:value-type="string">
            <text:p>Nager en Meuse</text:p>
          </table:table-cell>
          <table:table-cell table:style-name="ce2" office:value-type="string" calcext:value-type="string">
            <text:p>natation</text:p>
          </table:table-cell>
          <table:table-cell table:style-name="ce2" office:value-type="float" office:value="2" calcext:value-type="float">
            <text:p>2</text:p>
          </table:table-cell>
          <table:table-cell table:style-name="ce6" office:value-type="string" calcext:value-type="string">
            <text:p>un espace sécurisé pour la baignade naturelle </text:p>
          </table:table-cell>
          <table:table-cell table:style-name="ce2"/>
          <table:table-cell table:style-name="ce6" office:value-type="string" calcext:value-type="string">
            <text:p>Les faits sont là : la Meuse traverse notre commune ; les plaisirs de l'eau sont depuis longtemps associés à Profondeville ; la qualité des eaux de la Meuse s'améliore progressivement; les finances communales ne permettront pas de construire une piscine communale. La Meuse est aussi une compétence régionale, ce qui implique un dialogue constructif.</text:p>
            <text:p>La suite devrait couler de source : il doit être possible de créer progressivement les conditions pour autoriser la baignade en toute sécurité. </text:p>
            <text:p>Les Profondevilloises et Profondevillois profitent parfois d'une baignade furtive non encore autorisée et passible d'une amende. Cela ne peut être une fatalité. La Meuse ne peut être réservée aux seuls détenteurs d'une embarcation. La sécurité doit évidemment prévaloir pour l'exercice de ce plaisir. Que ces considérations légitimes ne servent pas d'excuses pour le statu quo. Osons!  </text:p>
          </table:table-cell>
          <table:table-cell table:style-name="ce2" office:value-type="string" calcext:value-type="string">
            <text:p>profondeville, lustin, rivière</text:p>
          </table:table-cell>
          <table:table-cell table:style-name="ce2" office:value-type="string" calcext:value-type="string">
            <text:p>sport, nature, eau</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Des mouvements de jeunesse porteurs de sens</text:p>
          </table:table-cell>
          <table:table-cell table:style-name="ce3"/>
          <table:table-cell table:style-name="ce3" office:value-type="float" office:value="2" calcext:value-type="float">
            <text:p>2</text:p>
          </table:table-cell>
          <table:table-cell table:style-name="ce12" office:value-type="string" calcext:value-type="string">
            <text:p>Proposer des formations aux animateurs de mouvements de jeunesse sur les défis du monde de demain. Proposer des moments de découverte de la nature qui nous entoure aux différents mouvements de jeunesse</text:p>
          </table:table-cell>
          <table:table-cell table:style-name="ce3"/>
          <table:table-cell table:style-name="ce12" office:value-type="string" calcext:value-type="string">
            <text:p>Nos animateur.rice.s de jeunes le réclament : ils veulent être aidés pour proposer des activités de découverte et de compréhension de la nature. Nous proposerons, aux enfants, des moments encadrés par des professionel.les et, aux chef.fes, des formations sur la nature et les défis de notre monde.</text:p>
          </table:table-cell>
          <table:table-cell table:style-name="ce3" office:value-type="string" calcext:value-type="string">
            <text:p>lustin, bois-de-villers</text:p>
          </table:table-cell>
          <table:table-cell table:style-name="ce3" office:value-type="string" calcext:value-type="string">
            <text:p>jeunes, nature, climat</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4</text:p>
          </table:table-cell>
          <table:table-cell table:style-name="ce2" office:value-type="string" calcext:value-type="string">
            <text:p>Echanges de bonnes pratiques entre clubs et associations</text:p>
          </table:table-cell>
          <table:table-cell table:style-name="ce2"/>
          <table:table-cell table:style-name="ce2" office:value-type="float" office:value="2" calcext:value-type="float">
            <text:p>2</text:p>
          </table:table-cell>
          <table:table-cell table:style-name="ce6" office:value-type="string" calcext:value-type="string">
            <text:p>Créer des moments d’échanges entre les associations d’un même type ou d'un même village pour partager des idées, des projets, des bonnes pratiques.</text:p>
          </table:table-cell>
          <table:table-cell table:style-name="ce17"/>
          <table:table-cell table:style-name="ce19" office:value-type="string" calcext:value-type="string">
            <text:p>On partage les idées, on propose des solutions. Ensemble on va plus loin.</text:p>
          </table:table-cell>
          <table:table-cell table:style-name="ce13" office:value-type="string" calcext:value-type="string">
            <text:p>partout</text:p>
          </table:table-cell>
          <table:table-cell table:style-name="ce13" office:value-type="string" calcext:value-type="string">
            <text:p>sport, culture, festivités, participation</text:p>
          </table:table-cell>
          <table:table-cell table:style-name="ce13" office:value-type="string" calcext:value-type="string">
            <text:p>à suivre</text:p>
          </table:table-cell>
          <table:table-cell table:style-name="ce17"/>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Renforcer les dynamiques associatives qui créent du lien</text:p>
          </table:table-cell>
          <table:table-cell table:style-name="ce3" office:value-type="string" calcext:value-type="string">
            <text:p>ballon_fete</text:p>
          </table:table-cell>
          <table:table-cell table:style-name="ce3"/>
          <table:table-cell table:style-name="ce12" office:value-type="string" calcext:value-type="string">
            <text:p>Soutenir les initiatives qui renforce le lien social, entre les habitants d'un même quartier, entre les générations</text:p>
          </table:table-cell>
          <table:table-cell table:style-name="ce13"/>
          <table:table-cell table:style-name="ce19"/>
          <table:table-cell table:style-name="ce13" office:value-type="string" calcext:value-type="string">
            <text:p>partout</text:p>
          </table:table-cell>
          <table:table-cell table:style-name="ce13" office:value-type="string" calcext:value-type="string">
            <text:p>sport, culture, festivités, participation, pour tous, climat</text:p>
          </table:table-cell>
          <table:table-cell table:style-name="ce13" office:value-type="string" calcext:value-type="string">
            <text:p>à suivre</text:p>
          </table:table-cell>
          <table:table-cell table:style-name="ce21"/>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6</text:p>
          </table:table-cell>
          <table:table-cell table:style-name="ce2" office:value-type="string" calcext:value-type="string">
            <text:p>Faire la fête, en toute sécurité</text:p>
          </table:table-cell>
          <table:table-cell table:style-name="ce2"/>
          <table:table-cell table:style-name="ce2" office:value-type="float" office:value="2" calcext:value-type="float">
            <text:p>2</text:p>
          </table:table-cell>
          <table:table-cell table:style-name="ce2" office:value-type="string" calcext:value-type="string">
            <text:p>Sensibilisation des milieux festifs aux problématiques de l’insécurité, notamment pour les femmes.</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festivités, jeunes, pour tou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Des garderies trop chouettes</text:p>
          </table:table-cell>
          <table:table-cell table:style-name="ce3"/>
          <table:table-cell table:style-name="ce3" office:value-type="float" office:value="3" calcext:value-type="float">
            <text:p>3</text:p>
          </table:table-cell>
          <table:table-cell table:style-name="ce12" office:value-type="string" calcext:value-type="string">
            <text:p>Revaloriser les garderies (faire après l'école à l'école)</text:p>
          </table:table-cell>
          <table:table-cell table:style-name="ce3"/>
          <table:table-cell table:style-name="ce12" office:value-type="string" calcext:value-type="string">
            <text:p>Parce que papa et maman travaillent souvent plus tard que 16h et parce que rester avec les copains c'est chouette aussi. L'école est finie mais on prend soin de nos enfants. Cet espace de temps doit être valorisé. Offrir des garderies de qualité après l'école, c'est offir un espace sécurisé, de jeux, d'aide aux devoirs mais aussi la possibilité de découvrir de nouvelles choses. Des offres de cours extrascolaires dans un contexte après scolaire sont possibles comme des cours de musique, de sport, de yoga etc.</text:p>
          </table:table-cell>
          <table:table-cell table:style-name="ce3" office:value-type="string" calcext:value-type="string">
            <text:p>profondeville, lustin, rivière, bois-de-villers, lesve</text:p>
          </table:table-cell>
          <table:table-cell table:style-name="ce3" office:value-type="string" calcext:value-type="string">
            <text:p>écoles, jeunes, pour tou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2</text:p>
          </table:table-cell>
          <table:table-cell table:style-name="ce2" office:value-type="string" calcext:value-type="string">
            <text:p>soutenir nos commerçants</text:p>
          </table:table-cell>
          <table:table-cell table:style-name="ce2"/>
          <table:table-cell table:style-name="ce2" office:value-type="float" office:value="3" calcext:value-type="float">
            <text:p>3</text:p>
          </table:table-cell>
          <table:table-cell table:style-name="ce6" office:value-type="string" calcext:value-type="string">
            <text:p>l'offre commerciale locale est précieuse mais fragile : elle limite les déplacements, favorise les circuits courts et crée de l'emploi de proximité. Elle doit être soutenue. </text:p>
          </table:table-cell>
          <table:table-cell table:style-name="ce2" office:value-type="float" office:value="1" calcext:value-type="float">
            <text:p>1</text:p>
          </table:table-cell>
          <table:table-cell table:style-name="ce6" office:value-type="string" calcext:value-type="string">
            <text:p>Déployons également notre posture de consom'acteur au sein de notre commune ! Lorsqu'on en a la possibilité achetons nos pains, chaussures, vêtements, lunettes, légumes et fruits à proximité. En plus des campagnes de sensibilisation, notre administration communale pourrait devenir exemplaire en s'approvisionnant auprès de nos commerçants.</text:p>
          </table:table-cell>
          <table:table-cell table:style-name="ce2" office:value-type="string" calcext:value-type="string">
            <text:p>partout</text:p>
          </table:table-cell>
          <table:table-cell table:style-name="ce2" office:value-type="string" calcext:value-type="string">
            <text:p>commerces, climat</text:p>
          </table:table-cell>
          <table:table-cell table:style-name="ce2" office:value-type="string" calcext:value-type="string">
            <text:p>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2</text:p>
          </table:table-cell>
          <table:table-cell table:style-name="ce3" office:value-type="string" calcext:value-type="string">
            <text:p>Ramener les magasins au coeur des villages</text:p>
          </table:table-cell>
          <table:table-cell table:style-name="ce3"/>
          <table:table-cell table:style-name="ce3" office:value-type="float" office:value="3" calcext:value-type="float">
            <text:p>3</text:p>
          </table:table-cell>
          <table:table-cell table:style-name="ce12" office:value-type="string" calcext:value-type="string">
            <text:p>développer une véritable stratégie immobilière pour maintenir des activités commerciales au coeur des villages</text:p>
          </table:table-cell>
          <table:table-cell table:style-name="ce3" office:value-type="float" office:value="1" calcext:value-type="float">
            <text:p>1</text:p>
          </table:table-cell>
          <table:table-cell table:style-name="ce12" office:value-type="string" calcext:value-type="string">
            <text:p>Maintenir des commerces de proximité au coeur des villages est une véritable nécessité. Il ne s'agit pas d'enrayer la disparition de nos petits magasins par nostalige d'un passé révolu, il s'aigit de garantir des emplois locaux, il s'agit d'offrir des magasins de proximité à tous les Profondevillois, de soutenir la vitalité de nos centre de village, de limiter les déplacements, d'améliorer notre qualité de vie, bref des commerces locaux c'est tout bénéfice pour tout le monde. </text:p>
          </table:table-cell>
          <table:table-cell table:style-name="ce3" office:value-type="string" calcext:value-type="string">
            <text:p>partout</text:p>
          </table:table-cell>
          <table:table-cell table:style-name="ce3" office:value-type="string" calcext:value-type="string">
            <text:p>commerces, mobilité, climat, mieux manger</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2</text:p>
          </table:table-cell>
          <table:table-cell table:style-name="ce2" office:value-type="string" calcext:value-type="string">
            <text:p>soutenir les commerçants dans leur transition</text:p>
          </table:table-cell>
          <table:table-cell table:style-name="ce2"/>
          <table:table-cell table:style-name="ce2" office:value-type="float" office:value="3" calcext:value-type="float">
            <text:p>3</text:p>
          </table:table-cell>
          <table:table-cell table:style-name="ce6" office:value-type="string" calcext:value-type="string">
            <text:p>informer et accompagner les commerçants pour réduire leur empreinte carbone et diminuer leurs coûts</text:p>
          </table:table-cell>
          <table:table-cell table:style-name="ce2" office:value-type="float" office:value="1" calcext:value-type="float">
            <text:p>1</text:p>
          </table:table-cell>
          <table:table-cell table:style-name="ce6"/>
          <table:table-cell table:style-name="ce2" office:value-type="string" calcext:value-type="string">
            <text:p>partout</text:p>
          </table:table-cell>
          <table:table-cell table:style-name="ce2" office:value-type="string" calcext:value-type="string">
            <text:p>commerces, climat, énergie</text:p>
          </table:table-cell>
          <table:table-cell table:style-name="ce2" office:value-type="string" calcext:value-type="string">
            <text:p>c'est fait, 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2</text:p>
          </table:table-cell>
          <table:table-cell table:style-name="ce3" office:value-type="string" calcext:value-type="string">
            <text:p>défendre des services publics de proximité</text:p>
          </table:table-cell>
          <table:table-cell table:style-name="ce3"/>
          <table:table-cell table:style-name="ce3" office:value-type="float" office:value="3" calcext:value-type="float">
            <text:p>3</text:p>
          </table:table-cell>
          <table:table-cell table:style-name="ce12" office:value-type="string" calcext:value-type="string">
            <text:p>Poste, distributeur de billets, etc.</text:p>
          </table:table-cell>
          <table:table-cell table:style-name="ce3" office:value-type="float" office:value="1" calcext:value-type="float">
            <text:p>1</text:p>
          </table:table-cell>
          <table:table-cell table:style-name="ce12"/>
          <table:table-cell table:style-name="ce3" office:value-type="string" calcext:value-type="string">
            <text:p>partout</text:p>
          </table:table-cell>
          <table:table-cell table:style-name="ce3" office:value-type="string" calcext:value-type="string">
            <text:p>service public</text:p>
          </table:table-cell>
          <table:table-cell table:style-name="ce3" office:value-type="string" calcext:value-type="string">
            <text:p>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2</text:p>
          </table:table-cell>
          <table:table-cell table:style-name="ce2" office:value-type="string" calcext:value-type="string">
            <text:p>achats groupés de panneaux solaires</text:p>
          </table:table-cell>
          <table:table-cell table:style-name="ce2" office:value-type="string" calcext:value-type="string">
            <text:p>panneau_solaire</text:p>
          </table:table-cell>
          <table:table-cell table:style-name="ce2" office:value-type="float" office:value="3" calcext:value-type="float">
            <text:p>3</text:p>
          </table:table-cell>
          <table:table-cell table:style-name="ce6" office:value-type="string" calcext:value-type="string">
            <text:p>soutenir les groupements d'achat de bien et d'investissements durables (PV, etc.)</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climat, énergie, pour tou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2</text:p>
          </table:table-cell>
          <table:table-cell table:style-name="ce3" office:value-type="string" calcext:value-type="string">
            <text:p>lutter contre la précarité énergétique</text:p>
          </table:table-cell>
          <table:table-cell table:style-name="ce3"/>
          <table:table-cell table:style-name="ce3" office:value-type="float" office:value="3" calcext:value-type="float">
            <text:p>3</text:p>
          </table:table-cell>
          <table:table-cell table:style-name="ce12" office:value-type="string" calcext:value-type="string">
            <text:p>offrir une aide renforcée aux publics qui en ont le plus besoin. </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climat, énergie, pour tous, finance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sophie</text:p>
          </table:table-cell>
          <table:table-cell table:style-name="ce2" office:value-type="string" calcext:value-type="string">
            <text:p>soutenir la création de crèches</text:p>
          </table:table-cell>
          <table:table-cell table:style-name="ce2"/>
          <table:table-cell table:style-name="ce2" office:value-type="float" office:value="3" calcext:value-type="float">
            <text:p>3</text:p>
          </table:table-cell>
          <table:table-cell table:style-name="ce6" office:value-type="string" calcext:value-type="string">
            <text:p>Poursuivre la collaboration avec l’ONE pour la création de nouvelles places d’accueil de la petite enfance</text:p>
          </table:table-cell>
          <table:table-cell table:style-name="ce2"/>
          <table:table-cell table:style-name="ce6" office:value-type="string" calcext:value-type="string">
            <text:p>Après plusieurs années de fonctionnement sur fonds propres, les maisons d'enfants du CPAS ont été reconnues crèches et ont ainsi obtenu des subsides strcuturels de l'ONE. Mais la demande n'est toujours pas comblée et nous avons bien l'intention de soutenir la création de nouvelles places d'accueil sur la commune</text:p>
          </table:table-cell>
          <table:table-cell table:style-name="ce2" office:value-type="string" calcext:value-type="string">
            <text:p>partout</text:p>
          </table:table-cell>
          <table:table-cell table:style-name="ce2" office:value-type="string" calcext:value-type="string">
            <text:p>jeunes, familles, pour tous</text:p>
          </table:table-cell>
          <table:table-cell table:style-name="ce2" office:value-type="string" calcext:value-type="string">
            <text:p>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sophie</text:p>
          </table:table-cell>
          <table:table-cell table:style-name="ce3" office:value-type="string" calcext:value-type="string">
            <text:p>soutenir la réinsertion et la remise à l'emploi</text:p>
          </table:table-cell>
          <table:table-cell table:style-name="ce3" table:number-columns-repeated="2"/>
          <table:table-cell table:style-name="ce12" office:value-type="string" calcext:value-type="string">
            <text:p>Poursuivre et développer la mise en place d’ateliers de réinsertion et de remise à l’emploi</text:p>
          </table:table-cell>
          <table:table-cell table:style-name="ce3"/>
          <table:table-cell table:style-name="ce12" office:value-type="string" calcext:value-type="string">
            <text:p>Le service de réinsertion du CPAS a été renforcé, en vue d'élaborer, en partant du projet du bénéficiaire et en concertation entre le bénéficiare et l'assitant social, un projet individuel d'intégration sociale, vers une formation et/ou une remise à l'emploi</text:p>
          </table:table-cell>
          <table:table-cell table:style-name="ce3" office:value-type="string" calcext:value-type="string">
            <text:p>partout</text:p>
          </table:table-cell>
          <table:table-cell table:style-name="ce3" office:value-type="string" calcext:value-type="string">
            <text:p>pour tous, commerces, entreprises</text:p>
          </table:table-cell>
          <table:table-cell table:style-name="ce3" office:value-type="string" calcext:value-type="string">
            <text:p>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sophie</text:p>
          </table:table-cell>
          <table:table-cell table:style-name="ce2" office:value-type="string" calcext:value-type="string">
            <text:p>Profondeville, terre d'accueil</text:p>
          </table:table-cell>
          <table:table-cell table:style-name="ce2"/>
          <table:table-cell table:style-name="ce2" office:value-type="float" office:value="3" calcext:value-type="float">
            <text:p>3</text:p>
          </table:table-cell>
          <table:table-cell table:style-name="ce6" office:value-type="string" calcext:value-type="string">
            <text:p>Continuer à se montrer solidaire vis-à-vis des demandeurs d'asile et soutenir les initiatives citoyennes en matière d'accueil et de solidarité</text:p>
          </table:table-cell>
          <table:table-cell table:style-name="ce2" office:value-type="float" office:value="1" calcext:value-type="float">
            <text:p>1</text:p>
          </table:table-cell>
          <table:table-cell table:style-name="ce6" office:value-type="string" calcext:value-type="string">
            <text:p>Nous nous sommes toujours montrés preneurs d'initiatives d'accueil des étrangers à la demande des instances supérieures et nous voulons que notre commune continue de soutenir les différentes formes d'accueil et de solidarité</text:p>
          </table:table-cell>
          <table:table-cell table:style-name="ce2" office:value-type="string" calcext:value-type="string">
            <text:p>partout</text:p>
          </table:table-cell>
          <table:table-cell table:style-name="ce2" office:value-type="string" calcext:value-type="string">
            <text:p>pour tous</text:p>
          </table:table-cell>
          <table:table-cell table:style-name="ce2" office:value-type="string" calcext:value-type="string">
            <text:p>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sophie</text:p>
          </table:table-cell>
          <table:table-cell table:style-name="ce3" office:value-type="string" calcext:value-type="string">
            <text:p>un logement décent pour tous</text:p>
          </table:table-cell>
          <table:table-cell table:style-name="ce3"/>
          <table:table-cell table:style-name="ce3" office:value-type="float" office:value="3" calcext:value-type="float">
            <text:p>3</text:p>
          </table:table-cell>
          <table:table-cell table:style-name="ce12" office:value-type="string" calcext:value-type="string">
            <text:p>En collaboration avec l'urbanisme, élaborer un cadastre du logement sur l'entité et éviter la mise en location de logements indécents et insalubres</text:p>
          </table:table-cell>
          <table:table-cell table:style-name="ce3" office:value-type="float" office:value="1" calcext:value-type="float">
            <text:p>1</text:p>
          </table:table-cell>
          <table:table-cell table:style-name="ce12" office:value-type="string" calcext:value-type="string">
            <text:p>Se loger est un droit fondamental et représente souvent une (trop) grande part du budget. Nous voulons favoriser l'accès à un logement décent et à des aides contre la précarité énergétique</text:p>
          </table:table-cell>
          <table:table-cell table:style-name="ce3" office:value-type="string" calcext:value-type="string">
            <text:p>partout</text:p>
          </table:table-cell>
          <table:table-cell table:style-name="ce3" office:value-type="string" calcext:value-type="string">
            <text:p>habitat, pour tous, urbanisme</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sophie</text:p>
          </table:table-cell>
          <table:table-cell table:style-name="ce2" office:value-type="string" calcext:value-type="string">
            <text:p>des écoles vivantes et ouvertes sur le monde</text:p>
          </table:table-cell>
          <table:table-cell table:style-name="ce2"/>
          <table:table-cell table:style-name="ce2" office:value-type="float" office:value="3" calcext:value-type="float">
            <text:p>3</text:p>
          </table:table-cell>
          <table:table-cell table:style-name="ce6" office:value-type="string" calcext:value-type="string">
            <text:p>soutenir les enseignants, les directions et les équipes éducatives dans l’élaboration de projets pédagogiques innovants et d'actions d'éducation citoyenne</text:p>
          </table:table-cell>
          <table:table-cell table:style-name="ce2"/>
          <table:table-cell table:style-name="ce6" office:value-type="string" calcext:value-type="string">
            <text:p>Les écoles sont un levier gigantesque pour informer et sensibiliser sur les grands enjeux sociétaux, notamment climatique et environnemental. Il faut soutenir les enseignants dans toutes les démarches qui visent à contribuer, en classe et en-dehors, à ce que Profondeville soit un exemple dans la mise en place de mesures concrètes et rapides en faveur d'un changement des comportements pour une commune verte et durable</text:p>
          </table:table-cell>
          <table:table-cell table:style-name="ce2" office:value-type="string" calcext:value-type="string">
            <text:p>profondeville, lustin, rivière, bois-de-villers</text:p>
          </table:table-cell>
          <table:table-cell table:style-name="ce2" office:value-type="string" calcext:value-type="string">
            <text:p>écoles, pour tous, familles</text:p>
          </table:table-cell>
          <table:table-cell table:style-name="ce2" office:value-type="string" calcext:value-type="string">
            <text:p>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6</text:p>
          </table:table-cell>
          <table:table-cell table:style-name="ce3" office:value-type="string" calcext:value-type="string">
            <text:p>Connais-tu ton agent de quartier?</text:p>
          </table:table-cell>
          <table:table-cell table:style-name="ce3"/>
          <table:table-cell table:style-name="ce3" office:value-type="float" office:value="3" calcext:value-type="float">
            <text:p>3</text:p>
          </table:table-cell>
          <table:table-cell table:style-name="ce3" office:value-type="string" calcext:value-type="string">
            <text:p>Permettre à chacun de pouvoir identifier aisément son inspecteur de proximité</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pour tous, en sécurité</text:p>
          </table:table-cell>
          <table:table-cell table:style-name="ce3" office:value-type="string" calcext:value-type="string">
            <text:p>à suivre, c'est fai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2</text:p>
          </table:table-cell>
          <table:table-cell table:style-name="ce2" office:value-type="string" calcext:value-type="string">
            <text:p>soutenir la production alimentaire locale</text:p>
          </table:table-cell>
          <table:table-cell table:style-name="ce2" office:value-type="string" calcext:value-type="string">
            <text:p>pains</text:p>
          </table:table-cell>
          <table:table-cell table:style-name="ce2" office:value-type="float" office:value="4" calcext:value-type="float">
            <text:p>4</text:p>
          </table:table-cell>
          <table:table-cell table:style-name="ce6" office:value-type="string" calcext:value-type="string">
            <text:p>poursuivre et si possible renforcer l'appel à projet pour la relocalisation de la production alimentaire sur la commune. </text:p>
          </table:table-cell>
          <table:table-cell table:style-name="ce2"/>
          <table:table-cell table:style-name="ce6" office:value-type="string" calcext:value-type="string">
            <text:p>Nous devons revenir à l'essentiel, nous nourrir avec ce que la terre nous propose ici et maintenant. Nous avons été trop loin, dans la surproduction et la surconsommation, nos supermarchés débordent de biens qui ont parfois parcouru des milliers de kilomètres et parmi lesquels nous ne savons plus choisir. La sobriété n'est pas un retour à la bougie, c'est une comportement raisonnable et respectueux des ressources</text:p>
          </table:table-cell>
          <table:table-cell table:style-name="ce2" office:value-type="string" calcext:value-type="string">
            <text:p>partout</text:p>
          </table:table-cell>
          <table:table-cell table:style-name="ce2" office:value-type="string" calcext:value-type="string">
            <text:p>mieux manger, commerces, nature, agriculture, climat, entreprises</text:p>
          </table:table-cell>
          <table:table-cell table:style-name="ce2" office:value-type="string" calcext:value-type="string">
            <text:p>c'est fait, 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2</text:p>
          </table:table-cell>
          <table:table-cell table:style-name="ce3" office:value-type="string" calcext:value-type="string">
            <text:p>créer une communauté d'énergie</text:p>
          </table:table-cell>
          <table:table-cell table:style-name="ce3"/>
          <table:table-cell table:style-name="ce3" office:value-type="float" office:value="4" calcext:value-type="float">
            <text:p>4</text:p>
          </table:table-cell>
          <table:table-cell table:style-name="ce12" office:value-type="string" calcext:value-type="string">
            <text:p>soutenir et accompagner le développement de projets d'utilité collective en matière d'énergie tels que des projets de communauté d'énergie, au bénéfice des habitants</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climat, énergie, habitat, pour tou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2</text:p>
          </table:table-cell>
          <table:table-cell table:style-name="ce2" office:value-type="string" calcext:value-type="string">
            <text:p>des panneaux photovoltaïques sur le centre sportif</text:p>
          </table:table-cell>
          <table:table-cell table:style-name="ce2"/>
          <table:table-cell table:style-name="ce2" office:value-type="float" office:value="4" calcext:value-type="float">
            <text:p>4</text:p>
          </table:table-cell>
          <table:table-cell table:style-name="ce6" office:value-type="string" calcext:value-type="string">
            <text:p>produire de l'énergie renouvelable par des investissements pertinents et exemplaire (PV sur les toitures communales, réseau de chaleur, etc.) </text:p>
          </table:table-cell>
          <table:table-cell table:style-name="ce2"/>
          <table:table-cell table:style-name="ce6"/>
          <table:table-cell table:style-name="ce2" office:value-type="string" calcext:value-type="string">
            <text:p>profondeville</text:p>
          </table:table-cell>
          <table:table-cell table:style-name="ce2" office:value-type="string" calcext:value-type="string">
            <text:p>sport, climat, énergie</text:p>
          </table:table-cell>
          <table:table-cell table:style-name="ce2" office:value-type="string" calcext:value-type="string">
            <text:p>en cours</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2</text:p>
          </table:table-cell>
          <table:table-cell table:style-name="ce3" office:value-type="string" calcext:value-type="string">
            <text:p>promouvoir le renouvelable local</text:p>
          </table:table-cell>
          <table:table-cell table:style-name="ce3" table:number-columns-repeated="2"/>
          <table:table-cell table:style-name="ce12" office:value-type="string" calcext:value-type="string">
            <text:p>identifier les meilleurs sites pour de la production photovoltaïque et à grande échelle et promovoir la réalisation de projets aux bénéfice du plus grand nombre</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habitat, entreprises, agriculture, énergie, climat</text:p>
          </table:table-cell>
          <table:table-cell table:style-name="ce3" office:value-type="string" calcext:value-type="string">
            <text:p>c'est fait, 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2</text:p>
          </table:table-cell>
          <table:table-cell table:style-name="ce2" office:value-type="string" calcext:value-type="string">
            <text:p>un plan énergie climat communal clair et ambitieux</text:p>
          </table:table-cell>
          <table:table-cell table:style-name="ce2"/>
          <table:table-cell table:style-name="ce2" office:value-type="float" office:value="4" calcext:value-type="float">
            <text:p>4</text:p>
          </table:table-cell>
          <table:table-cell table:style-name="ce6"/>
          <table:table-cell table:style-name="ce2"/>
          <table:table-cell table:style-name="ce6"/>
          <table:table-cell table:style-name="ce2" office:value-type="string" calcext:value-type="string">
            <text:p>partout</text:p>
          </table:table-cell>
          <table:table-cell table:style-name="ce2" office:value-type="string" calcext:value-type="string">
            <text:p>énergie, climat, participation, finances</text:p>
          </table:table-cell>
          <table:table-cell table:style-name="ce2" office:value-type="string" calcext:value-type="string">
            <text:p>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2</text:p>
          </table:table-cell>
          <table:table-cell table:style-name="ce3" office:value-type="string" calcext:value-type="string">
            <text:p>des bâtiments communaux exemplaires</text:p>
          </table:table-cell>
          <table:table-cell table:style-name="ce3"/>
          <table:table-cell table:style-name="ce3" office:value-type="float" office:value="4" calcext:value-type="float">
            <text:p>4</text:p>
          </table:table-cell>
          <table:table-cell table:style-name="ce12" office:value-type="string" calcext:value-type="string">
            <text:p>développer une véritable stratégie et un plan d'action pour progressivement réduire la consommation énergétique des bâtiments communaux. </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service public, travaux, énergie, climat</text:p>
          </table:table-cell>
          <table:table-cell table:style-name="ce3" office:value-type="string" calcext:value-type="string">
            <text:p>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2</text:p>
          </table:table-cell>
          <table:table-cell table:style-name="ce2" office:value-type="string" calcext:value-type="string">
            <text:p>réseaux de chaleur et chaudières biomasse</text:p>
          </table:table-cell>
          <table:table-cell table:style-name="ce2"/>
          <table:table-cell table:style-name="ce2" office:value-type="float" office:value="4" calcext:value-type="float">
            <text:p>4</text:p>
          </table:table-cell>
          <table:table-cell table:style-name="ce6" office:value-type="string" calcext:value-type="string">
            <text:p>réseau de chaleur, communauté d'énergie</text:p>
          </table:table-cell>
          <table:table-cell table:style-name="ce2"/>
          <table:table-cell table:style-name="ce6"/>
          <table:table-cell table:style-name="ce2" office:value-type="string" calcext:value-type="string">
            <text:p>lustin, profondeville, bois-de-villers</text:p>
          </table:table-cell>
          <table:table-cell table:style-name="ce2" office:value-type="string" calcext:value-type="string">
            <text:p>énergie, climat, habitat, pour tous, participation</text:p>
          </table:table-cell>
          <table:table-cell table:style-name="ce2" office:value-type="string" calcext:value-type="string">
            <text:p>à suivre, 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2</text:p>
          </table:table-cell>
          <table:table-cell table:style-name="ce3" office:value-type="string" calcext:value-type="string">
            <text:p>des rénovations communales dignes du XXIème siècle</text:p>
          </table:table-cell>
          <table:table-cell table:style-name="ce3" table:number-columns-repeated="2"/>
          <table:table-cell table:style-name="ce12" office:value-type="string" calcext:value-type="string">
            <text:p>la commune doit être exemplaire dans ses rénovations immobilières en tenant mieux compte des coûts d'utilisation et de maintenance. Rénovation énergétique systématique en cas de rénovation de salle.</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énergie, travaux, finances, climat, service public</text:p>
          </table:table-cell>
          <table:table-cell table:style-name="ce20" office:value-type="string" calcext:value-type="string">
            <text:p>à suivre, 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2</text:p>
          </table:table-cell>
          <table:table-cell table:style-name="ce2" office:value-type="string" calcext:value-type="string">
            <text:p>la cabane du climat</text:p>
          </table:table-cell>
          <table:table-cell table:style-name="ce2"/>
          <table:table-cell table:style-name="ce2" office:value-type="float" office:value="4" calcext:value-type="float">
            <text:p>4</text:p>
          </table:table-cell>
          <table:table-cell table:style-name="ce6" office:value-type="string" calcext:value-type="string">
            <text:p>sensibiliser et informer la population aux défis énergétiques et aux changements d'habitudes par des actions décentralisées à la rencontre des habitants </text:p>
          </table:table-cell>
          <table:table-cell table:style-name="ce2" office:value-type="float" office:value="1" calcext:value-type="float">
            <text:p>1</text:p>
          </table:table-cell>
          <table:table-cell table:style-name="ce6"/>
          <table:table-cell table:style-name="ce2" office:value-type="string" calcext:value-type="string">
            <text:p>partout</text:p>
          </table:table-cell>
          <table:table-cell table:style-name="ce2" office:value-type="string" calcext:value-type="string">
            <text:p>festivités, climat, pour tous</text:p>
          </table:table-cell>
          <table:table-cell table:style-name="ce2" office:value-type="string" calcext:value-type="string">
            <text:p>c'est fait, 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2</text:p>
          </table:table-cell>
          <table:table-cell table:style-name="ce3" office:value-type="string" calcext:value-type="string">
            <text:p>un accompagnement massif à la transition énergétique <text:s/></text:p>
          </table:table-cell>
          <table:table-cell table:style-name="ce3"/>
          <table:table-cell table:style-name="ce3" office:value-type="float" office:value="4" calcext:value-type="float">
            <text:p>4</text:p>
          </table:table-cell>
          <table:table-cell table:style-name="ce12" office:value-type="string" calcext:value-type="string">
            <text:p>développer un véritable programme de soutien à la transition énergétique pour s'assurer de ne laisser personne en chemin. </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climat, énergie, pour tous</text:p>
          </table:table-cell>
          <table:table-cell table:style-name="ce3" office:value-type="string" calcext:value-type="string">
            <text:p>à suivre, 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2</text:p>
          </table:table-cell>
          <table:table-cell table:style-name="ce2" office:value-type="string" calcext:value-type="string">
            <text:p>informer et accompagner sur la transition énergétique</text:p>
          </table:table-cell>
          <table:table-cell table:style-name="ce2" table:number-columns-repeated="2"/>
          <table:table-cell table:style-name="ce6" office:value-type="string" calcext:value-type="string">
            <text:p>prolonger (voire pérenniser) l’accompagnement des citoyens-propriétaires et des PME</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climat, énergie, pour tous, commerces, entreprises, agriculture</text:p>
          </table:table-cell>
          <table:table-cell table:style-name="ce2" office:value-type="string" calcext:value-type="string">
            <text:p>à suivre, 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5</text:p>
          </table:table-cell>
          <table:table-cell table:style-name="ce3" office:value-type="string" calcext:value-type="string">
            <text:p>Une chasse sûre et respecteuse, ça existe</text:p>
          </table:table-cell>
          <table:table-cell table:style-name="ce3" office:value-type="string" calcext:value-type="string">
            <text:p>mirador</text:p>
          </table:table-cell>
          <table:table-cell table:style-name="ce3" office:value-type="float" office:value="4" calcext:value-type="float">
            <text:p>4</text:p>
          </table:table-cell>
          <table:table-cell table:style-name="ce12" office:value-type="string" calcext:value-type="string">
            <text:p>A Profondeville, on ose être inovant en matière de chasse: on fait un premier pas vers des pratiques respectueuses: l’interdiction de la battue à cors et à cris sur les terrains communaux. Ce type de chasse est appelé « poussée silencieuse ».</text:p>
          </table:table-cell>
          <table:table-cell table:style-name="ce3" office:value-type="float" office:value="1" calcext:value-type="float">
            <text:p>1</text:p>
          </table:table-cell>
          <table:table-cell table:style-name="ce12" office:value-type="string" calcext:value-type="string">
            <text:p>Dans notre “petite” Belgique et en Wallonie, la chasse est nécessaire pour le maintient de la biodiversité et assurer la regénération de la foret. La quantité de ibier peuplant nos forets doit être régulée.</text:p>
            <text:p>Cependant il existe des alternatives à la “chasse-business” et ses dérives.</text:p>
            <text:p>Du nourrisage en foret qui induit des surpopulations de gibiers, le danger des balles perdues, le bien-être animal en question quand on sait qu’il faut parfois plus de 6 balles pour tuer un gibier.</text:p>
            <text:p>Le collectif “Stop aux dérives de la chasse” a interpellé le parlement wallon l’automne 2023 à ce sujet: stopderiveschasse.be</text:p>
            <text:p>Il est possible de réguler efficacement et avec respect le gibier. </text:p>
            <text:p>Il est possible de garder nos forets ouvertes aux promeneurs  et de développer un tourisme vert.</text:p>
            <text:p>A Profondeville, on ose être inovant en matière de chasse: on fait un premier pas vers des pratiques respectueuses: l’interdiction de la battue à cors et à cris sur les terrains communaux.</text:p>
          </table:table-cell>
          <table:table-cell table:style-name="ce3" office:value-type="string" calcext:value-type="string">
            <text:p>profondeville, lustin, rivière, arbre, besinne</text:p>
          </table:table-cell>
          <table:table-cell table:style-name="ce3" office:value-type="string" calcext:value-type="string">
            <text:p>forêt, nature, chasse</text:p>
          </table:table-cell>
          <table:table-cell table:style-name="ce3" office:value-type="string" calcext:value-type="string">
            <text:p>c'est fait, à suivre, on veut</text:p>
          </table:table-cell>
          <table:table-cell table:style-name="ce3" office:value-type="string" calcext:value-type="string">
            <text:p>#onbosse</text:p>
          </table:table-cell>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5</text:p>
          </table:table-cell>
          <table:table-cell table:style-name="ce2" office:value-type="string" calcext:value-type="string">
            <text:p>On ose, on innove sur le terrain des chasseurs et on inspire les autres</text:p>
          </table:table-cell>
          <table:table-cell table:style-name="ce2" office:value-type="string" calcext:value-type="string">
            <text:p>chevreuil</text:p>
          </table:table-cell>
          <table:table-cell table:style-name="ce2" office:value-type="float" office:value="4" calcext:value-type="float">
            <text:p>4</text:p>
          </table:table-cell>
          <table:table-cell table:style-name="ce6" office:value-type="string" calcext:value-type="string">
            <text:p>Un premier pas est fait sur les terrains communaux mais plus encore, on veut revoir en profondeur le système des baux de chasse pour une gestion plus raisonnée excluant le nourrissage</text:p>
          </table:table-cell>
          <table:table-cell table:style-name="ce2" office:value-type="float" office:value="1" calcext:value-type="float">
            <text:p>1</text:p>
          </table:table-cell>
          <table:table-cell table:style-name="ce6" office:value-type="string" calcext:value-type="string">
            <text:p>Les baux de chasse arrivent à leur termes et doivent être renouvelés... ou pas. C'est le moment pour revoir en profondeur le système et imposer le principe des chasses à licences.</text:p>
            <text:p>La révision du système est un complément à l'imposition de la traque-affut ou poussée silencieuse sur les terrains communaux. Ces pratiques inovantes sont déjà en place dans la foret de Saint Remy à Rochefort depuis 3 ans, ainsi que depuis de nombreuses années dans le canton d’Elsenborn.</text:p>
            <text:p>La gestion de la chasse n'est plus dans les mains d'un groupe de personne, elle reste au niveau communal qui permet, certains jours, une location individuelle de chasse à partir de miradors, dans le calme et sans stresser les animaux.</text:p>
            <text:p>L’interdiction du nourrisage au niveau communal est également une voie à suivre. On espère que cette communication sur bien-être animal et la foret ouverte puisse faire de ce projet une exemplarité et inspirer les propriétaires privés.</text:p>
          </table:table-cell>
          <table:table-cell table:style-name="ce2" office:value-type="string" calcext:value-type="string">
            <text:p>profondeville, lustin, rivière, arbre, besinne</text:p>
          </table:table-cell>
          <table:table-cell table:style-name="ce2" office:value-type="string" calcext:value-type="string">
            <text:p>forêt, nature, chasse</text:p>
          </table:table-cell>
          <table:table-cell table:style-name="ce2" table:number-columns-repeated="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5</text:p>
          </table:table-cell>
          <table:table-cell table:style-name="ce3" office:value-type="string" calcext:value-type="string">
            <text:p>Prendre à bras-le-corps les sites pollués</text:p>
          </table:table-cell>
          <table:table-cell table:style-name="ce3" office:value-type="string" calcext:value-type="string">
            <text:p>dechets</text:p>
          </table:table-cell>
          <table:table-cell table:style-name="ce3" office:value-type="float" office:value="4" calcext:value-type="float">
            <text:p>4</text:p>
          </table:table-cell>
          <table:table-cell table:style-name="ce12" office:value-type="string" calcext:value-type="string">
            <text:p>Arrêter la politique de l'autruche et traiter les sites pollués (anciennes décharges par ex.) avec l'aide du DNF</text:p>
          </table:table-cell>
          <table:table-cell table:style-name="ce3" office:value-type="float" office:value="1" calcext:value-type="float">
            <text:p>1</text:p>
          </table:table-cell>
          <table:table-cell table:style-name="ce12" office:value-type="string" calcext:value-type="string">
            <text:p>La décharge-carrière des Bâtis à proximité de l'école de Burno n'est plus une décharge, l'éventuelle pollution a été écarté, c'est désormais un site pour la biodiversité où des aménagements en place.</text:p>
            <text:p>La décharge des béguines, dans le bois de la Hulle est correctement géré, une couche de terre permet de protéger la faune, la flore et les humains.</text:p>
            <text:p>Savez-vous que d'autres anciennes décharges sont existantes sur notre territoire? Il est grand temps d'ouvrir les yeux, d'assumer les erreurs du passé et de prendre les mesures adéquates pour ces espaces pollué. Les outils existent pour diagnostiquer les problèmes et gérer les risques de manière adéquate pour le bénéfice de tous: nature et citoyens.</text:p>
          </table:table-cell>
          <table:table-cell table:style-name="ce3" office:value-type="string" calcext:value-type="string">
            <text:p>profondeville, rivière, lesve</text:p>
          </table:table-cell>
          <table:table-cell table:style-name="ce3" office:value-type="string" calcext:value-type="string">
            <text:p>forêt, nature, déchets, travaux</text:p>
          </table:table-cell>
          <table:table-cell table:style-name="ce3" office:value-type="string" calcext:value-type="string">
            <text:p>c'est fait, 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5</text:p>
          </table:table-cell>
          <table:table-cell table:style-name="ce2" office:value-type="string" calcext:value-type="string">
            <text:p>Planter encore plein d'arbres</text:p>
          </table:table-cell>
          <table:table-cell table:style-name="ce2" office:value-type="string" calcext:value-type="string">
            <text:p>planter</text:p>
          </table:table-cell>
          <table:table-cell table:style-name="ce2" office:value-type="float" office:value="4" calcext:value-type="float">
            <text:p>4</text:p>
          </table:table-cell>
          <table:table-cell table:style-name="ce6" office:value-type="string" calcext:value-type="string">
            <text:p>C'est une évidence, mais on en veut encore. On connait l'impact des arbres sur la biodiversité mais aussi sur le paysage et sur le bien-être dans les espaces publics</text:p>
          </table:table-cell>
          <table:table-cell table:style-name="ce2"/>
          <table:table-cell table:style-name="ce6" office:value-type="string" calcext:value-type="string">
            <text:p>La cartographie des sites et espaces publics potentiels est en cours dans le cadre de l'appel à projet Maillage vert et bleu. l'objectif est de replanter haies et alignements d’arbres en zone agricole, le long de sentiers, des voiries agricoles et dans les espaces publics.</text:p>
            <text:p>Avez vous déjà été vous reposer sous un arbre lorsqu'il fait vraiment chaud? La présence des arbres dans nos villages et nos espaces public est un point central de la résilience du territoire face au réchauffement climatique</text:p>
          </table:table-cell>
          <table:table-cell table:style-name="ce2" office:value-type="string" calcext:value-type="string">
            <text:p>partout</text:p>
          </table:table-cell>
          <table:table-cell table:style-name="ce2" office:value-type="string" calcext:value-type="string">
            <text:p>nature, climat, travaux</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5</text:p>
          </table:table-cell>
          <table:table-cell table:style-name="ce5" office:value-type="string" calcext:value-type="string">
            <text:p>On cultive nos légumes et si on cultivait aussi nos fleurs</text:p>
          </table:table-cell>
          <table:table-cell table:style-name="ce3" office:value-type="string" calcext:value-type="string">
            <text:p>fleurs</text:p>
          </table:table-cell>
          <table:table-cell table:style-name="ce3"/>
          <table:table-cell table:style-name="ce12" office:value-type="string" calcext:value-type="string">
            <text:p>Cultiver sur les terres communales des fleurs vivaces et ainsi diminuer le cout annuel du fleurissement et limiter la charge de travail pour les ouvriers lors des pics de chaleur (moins d'arrosage, installation, entretien)</text:p>
          </table:table-cell>
          <table:table-cell table:style-name="ce3" office:value-type="float" office:value="1" calcext:value-type="float">
            <text:p>1</text:p>
          </table:table-cell>
          <table:table-cell table:style-name="ce12" office:value-type="string" calcext:value-type="string">
            <text:p>Opter pour des plantes indigènes, vivaces et ayant une bonne</text:p>
            <text:p>adaptabilité aux conditions sols et climat de Profondeville nous permettra de diminuer le coût annuel du poste fleurissement et de diminuer la charge de travail des ouvriers communaux notamment lors des pics de travail en été (installation, arrosage, entretien)</text:p>
            <text:p>Et si on voyait encore plus loin, si on cultivait nous même nos fleurs à côté des serres du potager de la Hulle. Quelle fierté et quelle reconnaissance pour nos ouvriers communaux!</text:p>
            <text:p>Ce projet est possible a un cout raisonnable car acheter chaque année des annuelles induit un budget énorme</text:p>
          </table:table-cell>
          <table:table-cell table:style-name="ce3" office:value-type="string" calcext:value-type="string">
            <text:p>partout</text:p>
          </table:table-cell>
          <table:table-cell table:style-name="ce3" office:value-type="string" calcext:value-type="string">
            <text:p>nature, travaux, climat</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5</text:p>
          </table:table-cell>
          <table:table-cell table:style-name="ce2" office:value-type="string" calcext:value-type="string">
            <text:p>Des plans communaux pour la nature?</text:p>
          </table:table-cell>
          <table:table-cell table:style-name="ce2"/>
          <table:table-cell table:style-name="ce2" office:value-type="float" office:value="4" calcext:value-type="float">
            <text:p>4</text:p>
          </table:table-cell>
          <table:table-cell table:style-name="ce6" office:value-type="string" calcext:value-type="string">
            <text:p>Mise en place d’un PCDR : Plan Communal de Développement Rural et dans ce cadre, mise en place d'un PCDN: Plan Communal de Développement de la Nature</text:p>
          </table:table-cell>
          <table:table-cell table:style-name="ce2"/>
          <table:table-cell table:style-name="ce6" office:value-type="string" calcext:value-type="string">
            <text:p>S'incrire dans un une Opération de Développement Rural avec un PCDR et PCDN offre l'opportunité d'avoir des projets qui pourront être subsidiés par la Wallonie jusqu’à 80% voire 90% pour les projets transcommunaux.</text:p>
            <text:p>C'est un processus participatif, mené par une commune, au service du milieu rural dans le respect des principes du développement rural. </text:p>
            <text:p>On avance! Le Conseil communal a validé l'accord de principe en septembre 2023... On ne lache pas...</text:p>
          </table:table-cell>
          <table:table-cell table:style-name="ce2" office:value-type="string" calcext:value-type="string">
            <text:p>partout</text:p>
          </table:table-cell>
          <table:table-cell table:style-name="ce2" office:value-type="string" calcext:value-type="string">
            <text:p>nature, participation, pour tou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5</text:p>
          </table:table-cell>
          <table:table-cell table:style-name="ce3" office:value-type="string" calcext:value-type="string">
            <text:p>Consacrer des terres publiques à l'agriculture durable </text:p>
          </table:table-cell>
          <table:table-cell table:style-name="ce3" office:value-type="string" calcext:value-type="string">
            <text:p>nigel</text:p>
          </table:table-cell>
          <table:table-cell table:style-name="ce3" office:value-type="float" office:value="4" calcext:value-type="float">
            <text:p>4</text:p>
          </table:table-cell>
          <table:table-cell table:style-name="ce12" office:value-type="string" calcext:value-type="string">
            <text:p>mettre à disposition les terres publiques (Commune, CPAS, Fabrique d’église) selon des critères conformes aux valeurs agroécologiques</text:p>
          </table:table-cell>
          <table:table-cell table:style-name="ce3"/>
          <table:table-cell table:style-name="ce12" office:value-type="string" calcext:value-type="string">
            <text:p>Certaines terres sont publiques, elles appartiennent à la commune, au CPAS ou aux fabriques d'Eglise. Mettons les à dispositions d'agriculteurs ou maraichers en recherche de terres. Terre-en-vue peut nous aider à trouver les leviers corrects pour ce faire.</text:p>
            <text:p>On a déjà fait quelques pas, nous avons fait l'état des lieux des terres publiques potentiellement agricoles.</text:p>
            <text:p>Si les terres ne sont pas publiques, nous pouvons être acteur dans la mise à disposition de de terres en mettant en relation des agriculteurs en fin de parcours avec des porteurs de projets respectueux de l'agroécologie.</text:p>
          </table:table-cell>
          <table:table-cell table:style-name="ce3" office:value-type="string" calcext:value-type="string">
            <text:p>partout</text:p>
          </table:table-cell>
          <table:table-cell table:style-name="ce3" office:value-type="string" calcext:value-type="string">
            <text:p>nature, agriculture, service public, mieux manger</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5</text:p>
          </table:table-cell>
          <table:table-cell table:style-name="ce2" office:value-type="string" calcext:value-type="string">
            <text:p>Un revenu décent pour les agriculteurs</text:p>
          </table:table-cell>
          <table:table-cell table:style-name="ce2" office:value-type="string" calcext:value-type="string">
            <text:p>renard</text:p>
          </table:table-cell>
          <table:table-cell table:style-name="ce2" office:value-type="float" office:value="4" calcext:value-type="float">
            <text:p>4</text:p>
          </table:table-cell>
          <table:table-cell table:style-name="ce6" office:value-type="string" calcext:value-type="string">
            <text:p>Compléter des aides financières insuffisantes (ex PAC) via un mécanisme du CPAS, conditionné par des critères précis</text:p>
          </table:table-cell>
          <table:table-cell table:style-name="ce2" office:value-type="float" office:value="1" calcext:value-type="float">
            <text:p>1</text:p>
          </table:table-cell>
          <table:table-cell table:style-name="ce6"/>
          <table:table-cell table:style-name="ce2" office:value-type="string" calcext:value-type="string">
            <text:p>partout</text:p>
          </table:table-cell>
          <table:table-cell table:style-name="ce2" office:value-type="string" calcext:value-type="string">
            <text:p>agriculture, pour tous, finance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5</text:p>
          </table:table-cell>
          <table:table-cell table:style-name="ce3" office:value-type="string" calcext:value-type="string">
            <text:p>Renforcer les filières agro-maraîchères durables</text:p>
          </table:table-cell>
          <table:table-cell table:style-name="ce3"/>
          <table:table-cell table:style-name="ce3" office:value-type="float" office:value="4" calcext:value-type="float">
            <text:p>4</text:p>
          </table:table-cell>
          <table:table-cell table:style-name="ce12" office:value-type="string" calcext:value-type="string">
            <text:p>Informer les candidats-agriculteurs/maraîchers sur les leviers existants et mise en contact avec les fondations/associations. Etablir une fiche des leviers possibles. Soutenir concrètement des initiatives déjà existantes, telles que des fermes partagées, dans notre commune.</text:p>
          </table:table-cell>
          <table:table-cell table:style-name="ce3"/>
          <table:table-cell table:style-name="ce12" office:value-type="string" calcext:value-type="string">
            <text:p>L'accès à la terre est l'un des obstacles majeurs à l'installation des jeunes agriculteurs. Diverses initiatives collectives et des structures de soutien existent en Wallonie. Il s'agit de s'en inspirer pour soutenir les projets agricoles dans notre commune. Soutenir des projets collectifs comme la Ferme des Arondes</text:p>
          </table:table-cell>
          <table:table-cell table:style-name="ce3" office:value-type="string" calcext:value-type="string">
            <text:p>partout</text:p>
          </table:table-cell>
          <table:table-cell table:style-name="ce3" office:value-type="string" calcext:value-type="string">
            <text:p>agriculture, mieux manger, nature</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5</text:p>
          </table:table-cell>
          <table:table-cell table:style-name="ce2" office:value-type="string" calcext:value-type="string">
            <text:p>Un conseil de la politique alimentaire</text:p>
          </table:table-cell>
          <table:table-cell table:style-name="ce2"/>
          <table:table-cell table:style-name="ce2" office:value-type="float" office:value="4" calcext:value-type="float">
            <text:p>4</text:p>
          </table:table-cell>
          <table:table-cell table:style-name="ce6" office:value-type="string" calcext:value-type="string">
            <text:p>créer un CPA (Conseil politique alimentaire), en s'appuyant sur l'exemple de Namur, regroupant toutes les forces vives (agriculteurs, transformateurs, distributeurs, institutionnelles, …) et étudier les pistes de financement de la coordination</text:p>
          </table:table-cell>
          <table:table-cell table:style-name="ce2" office:value-type="float" office:value="1" calcext:value-type="float">
            <text:p>1</text:p>
          </table:table-cell>
          <table:table-cell table:style-name="ce6"/>
          <table:table-cell table:style-name="ce2" office:value-type="string" calcext:value-type="string">
            <text:p>partout</text:p>
          </table:table-cell>
          <table:table-cell table:style-name="ce2" office:value-type="string" calcext:value-type="string">
            <text:p>mieux manger, agriculture, commerces, entreprises, finances, pour tou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2</text:p>
          </table:table-cell>
          <table:table-cell table:style-name="ce3" office:value-type="string" calcext:value-type="string">
            <text:p>Transition climatique pour les PME</text:p>
          </table:table-cell>
          <table:table-cell table:style-name="ce3" table:number-columns-repeated="2"/>
          <table:table-cell table:style-name="ce12" office:value-type="string" calcext:value-type="string">
            <text:p>offrir une information actualisée et pertinente aux commerçants sur les aides et soutiens disponibles. </text:p>
          </table:table-cell>
          <table:table-cell table:style-name="ce3"/>
          <table:table-cell table:style-name="ce12" office:value-type="string" calcext:value-type="string">
            <text:p>Depuis que nous avons organisé une réunion d'information auprès des PME sur la réduction de leur empreinte carbone, toutes ces informations sont sur le site de la commune et vous permettent de <text:s/>savoir quels programmes vous pouvez activer pour etre accompagnés gratuitement dans votre transition climatique et energétique.</text:p>
          </table:table-cell>
          <table:table-cell table:style-name="ce3" office:value-type="string" calcext:value-type="string">
            <text:p>partout</text:p>
          </table:table-cell>
          <table:table-cell table:style-name="ce3" office:value-type="string" calcext:value-type="string">
            <text:p>commerces, entreprises, climat, finance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2</text:p>
          </table:table-cell>
          <table:table-cell table:style-name="ce2" office:value-type="string" calcext:value-type="string">
            <text:p>Achats locaux et durables ou rien!</text:p>
          </table:table-cell>
          <table:table-cell table:style-name="ce2" table:number-columns-repeated="2"/>
          <table:table-cell table:style-name="ce6" office:value-type="string" calcext:value-type="string">
            <text:p>systématiser les actions de sensibilisation et <text:s/>imposer des achats durables et éthiques lors des événements autorisés par la commune</text:p>
          </table:table-cell>
          <table:table-cell table:style-name="ce2"/>
          <table:table-cell table:style-name="ce6" office:value-type="string" calcext:value-type="string">
            <text:p>réaliser un guide qui reprendra des exemples et les démarches à effectuer pour se fournir auprès de producteurs locaux, équitables et durables </text:p>
          </table:table-cell>
          <table:table-cell table:style-name="ce2" office:value-type="string" calcext:value-type="string">
            <text:p>partout</text:p>
          </table:table-cell>
          <table:table-cell table:style-name="ce2" office:value-type="string" calcext:value-type="string">
            <text:p>service public, mieux manger, festivités, commerces</text:p>
          </table:table-cell>
          <table:table-cell table:style-name="ce2" office:value-type="string" calcext:value-type="string">
            <text:p>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table:table-cell table:style-name="ce3" office:value-type="string" calcext:value-type="string">
            <text:p>le potager de la Hulle, un exemple à copier</text:p>
          </table:table-cell>
          <table:table-cell table:style-name="ce3" office:value-type="string" calcext:value-type="string">
            <text:p>potager</text:p>
          </table:table-cell>
          <table:table-cell table:style-name="ce3"/>
          <table:table-cell table:style-name="ce12" office:value-type="string" calcext:value-type="string">
            <text:p>parce qu'il propose des légumes sans pesticides aux enfants, parce qu'il emploie des personnes en réinsertion, parce qu'il émerveille les enfants qui viennent en visite ou en stage</text:p>
          </table:table-cell>
          <table:table-cell table:style-name="ce3"/>
          <table:table-cell table:style-name="ce12" office:value-type="string" calcext:value-type="string">
            <text:p>Nos maraîchers reçoivent régulièrement la visite de personnes d'autres communes ou organisations désireuses de mettre sur pied un tel projet. Chaque enfant scolarisé sur la commune reçoit gratuitement un potage comme collation, préparé à partir des légumes du potager. Les menus <text:s/>sont aussi élaborés en fonction du plan de culture. Les ateliers didactiques ont lieu chaque vendredi sur différents thèmes et permettent aux enfants de découvrir le travail de la terre et la saisonalité </text:p>
          </table:table-cell>
          <table:table-cell table:style-name="ce3" office:value-type="string" calcext:value-type="string">
            <text:p>profondeville</text:p>
          </table:table-cell>
          <table:table-cell table:style-name="ce3" office:value-type="string" calcext:value-type="string">
            <text:p>service public, nature, pour tous, mieux manger, écoles</text:p>
          </table:table-cell>
          <table:table-cell table:style-name="ce3" office:value-type="string" calcext:value-type="string">
            <text:p>c'est fai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sophie</text:p>
          </table:table-cell>
          <table:table-cell table:style-name="ce2" office:value-type="string" calcext:value-type="string">
            <text:p>Potager de la hulle, mon amour</text:p>
          </table:table-cell>
          <table:table-cell table:style-name="ce2"/>
          <table:table-cell table:style-name="ce2" office:value-type="float" office:value="3" calcext:value-type="float">
            <text:p>3</text:p>
          </table:table-cell>
          <table:table-cell table:style-name="ce6" office:value-type="string" calcext:value-type="string">
            <text:p>pérenniser cette formidable aventure vers des repas plus sains, la réinsertion de personnes précarisées et la sensibilisation de nos écoliers</text:p>
          </table:table-cell>
          <table:table-cell table:style-name="ce2" office:value-type="float" office:value="1" calcext:value-type="float">
            <text:p>1</text:p>
          </table:table-cell>
          <table:table-cell table:style-name="ce6" office:value-type="string" calcext:value-type="string">
            <text:p>Depuis 2013, le potager de la Hulle, géré par le CPAS, fournit aux écoles des légumes cultivés sans pesticides, pour la confection des potages, servis comme collation gratuite à tous les enfants, et des repas. Une belle collaboration entre les cantinières et les maraîchers, mis en lien et épaulés par la chargée de projets en alimentation durable. Les menus ont été revus, pour plus de local, de frais, de saison, de maison, moins de viande mais autant voire plus de protéines, c'est une belle amélioration, à poursuivre et à renforcer</text:p>
          </table:table-cell>
          <table:table-cell table:style-name="ce2" office:value-type="string" calcext:value-type="string">
            <text:p>profondeville</text:p>
          </table:table-cell>
          <table:table-cell table:style-name="ce2" office:value-type="string" calcext:value-type="string">
            <text:p>service public, nature, pour tous, mieux manger, écoles</text:p>
          </table:table-cell>
          <table:table-cell table:style-name="ce2" office:value-type="string" calcext:value-type="string">
            <text:p>à suivre</text:p>
          </table:table-cell>
          <table:table-cell table:style-name="ce22" table:number-columns-repeated="23"/>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sophie</text:p>
          </table:table-cell>
          <table:table-cell table:style-name="ce3" office:value-type="string" calcext:value-type="string">
            <text:p>le potager ouvert à un public plus large</text:p>
          </table:table-cell>
          <table:table-cell table:style-name="ce3" table:number-columns-repeated="2"/>
          <table:table-cell table:style-name="ce12" office:value-type="string" calcext:value-type="string">
            <text:p>promouvoir la réalisation de supports didactiques et de moment de rencontre (ateliers; conférence)</text:p>
          </table:table-cell>
          <table:table-cell table:style-name="ce3"/>
          <table:table-cell table:style-name="ce12" office:value-type="string" calcext:value-type="string">
            <text:p>Le CPAS a obtenu un subside pour installer un container sur le site du potager. L'idée est d'élargir le public et de pouvoir organiser des ateliers, conférences, stages, ... aussi pour les adultes et citoyens intéressés</text:p>
          </table:table-cell>
          <table:table-cell table:style-name="ce3" office:value-type="string" calcext:value-type="string">
            <text:p>profondeville</text:p>
          </table:table-cell>
          <table:table-cell table:style-name="ce3" office:value-type="string" calcext:value-type="string">
            <text:p>service public, nature, pour tous, mieux manger, école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sophie</text:p>
          </table:table-cell>
          <table:table-cell table:style-name="ce2" table:number-columns-repeated="3"/>
          <table:table-cell table:style-name="ce6" office:value-type="string" calcext:value-type="string">
            <text:p>s'appuyer sur les associations, clubs et comités locaux existants pour toucher un public variés</text:p>
          </table:table-cell>
          <table:table-cell table:style-name="ce2"/>
          <table:table-cell table:style-name="ce6" office:value-type="string" calcext:value-type="string">
            <text:p>Sensibiliser les clubs à modifier l'offre de leur cafeteriat vers des collations et boissons plus saines</text:p>
          </table:table-cell>
          <table:table-cell table:style-name="ce2" table:number-columns-repeated="2"/>
          <table:table-cell table:style-name="ce2" office:value-type="string" calcext:value-type="string">
            <text:p>alimentation ; </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sophie</text:p>
          </table:table-cell>
          <table:table-cell table:style-name="ce3" office:value-type="string" calcext:value-type="string">
            <text:p>une alimentation saine et durable pour tous</text:p>
          </table:table-cell>
          <table:table-cell table:style-name="ce3" table:number-columns-repeated="2"/>
          <table:table-cell table:style-name="ce12" office:value-type="string" calcext:value-type="string">
            <text:p>le droit à l'alimentation est fondamental, se nourir sainement doit être une priorité accessible</text:p>
          </table:table-cell>
          <table:table-cell table:style-name="ce3"/>
          <table:table-cell table:style-name="ce12" office:value-type="string" calcext:value-type="string">
            <text:p>Se nourrir sainement passe trop souvent au second plan, au détriment de la santé et de l'environnement, et au profit de l'agroindustrie. Il est possible de réajuster son budget en remettant les priorités au bon endroit, en adoptant une nourriture de saison, en se focalisant sur l'essentiel.L'alimentation saine et durable est plus accessible qu'on ne le pense.</text:p>
          </table:table-cell>
          <table:table-cell table:style-name="ce3" office:value-type="string" calcext:value-type="string">
            <text:p>partout</text:p>
          </table:table-cell>
          <table:table-cell table:style-name="ce3" office:value-type="string" calcext:value-type="string">
            <text:p>mieux manger, pour tous, service public, nature, climat, action sociale</text:p>
          </table:table-cell>
          <table:table-cell table:style-name="ce3" table:number-columns-repeated="2"/>
          <table:table-cell table:style-name="ce4" table:number-columns-repeated="22"/>
          <table:table-cell table:number-columns-repeated="30"/>
        </table:table-row>
        <table:table-row table:style-name="ro1">
          <table:table-cell table:style-name="ce33" table:content-validation-name="val1"/>
          <table:table-cell table:style-name="ce2"/>
          <table:table-cell table:style-name="ce2" office:value-type="string" calcext:value-type="string">
            <text:p>stop à la malbouffe!</text:p>
          </table:table-cell>
          <table:table-cell table:style-name="ce2" table:number-columns-repeated="2"/>
          <table:table-cell table:style-name="ce6" office:value-type="string" calcext:value-type="string">
            <text:p>Revendiquer aux niveaux de pouvoir supérieurs une régulation plus stricte sur la malbouffe, et sur sa la publicité, voire une interdiction </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mieux manger, pour tous</text:p>
          </table:table-cell>
          <table:table-cell table:style-name="ce2" table:number-columns-repeated="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sophie</text:p>
          </table:table-cell>
          <table:table-cell table:style-name="ce3" office:value-type="string" calcext:value-type="string">
            <text:p>des repas sains et durables pour jeunes et moins jeunes</text:p>
          </table:table-cell>
          <table:table-cell table:style-name="ce3"/>
          <table:table-cell table:style-name="ce3" office:value-type="float" office:value="3" calcext:value-type="float">
            <text:p>3</text:p>
          </table:table-cell>
          <table:table-cell table:style-name="ce12" office:value-type="string" calcext:value-type="string">
            <text:p>Développer avec la chargée de projets en alimentation durable, les cantinières des écoles et le CPAS une offre de repas à livrer à domicile &amp; dans les crèches</text:p>
          </table:table-cell>
          <table:table-cell table:style-name="ce3"/>
          <table:table-cell table:style-name="ce12" office:value-type="string" calcext:value-type="string">
            <text:p>Trois écoles de l'entité sont équipées d'une cuisine professionnelle, il serait intéressant qu'elles servent également à la confection de repas à livrer à domicile et éventuellement dans les crèches</text:p>
          </table:table-cell>
          <table:table-cell table:style-name="ce3" office:value-type="string" calcext:value-type="string">
            <text:p>partout</text:p>
          </table:table-cell>
          <table:table-cell table:style-name="ce3" office:value-type="string" calcext:value-type="string">
            <text:p>mieux manger, action sociale</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table:table-cell table:style-name="ce2" office:value-type="string" calcext:value-type="string">
            <text:p>des cantines scolaires labellisées </text:p>
          </table:table-cell>
          <table:table-cell table:style-name="ce2" table:number-columns-repeated="2"/>
          <table:table-cell table:style-name="ce6" office:value-type="string" calcext:value-type="string">
            <text:p>des menus avec moins de viande, plus de frais, de local, de bio, à poursuivre</text:p>
          </table:table-cell>
          <table:table-cell table:style-name="ce2"/>
          <table:table-cell table:style-name="ce6" office:value-type="string" calcext:value-type="string">
            <text:p>Notre chargée de projets en alimentation durable effectue un travail remarquable au niveau de la confection des menus, en synergie avec les maraîchers, et au niveau du plan de formations des cantinières</text:p>
          </table:table-cell>
          <table:table-cell table:style-name="ce2" office:value-type="string" calcext:value-type="string">
            <text:p>partout</text:p>
          </table:table-cell>
          <table:table-cell table:style-name="ce2" office:value-type="string" calcext:value-type="string">
            <text:p>mieux manger, climat, écoles, nature</text:p>
          </table:table-cell>
          <table:table-cell table:style-name="ce2" office:value-type="string" calcext:value-type="string">
            <text:p>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table:table-cell table:style-name="ce3" office:value-type="string" calcext:value-type="string">
            <text:p>pourquoi c'est vital d'adopter une alimentation durable</text:p>
          </table:table-cell>
          <table:table-cell table:style-name="ce3" office:value-type="string" calcext:value-type="string">
            <text:p>serres</text:p>
          </table:table-cell>
          <table:table-cell table:style-name="ce3"/>
          <table:table-cell table:style-name="ce12" office:value-type="string" calcext:value-type="string">
            <text:p>Organiser des ateliers de sensibilisation à l'alimentation durable</text:p>
          </table:table-cell>
          <table:table-cell table:style-name="ce3"/>
          <table:table-cell table:style-name="ce12" office:value-type="string" calcext:value-type="string">
            <text:p>Il est essentiel de savoir ce qui se cache derrière nos achats de nourriture et le chemin parcouru par les produits, de sensibiliser à l'importance de réduire notre impact carbone en consommant local et de saison, en soutenant les producteurs et les fermes à taille humaine plutôt que les multinationales</text:p>
          </table:table-cell>
          <table:table-cell table:style-name="ce3"/>
          <table:table-cell table:style-name="ce3" office:value-type="string" calcext:value-type="string">
            <text:p>mieux manger, climat, pour tous</text:p>
          </table:table-cell>
          <table:table-cell table:style-name="ce3" table:number-columns-repeated="2"/>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sophie</text:p>
          </table:table-cell>
          <table:table-cell table:style-name="ce2" office:value-type="string" calcext:value-type="string">
            <text:p>Aller à la rencontre des ainés</text:p>
          </table:table-cell>
          <table:table-cell table:style-name="ce2" table:number-columns-repeated="2"/>
          <table:table-cell table:style-name="ce6" office:value-type="string" calcext:value-type="string">
            <text:p>Etudier les besoins des aînés sur le territoire communal en collaboration avec les associations</text:p>
          </table:table-cell>
          <table:table-cell table:style-name="ce2"/>
          <table:table-cell/>
          <table:table-cell table:style-name="ce2" office:value-type="string" calcext:value-type="string">
            <text:p>partout</text:p>
          </table:table-cell>
          <table:table-cell table:style-name="ce2" office:value-type="string" calcext:value-type="string">
            <text:p>action sociale, aîné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sophie</text:p>
          </table:table-cell>
          <table:table-cell table:style-name="ce3" office:value-type="string" calcext:value-type="string">
            <text:p>Vivre où on le souhaite quand on vieillit</text:p>
          </table:table-cell>
          <table:table-cell table:style-name="ce3" table:number-columns-repeated="2"/>
          <table:table-cell table:style-name="ce12" office:value-type="string" calcext:value-type="string">
            <text:p>Permettre aux Profondevillois, en particulier les plus âgés, de rester chez eux aussi longtemps qu’ils le souhaitent dans de bonnes conditions</text:p>
          </table:table-cell>
          <table:table-cell table:style-name="ce3"/>
          <table:table-cell table:style-name="ce12" office:value-type="string" calcext:value-type="string">
            <text:p>Il est important que les services proposés par le CPAS soient maintenus pour permettre aux citoyens de bénéficier d'un accompagnement adéquat et adapté et permettre de vivre à domicile. Promouvoir l'habitat intergénérationnel et l'habitat groupé dans des logements écoresponsables est une mesure qui va aussi dans ce sens. </text:p>
          </table:table-cell>
          <table:table-cell table:style-name="ce3" office:value-type="string" calcext:value-type="string">
            <text:p>partout</text:p>
          </table:table-cell>
          <table:table-cell table:style-name="ce3" office:value-type="string" calcext:value-type="string">
            <text:p>action sociale, aîné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sophie</text:p>
          </table:table-cell>
          <table:table-cell table:style-name="ce2" office:value-type="string" calcext:value-type="string">
            <text:p>un panel de services à domicile axés sur le social</text:p>
          </table:table-cell>
          <table:table-cell table:style-name="ce2"/>
          <table:table-cell table:style-name="ce2" office:value-type="float" office:value="3" calcext:value-type="float">
            <text:p>3</text:p>
          </table:table-cell>
          <table:table-cell table:style-name="ce6" office:value-type="string" calcext:value-type="string">
            <text:p>Maintenir les services de soutien à domicile proposés par le CPAS</text:p>
          </table:table-cell>
          <table:table-cell table:style-name="ce2" office:value-type="float" office:value="1" calcext:value-type="float">
            <text:p>1</text:p>
          </table:table-cell>
          <table:table-cell table:style-name="ce6" office:value-type="string" calcext:value-type="string">
            <text:p>Le CPAS propose aux personnes âgées désireuses de vieillir chez elles des services d'accompagnement <text:s/>tels que le taxi social, la livraison de repas, le service d'aide-ménagères. Proposés par le cpas, ces services mettent en avant le lien social et le relationnel.</text:p>
          </table:table-cell>
          <table:table-cell table:style-name="ce2" office:value-type="string" calcext:value-type="string">
            <text:p>partout</text:p>
          </table:table-cell>
          <table:table-cell table:style-name="ce2" office:value-type="string" calcext:value-type="string">
            <text:p>action sociale, aînés</text:p>
          </table:table-cell>
          <table:table-cell table:style-name="ce2" office:value-type="string" calcext:value-type="string">
            <text:p>à suivre</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sophie</text:p>
          </table:table-cell>
          <table:table-cell table:style-name="ce3" office:value-type="string" calcext:value-type="string">
            <text:p>lutter contre l'inoccupation de bâtiments et revendiquer une mise à disposition pour des services publics</text:p>
          </table:table-cell>
          <table:table-cell table:style-name="ce3" table:number-columns-repeated="2"/>
          <table:table-cell table:style-name="ce12" office:value-type="string" calcext:value-type="string">
            <text:p>poursuivre les tractations pour obtenir l’ancienne gendarmerie et y faire une crèche</text:p>
          </table:table-cell>
          <table:table-cell table:style-name="ce3"/>
          <table:table-cell table:style-name="ce12" office:value-type="string" calcext:value-type="string">
            <text:p>Le CPAS et la commune se sont unis pour tenter à maintes reprise et via divers contacts, de pouvoir disposer des bâtiments de l'ancienne gendarmerie, vides depuis plusieurs années et appartenant à la Régie des bâtiments, pour les transformer en crèche ou en logements à loyer modéré</text:p>
          </table:table-cell>
          <table:table-cell table:style-name="ce3" office:value-type="string" calcext:value-type="string">
            <text:p>profondeville</text:p>
          </table:table-cell>
          <table:table-cell table:style-name="ce3" office:value-type="string" calcext:value-type="string">
            <text:p>action sociale, familles, urbanisme, petite enfance</text:p>
          </table:table-cell>
          <table:table-cell table:style-name="ce3" office:value-type="string" calcext:value-type="string">
            <text:p>à suivre, 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sophie</text:p>
          </table:table-cell>
          <table:table-cell table:style-name="ce2" table:number-columns-repeated="3"/>
          <table:table-cell table:style-name="ce6" office:value-type="string" calcext:value-type="string">
            <text:p>des aménagements de voiries et de services communaux accessibles pour les poussettes</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petite enfance, mobilité, familles, travaux</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2" office:value-type="string" calcext:value-type="string">
            <text:p>GTsophie</text:p>
          </table:table-cell>
          <table:table-cell table:style-name="ce2" office:value-type="string" calcext:value-type="string">
            <text:p>Une place pour nos jeunes</text:p>
          </table:table-cell>
          <table:table-cell table:style-name="ce2"/>
          <table:table-cell table:style-name="ce2" office:value-type="float" office:value="2" calcext:value-type="float">
            <text:p>2</text:p>
          </table:table-cell>
          <table:table-cell table:style-name="ce6" office:value-type="string" calcext:value-type="string">
            <text:p>étudier la pertinence et la faisabilité de créer une ou plusieurs maison de jeunes ou d'autres structures utiles pour nos adolescents</text:p>
          </table:table-cell>
          <table:table-cell table:style-name="ce2"/>
          <table:table-cell table:style-name="ce6" office:value-type="string" calcext:value-type="string">
            <text:p>Nos jeunes ressentent le besoin de se retrouver : ils doivent disposer de lieux sécurisés et agréables, intérieurs et extérieurs. Il nous faut dès lors étudier la pertinence et la faisabilité de créer une ou plusieurs maison.s de jeunes ou d'autres structures utiles pour nos adolescents ainsi que veiller à la disponibilité dans tous les villages de lieux agréables qui permettent aux jeunes de se rassembler à l'extérieur. </text:p>
          </table:table-cell>
          <table:table-cell table:style-name="ce2" office:value-type="string" calcext:value-type="string">
            <text:p>profondeville</text:p>
          </table:table-cell>
          <table:table-cell table:style-name="ce2" office:value-type="string" calcext:value-type="string">
            <text:p>action sociale, familles, jeunes</text:p>
          </table:table-cell>
          <table:table-cell table:style-name="ce2" office:value-type="string" calcext:value-type="string">
            <text:p>on veut</text:p>
          </table:table-cell>
          <table:table-cell table:style-name="ce2" table:number-columns-repeated="23"/>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sophie</text:p>
          </table:table-cell>
          <table:table-cell table:style-name="ce6" office:value-type="string" calcext:value-type="string">
            <text:p>Etre à l’écoute des demandes en faveur de la coopération internationale et des pays en développement</text:p>
          </table:table-cell>
          <table:table-cell table:style-name="ce2" table:number-columns-repeated="2"/>
          <table:table-cell table:style-name="ce6"/>
          <table:table-cell table:style-name="ce2"/>
          <table:table-cell table:style-name="ce6" office:value-type="string" calcext:value-type="string">
            <text:p>Prévoir un budget "coopération internationale" et "aide humanitaire", poursuivre le travail pour obtenir le lable "Commune du Commerce Equitable"</text:p>
          </table:table-cell>
          <table:table-cell table:style-name="ce2" table:number-columns-repeated="4"/>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sophie</text:p>
          </table:table-cell>
          <table:table-cell table:style-name="ce3" office:value-type="string" calcext:value-type="string">
            <text:p>Informer et sensibiliser sur les enjeux de société, sur la nécessité et la possibilité d'être acteur</text:p>
          </table:table-cell>
          <table:table-cell table:style-name="ce3" table:number-columns-repeated="2"/>
          <table:table-cell table:style-name="ce12" office:value-type="string" calcext:value-type="string">
            <text:p>Renforcer la sensibilisation et l’éducation à la citoyenneté mondiale</text:p>
          </table:table-cell>
          <table:table-cell table:style-name="ce3"/>
          <table:table-cell table:style-name="ce12" office:value-type="string" calcext:value-type="string">
            <text:p>Pour agir en connaissance de cause, nous devons être informés sur les conséquences de nos actes et de notre mode de vie, dans tous les secteurs de la vie quotidienne: comment on se déplace, comment on mange, comment on s'habille, etc...</text:p>
          </table:table-cell>
          <table:table-cell table:style-name="ce3" office:value-type="string" calcext:value-type="string">
            <text:p>partout</text:p>
          </table:table-cell>
          <table:table-cell table:style-name="ce3" office:value-type="string" calcext:value-type="string">
            <text:p>action sociale, inclusion</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sophie</text:p>
          </table:table-cell>
          <table:table-cell table:style-name="ce2" table:number-columns-repeated="3"/>
          <table:table-cell table:style-name="ce6"/>
          <table:table-cell table:style-name="ce2"/>
          <table:table-cell table:style-name="ce6" office:value-type="string" calcext:value-type="string">
            <text:p>organiser des ateliers participatifs et des conférences sur des thèmes tels que la fast fashion, la malbouffe, la surconsommation, etc</text:p>
          </table:table-cell>
          <table:table-cell table:style-name="ce2" table:number-columns-repeated="4"/>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sophie</text:p>
          </table:table-cell>
          <table:table-cell table:style-name="ce3"/>
          <table:table-cell table:style-name="ce3" office:value-type="string" calcext:value-type="string">
            <text:p>voir plus haut</text:p>
          </table:table-cell>
          <table:table-cell table:style-name="ce3"/>
          <table:table-cell table:style-name="ce12" office:value-type="string" calcext:value-type="string">
            <text:p>soutenir les écoles à adresser les questions de citoyenneté, de genre, de harcèlement, au vivre ensemble. </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action sociale, inclusion, écoles, pour tou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sophie</text:p>
          </table:table-cell>
          <table:table-cell table:style-name="ce2" table:number-columns-repeated="3"/>
          <table:table-cell table:style-name="ce6" office:value-type="string" calcext:value-type="string">
            <text:p>proposer des formations aux travailleurs de terrain sur le sujet des violences intrafamiliales</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action sociale, pour tou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sophie</text:p>
          </table:table-cell>
          <table:table-cell table:style-name="ce3" table:number-columns-repeated="3"/>
          <table:table-cell table:style-name="ce12" office:value-type="string" calcext:value-type="string">
            <text:p>Accompagner les nouvelles formes d’habitat et participer à des projets pilotes en la matière o Eco-quartiers, habitat groupé, habitat léger, logements intergénérationnels</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habitat, urbanisme, climat, action sociale</text:p>
          </table:table-cell>
          <table:table-cell table:style-name="ce3" office:value-type="string" calcext:value-type="string">
            <text:p>on veut, 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sophie</text:p>
          </table:table-cell>
          <table:table-cell table:style-name="ce2" office:value-type="string" calcext:value-type="string">
            <text:p>voir plus haut</text:p>
          </table:table-cell>
          <table:table-cell table:style-name="ce2" table:number-columns-repeated="2"/>
          <table:table-cell table:style-name="ce6" office:value-type="string" calcext:value-type="string">
            <text:p>Elargir l’offre de logements accessibles aux revenus modestes</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habitat, action sociale, pour tou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sophie</text:p>
          </table:table-cell>
          <table:table-cell table:style-name="ce3" office:value-type="string" calcext:value-type="string">
            <text:p>voir plus haut</text:p>
          </table:table-cell>
          <table:table-cell table:style-name="ce3" table:number-columns-repeated="2"/>
          <table:table-cell table:style-name="ce12" office:value-type="string" calcext:value-type="string">
            <text:p>Poursuivre la collaboration avec l’Agence Immobilière Sociale et maintenir la prime communale pour les propriétaires</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action sociale, habitat, finances</text:p>
          </table:table-cell>
          <table:table-cell table:style-name="ce3" office:value-type="string" calcext:value-type="string">
            <text:p>à suivre</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sophie</text:p>
          </table:table-cell>
          <table:table-cell table:style-name="ce2" office:value-type="string" calcext:value-type="string">
            <text:p>voir plus haut</text:p>
          </table:table-cell>
          <table:table-cell table:style-name="ce2" table:number-columns-repeated="2"/>
          <table:table-cell table:style-name="ce6" office:value-type="string" calcext:value-type="string">
            <text:p>Rénover ou acquérir des bâtiments en vue d’y créer des logements décents à loyer modéré</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action sociale, habitat</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sophie</text:p>
          </table:table-cell>
          <table:table-cell table:style-name="ce3" table:number-columns-repeated="3"/>
          <table:table-cell table:style-name="ce12" office:value-type="string" calcext:value-type="string">
            <text:p>Soutenir l'engagement et la collaboration avec les associations de parents</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écoles, familles, participation</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5</text:p>
          </table:table-cell>
          <table:table-cell table:style-name="ce2" office:value-type="string" calcext:value-type="string">
            <text:p>A l'école, on apprend la nature</text:p>
          </table:table-cell>
          <table:table-cell table:style-name="ce2" table:number-columns-repeated="2"/>
          <table:table-cell table:style-name="ce6" office:value-type="string" calcext:value-type="string">
            <text:p>Poursuivre et renforcer les actions de sensibilisation et d'éducation à la nature et à sa préservation (avec des partenariats, des subsides et des formations)</text:p>
          </table:table-cell>
          <table:table-cell table:style-name="ce2"/>
          <table:table-cell table:style-name="ce6" office:value-type="string" calcext:value-type="string">
            <text:p>Plusieurs de nos écoles ont participé à des appels à projets pour augmenter la part de verdure dans les cours de récréation ou pour sensibiliser les enfants le long des chemins naturels.</text:p>
            <text:p>Les enfants observe les oiseaux, goutent des légumes, touchent des fleurs. La commune aide les directions à répondre à ces projets et soutient les initiatives éducatives dans ce sens.</text:p>
          </table:table-cell>
          <table:table-cell table:style-name="ce2" office:value-type="string" calcext:value-type="string">
            <text:p>partout</text:p>
          </table:table-cell>
          <table:table-cell table:style-name="ce2" office:value-type="string" calcext:value-type="string">
            <text:p>nature, écoles, environnement</text:p>
          </table:table-cell>
          <table:table-cell table:style-name="ce2" office:value-type="string" calcext:value-type="string">
            <text:p>biodiversité ; environnement ; éducation ; enseignement</text:p>
          </table:table-cell>
          <table:table-cell table:style-name="ce2" office:value-type="string" calcext:value-type="string">
            <text:p>#encore</text:p>
          </table:table-cell>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5</text:p>
          </table:table-cell>
          <table:table-cell table:style-name="ce3" office:value-type="string" calcext:value-type="string">
            <text:p>voir plus haut</text:p>
          </table:table-cell>
          <table:table-cell table:style-name="ce3" table:number-columns-repeated="2"/>
          <table:table-cell table:style-name="ce12" office:value-type="string" calcext:value-type="string">
            <text:p>Etendre les formations "potager" actuellement pour les enfants des écoles, également aux adultes</text:p>
          </table:table-cell>
          <table:table-cell table:style-name="ce3"/>
          <table:table-cell table:style-name="ce12" office:value-type="string" calcext:value-type="string">
            <text:p>Un container va être installé en bordure du potager, pour permettre d'accueillir, outre les élèves qui participent déjà aux ateliers, de nouveaux groupes, en vue d'organiser des ateliers, des conférences, des rencontres</text:p>
          </table:table-cell>
          <table:table-cell table:style-name="ce3" office:value-type="string" calcext:value-type="string">
            <text:p>partout</text:p>
          </table:table-cell>
          <table:table-cell table:style-name="ce3" office:value-type="string" calcext:value-type="string">
            <text:p>familles, mieux manger, nature</text:p>
          </table:table-cell>
          <table:table-cell table:style-name="ce3" table:number-columns-repeated="2"/>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5</text:p>
          </table:table-cell>
          <table:table-cell table:style-name="ce2" office:value-type="string" calcext:value-type="string">
            <text:p>des espaces verts publics respectueux de la nature</text:p>
          </table:table-cell>
          <table:table-cell table:style-name="ce2" table:number-columns-repeated="2"/>
          <table:table-cell table:style-name="ce6" office:value-type="string" calcext:value-type="string">
            <text:p>Concrétiser et poursuivre travail réalisé sur les conceptions d'espaces verts permettant de concilier accueil du public et de la biodiversité (choix de plantations, panneaux, améagements)</text:p>
          </table:table-cell>
          <table:table-cell table:style-name="ce2"/>
          <table:table-cell table:style-name="ce6" office:value-type="string" calcext:value-type="string">
            <text:p>Les ouvriers communaux sont formés sur la gestion différentié des espaces verts qui permet de concilier les usages des espaces verts urbains et une plus grande biodiversité tout en intégrant un entretien raisonné des lieux. Il faut poursuivre ces formations et sensibiliser aussi le tout le peronnel communal. La nature et la biodiversité doit être un prisme de lecture pour tous les projets d'aménagement, notamment lors de la rédaction des marchés publics.</text:p>
          </table:table-cell>
          <table:table-cell table:style-name="ce2" office:value-type="string" calcext:value-type="string">
            <text:p>partout</text:p>
          </table:table-cell>
          <table:table-cell table:style-name="ce2" office:value-type="string" calcext:value-type="string">
            <text:p>nature, pour tous, tourisme, environnement</text:p>
          </table:table-cell>
          <table:table-cell table:style-name="ce2" office:value-type="string" calcext:value-type="string">
            <text:p>à suivre</text:p>
          </table:table-cell>
          <table:table-cell table:style-name="ce2"/>
          <table:table-cell table:style-name="ce4" table:number-columns-repeated="22"/>
          <table:table-cell table:number-columns-repeated="30"/>
        </table:table-row>
        <table:table-row table:style-name="ro5">
          <table:table-cell table:style-name="ce34" table:content-validation-name="val1" office:value-type="string" calcext:value-type="string">
            <text:p>A FAIRE</text:p>
          </table:table-cell>
          <table:table-cell table:style-name="ce3" office:value-type="string" calcext:value-type="string">
            <text:p>GT5</text:p>
          </table:table-cell>
          <table:table-cell table:style-name="ce3" office:value-type="string" calcext:value-type="string">
            <text:p>régulariser la situation du hall travaux</text:p>
          </table:table-cell>
          <table:table-cell table:style-name="ce3" table:number-columns-repeated="2"/>
          <table:table-cell table:style-name="ce12" office:value-type="string" calcext:value-type="string">
            <text:p>régulariser la gestion du hall des travaux par un permis d'environnement et une réflexion globale de la gestion des terres</text:p>
          </table:table-cell>
          <table:table-cell table:style-name="ce3"/>
          <table:table-cell table:style-name="ce12"/>
          <table:table-cell table:style-name="ce3"/>
          <table:table-cell table:style-name="ce3" office:value-type="string" calcext:value-type="string">
            <text:p>travaux, service public, environnement</text:p>
          </table:table-cell>
          <table:table-cell table:style-name="ce3" office:value-type="string" calcext:value-type="string">
            <text:p>on veut</text:p>
          </table:table-cell>
          <table:table-cell table:style-name="ce3" office:value-type="string" calcext:value-type="string">
            <text:p>#pourbientôt</text:p>
          </table:table-cell>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5</text:p>
          </table:table-cell>
          <table:table-cell table:style-name="ce2" office:value-type="string" calcext:value-type="string">
            <text:p>Mes eaux usées sont épurées bien sur!</text:p>
          </table:table-cell>
          <table:table-cell table:style-name="ce2" office:value-type="string" calcext:value-type="string">
            <text:p>égouts</text:p>
          </table:table-cell>
          <table:table-cell table:style-name="ce2"/>
          <table:table-cell table:style-name="ce6" office:value-type="string" calcext:value-type="string">
            <text:p>Toutes les rues de tous les vilages n'ont pas encore de solutions pour épurer les eaux usées domestiques</text:p>
          </table:table-cell>
          <table:table-cell table:style-name="ce2"/>
          <table:table-cell table:style-name="ce6" office:value-type="string" calcext:value-type="string">
            <text:p>Certains quartiers n'ont pas d'égouts et ne sont pas reliés à une station d'épuration. Ces projet d'assainissement dépassent en partie les compétences communales mais on se doit de tirer la sonnette d'alarme et trouver des solutions pour mettre en place un assainissement digne du 21ième siècle. Les eaux usées qui rejoinent directement les ruisseaux, voir les grottes et rivières souterraines du réseau karstiques, cela suffit. Subsides, financement, partenaires, ... il faut construire de vrais projet pour solutionner l'assainissement.</text:p>
          </table:table-cell>
          <table:table-cell table:style-name="ce2" office:value-type="string" calcext:value-type="string">
            <text:p>partout</text:p>
          </table:table-cell>
          <table:table-cell table:style-name="ce2" office:value-type="string" calcext:value-type="string">
            <text:p>environnement, travaux, eau, urbanisme</text:p>
          </table:table-cell>
          <table:table-cell table:style-name="ce2" office:value-type="string" calcext:value-type="string">
            <text:p>à suivre, 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5</text:p>
          </table:table-cell>
          <table:table-cell table:style-name="ce3" office:value-type="string" calcext:value-type="string">
            <text:p>Biodiversité first</text:p>
          </table:table-cell>
          <table:table-cell table:style-name="ce3" office:value-type="string" calcext:value-type="string">
            <text:p>biodiversite</text:p>
          </table:table-cell>
          <table:table-cell table:style-name="ce3"/>
          <table:table-cell table:style-name="ce12" office:value-type="string" calcext:value-type="string">
            <text:p>mettre en place une prime communale pour certains aménagements spécifiques à mettre en place dans les jardins, mais aussi des mesures plus contraignantes de préservation de la biodiversité sur terrains privés et communaux</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nature, finances, pour tous, </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5</text:p>
          </table:table-cell>
          <table:table-cell table:style-name="ce2" office:value-type="string" calcext:value-type="string">
            <text:p>un cimetière forestier à la petite hulle</text:p>
          </table:table-cell>
          <table:table-cell table:style-name="ce2" table:number-columns-repeated="2"/>
          <table:table-cell table:style-name="ce6" office:value-type="string" calcext:value-type="string">
            <text:p>étudier la faisabilité de développer un cimetierre paysager dans le bois de la petite Hulle en extension du cimetière actuel</text:p>
          </table:table-cell>
          <table:table-cell table:style-name="ce2"/>
          <table:table-cell table:style-name="ce6" office:value-type="string" calcext:value-type="string">
            <text:p>Le cimetière de la petite Hulle présente déjà une dimention spirituelle avec une implantation exceptionnelle à l'orée du bois. Ce cimetière est en voie de saturation. Pourquoi ne pas inventer une solution repectueuse des différentes spiritualités et de l'espace naturel qui entoure ce lieu chargé d'émotions. Une forêt funéraire permet de d'inhumer l'urne et les cendres des défunts au pied d'un arbre.</text:p>
          </table:table-cell>
          <table:table-cell table:style-name="ce2" office:value-type="string" calcext:value-type="string">
            <text:p>profondeville</text:p>
          </table:table-cell>
          <table:table-cell table:style-name="ce2" office:value-type="string" calcext:value-type="string">
            <text:p>nature, forêt, familles</text:p>
          </table:table-cell>
          <table:table-cell table:style-name="ce2" office:value-type="string" calcext:value-type="string">
            <text:p>on veut </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5</text:p>
          </table:table-cell>
          <table:table-cell table:style-name="ce3" office:value-type="string" calcext:value-type="string">
            <text:p>événements communaux locaux et durables</text:p>
          </table:table-cell>
          <table:table-cell table:style-name="ce3" table:number-columns-repeated="2"/>
          <table:table-cell table:style-name="ce12" office:value-type="string" calcext:value-type="string">
            <text:p>Soutenir les productions locales et équitables, notamment par l'inclusion systématique des produits locaux dans toute activité publique </text:p>
          </table:table-cell>
          <table:table-cell table:style-name="ce3"/>
          <table:table-cell table:style-name="ce12" office:value-type="string" calcext:value-type="string">
            <text:p>Une réception? un prix pour la course du village? un panier cadeau pour un invité prestigieux? ce sont des produits locaux évidement!</text:p>
            <text:p>Etendons cette logique aux achats dans les écoles, les CPAS, les maisons de repos.</text:p>
            <text:p>Pour faire connaitre aux maximum nos producteurs locaux, nous pouvons réserver une rubrique "agriculture et alimentation locale" dans le billetin communal mais aussi avoir un stand de produits non périssables locaux dans l'Office du tourisme.</text:p>
          </table:table-cell>
          <table:table-cell table:style-name="ce3" office:value-type="string" calcext:value-type="string">
            <text:p>partout </text:p>
          </table:table-cell>
          <table:table-cell table:style-name="ce3" office:value-type="string" calcext:value-type="string">
            <text:p>mieux manger, festivités, commerces, agriculture, biodiversité</text:p>
          </table:table-cell>
          <table:table-cell table:style-name="ce3" office:value-type="string" calcext:value-type="string">
            <text:p>c'est fait, à suivre, 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5</text:p>
          </table:table-cell>
          <table:table-cell table:style-name="ce2" office:value-type="string" calcext:value-type="string">
            <text:p>rencontres entre producteurs</text:p>
          </table:table-cell>
          <table:table-cell table:style-name="ce2" office:value-type="string" calcext:value-type="string">
            <text:p>abeilles</text:p>
          </table:table-cell>
          <table:table-cell table:style-name="ce2"/>
          <table:table-cell table:style-name="ce6" office:value-type="string" calcext:value-type="string">
            <text:p>Organiser des rencontres entre les agriculteurs locaux (et avec les apiculteurs)</text:p>
          </table:table-cell>
          <table:table-cell table:style-name="ce2"/>
          <table:table-cell table:style-name="ce6" office:value-type="string" calcext:value-type="string">
            <text:p>La commune rassemble, des contacts sont pris avec les agriculteurs du territoire. Des sondages, des formations, des conférences sont programmés selon les besoins exprimés par les agriculteurs eux-mêmes.</text:p>
          </table:table-cell>
          <table:table-cell table:style-name="ce2" office:value-type="string" calcext:value-type="string">
            <text:p>partout </text:p>
          </table:table-cell>
          <table:table-cell table:style-name="ce2" office:value-type="string" calcext:value-type="string">
            <text:p>mieux manger, commerces, agriculture, biodiversité</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5</text:p>
          </table:table-cell>
          <table:table-cell table:style-name="ce3" office:value-type="string" calcext:value-type="string">
            <text:p>veiller au bien-être animal</text:p>
          </table:table-cell>
          <table:table-cell table:style-name="ce3" office:value-type="string" calcext:value-type="string">
            <text:p>cheval</text:p>
          </table:table-cell>
          <table:table-cell table:style-name="ce3"/>
          <table:table-cell table:style-name="ce12" office:value-type="string" calcext:value-type="string">
            <text:p>Inventorier les aides que les communes peuvent solliciter auprès de diverses instances</text:p>
          </table:table-cell>
          <table:table-cell table:style-name="ce3"/>
          <table:table-cell table:style-name="ce12"/>
          <table:table-cell table:style-name="ce3" office:value-type="string" calcext:value-type="string">
            <text:p>partout </text:p>
          </table:table-cell>
          <table:table-cell table:style-name="ce3" office:value-type="string" calcext:value-type="string">
            <text:p>bien-être animal, famille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5</text:p>
          </table:table-cell>
          <table:table-cell table:style-name="ce2" office:value-type="string" calcext:value-type="string">
            <text:p>promouvoir le "one health"</text:p>
          </table:table-cell>
          <table:table-cell table:style-name="ce2" table:number-columns-repeated="2"/>
          <table:table-cell table:style-name="ce6" office:value-type="string" calcext:value-type="string">
            <text:p>Organiser un cycle de conférences sur « One Health » : problématique transversale touchant à la santé humaine, animale et du sol</text:p>
          </table:table-cell>
          <table:table-cell table:style-name="ce2"/>
          <table:table-cell table:style-name="ce6" office:value-type="string" calcext:value-type="string">
            <text:p>Savez-vous que les traitements antibiotiques et vermifuges de nos animaux domestiques et de rente impactent directement la vie du sol et la santé humaine ? Une sensibilisation des vétérinaires, agriculteurs, apiculteurs, propriétaires d'animaux domestiques à l'aide d'experts a déjà démontré son efficacité dans divers lieux.</text:p>
          </table:table-cell>
          <table:table-cell table:style-name="ce2" office:value-type="string" calcext:value-type="string">
            <text:p>partout</text:p>
          </table:table-cell>
          <table:table-cell table:style-name="ce2" office:value-type="string" calcext:value-type="string">
            <text:p>bien-être animal, santé</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RELIRE</text:p>
          </table:table-cell>
          <table:table-cell table:style-name="ce3" office:value-type="string" calcext:value-type="string">
            <text:p>GT4</text:p>
          </table:table-cell>
          <table:table-cell table:style-name="ce3" office:value-type="string" calcext:value-type="string">
            <text:p>A tous les âges</text:p>
          </table:table-cell>
          <table:table-cell table:style-name="ce3" table:number-columns-repeated="2"/>
          <table:table-cell table:style-name="ce12" office:value-type="string" calcext:value-type="string">
            <text:p>Organiser un évènement sportif intergénérationnel (par exemple, balade intergénérationnelle)</text:p>
          </table:table-cell>
          <table:table-cell table:style-name="ce3"/>
          <table:table-cell table:style-name="ce12" office:value-type="string" calcext:value-type="string">
            <text:p>Organiser un évènement sportif intergénérationnel (par exemple, balade intergénérationnel) Développer les activités sportives pour les aînés</text:p>
          </table:table-cell>
          <table:table-cell table:style-name="ce3" office:value-type="string" calcext:value-type="string">
            <text:p>partout </text:p>
          </table:table-cell>
          <table:table-cell table:style-name="ce3" office:value-type="string" calcext:value-type="string">
            <text:p>sport, jeunes, aîné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RELIRE</text:p>
          </table:table-cell>
          <table:table-cell table:style-name="ce2" office:value-type="string" calcext:value-type="string">
            <text:p>GT4</text:p>
          </table:table-cell>
          <table:table-cell table:style-name="ce2" table:number-columns-repeated="3"/>
          <table:table-cell table:style-name="ce6" office:value-type="string" calcext:value-type="string">
            <text:p>Aider chaque village à obtenir une plaine de jeu extérieure via un comité de village</text:p>
          </table:table-cell>
          <table:table-cell table:style-name="ce2"/>
          <table:table-cell table:style-name="ce6" office:value-type="string" calcext:value-type="string">
            <text:p>Créer un comité décideur pour les questions de sport. Organisme, conseil citoyen qui remet un avis pour le sport.</text:p>
            <text:p>Réaliser un cadastre des dépenses par sport et par entité sur les 10 dernières années</text:p>
          </table:table-cell>
          <table:table-cell table:style-name="ce2"/>
          <table:table-cell table:style-name="ce2" office:value-type="string" calcext:value-type="string">
            <text:p>sport, jeune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4</text:p>
          </table:table-cell>
          <table:table-cell table:style-name="ce3" office:value-type="string" calcext:value-type="string">
            <text:p>Co-construire des clubs + durables</text:p>
          </table:table-cell>
          <table:table-cell table:style-name="ce3"/>
          <table:table-cell table:style-name="ce3" office:value-type="float" office:value="2" calcext:value-type="float">
            <text:p>2</text:p>
          </table:table-cell>
          <table:table-cell table:style-name="ce12" office:value-type="string" calcext:value-type="string">
            <text:p>Coconstruire les solutions avec les clubs</text:p>
          </table:table-cell>
          <table:table-cell table:style-name="ce3"/>
          <table:table-cell table:style-name="ce12" office:value-type="string" calcext:value-type="string">
            <text:p>Les Sharks ont renoncé aux 6 packs d'eau potable. Nous avons mis en place des fontaines au sein du centre sportif. </text:p>
          </table:table-cell>
          <table:table-cell table:style-name="ce3"/>
          <table:table-cell table:style-name="ce3" office:value-type="string" calcext:value-type="string">
            <text:p>sport, <text:s/>participation, nature, climat, déchet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4</text:p>
          </table:table-cell>
          <table:table-cell table:style-name="ce7" table:number-columns-repeated="3"/>
          <table:table-cell table:style-name="ce6" office:value-type="string" calcext:value-type="string">
            <text:p>Promouvoir le bien-être comme un objectif collectif et pas comme une responsabilité individuelle</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sport, santé</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4</text:p>
          </table:table-cell>
          <table:table-cell table:style-name="ce8" office:value-type="string" calcext:value-type="string">
            <text:p>Sport et santé</text:p>
          </table:table-cell>
          <table:table-cell table:style-name="ce8" table:number-columns-repeated="2"/>
          <table:table-cell table:style-name="ce12" office:value-type="string" calcext:value-type="string">
            <text:p>Établir un partenariat entre les écoles et les clubs de sport et le centre culturel dans le cadre d’une politique de prévention des risques d’obésité</text:p>
          </table:table-cell>
          <table:table-cell table:style-name="ce3"/>
          <table:table-cell table:style-name="ce12"/>
          <table:table-cell table:style-name="ce3"/>
          <table:table-cell table:style-name="ce3" office:value-type="string" calcext:value-type="string">
            <text:p>sport, santé, écoles, pour tou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4</text:p>
          </table:table-cell>
          <table:table-cell table:style-name="ce2" office:value-type="string" calcext:value-type="string">
            <text:p>sport pour tous</text:p>
          </table:table-cell>
          <table:table-cell table:style-name="ce2" table:number-columns-repeated="2"/>
          <table:table-cell table:style-name="ce6" office:value-type="string" calcext:value-type="string">
            <text:p>Développer, avec l’aide de la Région, les infrastructures et les activités sportives accessibles aux personnes handicapées (tennis club de BDV : tennis en chaise, diagnostic des différents équipements)</text:p>
          </table:table-cell>
          <table:table-cell table:style-name="ce2"/>
          <table:table-cell table:style-name="ce6"/>
          <table:table-cell table:style-name="ce2" office:value-type="string" calcext:value-type="string">
            <text:p>bois-de-villers, profondeville, lustin</text:p>
          </table:table-cell>
          <table:table-cell table:style-name="ce2" office:value-type="string" calcext:value-type="string">
            <text:p>sport, handicap</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4</text:p>
          </table:table-cell>
          <table:table-cell table:style-name="ce3" office:value-type="string" calcext:value-type="string">
            <text:p>culture</text:p>
          </table:table-cell>
          <table:table-cell table:style-name="ce3" table:number-columns-repeated="2"/>
          <table:table-cell table:style-name="ce12" office:value-type="string" calcext:value-type="string">
            <text:p>Permettre que les activités culturelles soient proposées à des prix démocratiques</text:p>
          </table:table-cell>
          <table:table-cell table:style-name="ce3"/>
          <table:table-cell table:style-name="ce12" office:value-type="string" calcext:value-type="string">
            <text:p>Développer une réelle promotion des activités culturelles organisées dans l’entité</text:p>
            <text:p>Encourager les « sorties » des écoles pour des expositions, du théâtre, des rencontres avec des artistes</text:p>
            <text:p>Impliquer les associations de parents pour renforcer les collaborations entre culture et enseignement</text:p>
            <text:p>Encourager les partages de savoirs et les échanges culturels</text:p>
          </table:table-cell>
          <table:table-cell table:style-name="ce3" office:value-type="string" calcext:value-type="string">
            <text:p>partout</text:p>
          </table:table-cell>
          <table:table-cell table:style-name="ce3" office:value-type="string" calcext:value-type="string">
            <text:p>culture, pour tous</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4</text:p>
          </table:table-cell>
          <table:table-cell table:style-name="ce2" office:value-type="string" calcext:value-type="string">
            <text:p>Vive l'expression et les artistes locaux</text:p>
          </table:table-cell>
          <table:table-cell table:style-name="ce2" office:value-type="string" calcext:value-type="string">
            <text:p>tableaux</text:p>
          </table:table-cell>
          <table:table-cell table:style-name="ce10" office:value-type="float" office:value="2" calcext:value-type="float">
            <text:p>2</text:p>
          </table:table-cell>
          <table:table-cell table:style-name="ce6" office:value-type="string" calcext:value-type="string">
            <text:p>Valoriser le travail des artistes locaux et aider les associations culturelles locales, en mettant à leur disposition des espaces d’expression et d’échanges. Favoriser le dialogue entre les artistes, locaux ou invités, et les habitants.</text:p>
          </table:table-cell>
          <table:table-cell table:style-name="ce2" table:number-columns-repeated="2"/>
          <table:table-cell table:style-name="ce2" office:value-type="string" calcext:value-type="string">
            <text:p>partout</text:p>
          </table:table-cell>
          <table:table-cell table:style-name="ce2" office:value-type="string" calcext:value-type="string">
            <text:p>culture, pour tous</text:p>
          </table:table-cell>
          <table:table-cell table:style-name="ce2" office:value-type="string" calcext:value-type="string">
            <text:p>c'est fait, à suivre, 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4</text:p>
          </table:table-cell>
          <table:table-cell table:style-name="ce3" office:value-type="string" calcext:value-type="string">
            <text:p>Une culture consciente des enjeux</text:p>
          </table:table-cell>
          <table:table-cell table:style-name="ce3" table:number-columns-repeated="2"/>
          <table:table-cell table:style-name="ce12" office:value-type="string" calcext:value-type="string">
            <text:p>Encourager et soutenir les opérateurs culturels optant pour le développement durable : accueil du public, économie d’énergie, mobilité douce, respect de l’environnement, commerce équitable, relations avec les riverains…</text:p>
          </table:table-cell>
          <table:table-cell table:style-name="ce3"/>
          <table:table-cell table:style-name="ce12" office:value-type="string" calcext:value-type="string">
            <text:p>Encourager et soutenir les opérateurs culturels optant pour le développement durable : accueil du public, économie d’énergie, mobilité douce, respect de l’environnement, commerce équitable, relations avec les riverains…. <text:s text:c="8"/>Favoriser et encourager les initiatives culturelles qui déconstruisent les stéréotypes de genre et de manière générale qui mettent à l'honneur nos valeurs (solidarité, égalité, respect de l'environnement, durabilité, climat, écologie...)</text:p>
          </table:table-cell>
          <table:table-cell table:style-name="ce3" office:value-type="string" calcext:value-type="string">
            <text:p>partout</text:p>
          </table:table-cell>
          <table:table-cell table:style-name="ce3" office:value-type="string" calcext:value-type="string">
            <text:p>culture, climat, participation, nature, déchets</text:p>
          </table:table-cell>
          <table:table-cell table:style-name="ce20"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4</text:p>
          </table:table-cell>
          <table:table-cell table:style-name="ce2" table:number-columns-repeated="3"/>
          <table:table-cell table:style-name="ce6" office:value-type="string" calcext:value-type="string">
            <text:p>Organiser des expositions temporaires dans l’espace public (ruelles, bois, fresques sur bâtiments…)</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culture, nature, pour tous, festivité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table:number-columns-repeated="4"/>
          <table:table-cell table:style-name="ce12"/>
          <table:table-cell table:style-name="ce3"/>
          <table:table-cell table:style-name="ce12"/>
          <table:table-cell table:style-name="ce3" table:number-columns-repeated="4"/>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table:number-columns-repeated="4"/>
          <table:table-cell table:style-name="ce6"/>
          <table:table-cell table:style-name="ce2"/>
          <table:table-cell table:style-name="ce6"/>
          <table:table-cell table:style-name="ce2" table:number-columns-repeated="4"/>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1</text:p>
          </table:table-cell>
          <table:table-cell table:style-name="ce3" table:number-columns-repeated="3"/>
          <table:table-cell table:style-name="ce3" office:value-type="string" calcext:value-type="string">
            <text:p>règlement sur le multi-logement</text:p>
          </table:table-cell>
          <table:table-cell table:style-name="ce3"/>
          <table:table-cell table:style-name="ce12"/>
          <table:table-cell table:style-name="ce3" table:number-columns-repeated="4"/>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1</text:p>
          </table:table-cell>
          <table:table-cell table:style-name="ce2" office:value-type="string" calcext:value-type="string">
            <text:p>Tracer les contours d'un quartier "modèle" derrière les Six-Bras</text:p>
          </table:table-cell>
          <table:table-cell table:style-name="ce2" table:number-columns-repeated="4"/>
          <table:table-cell table:style-name="ce6"/>
          <table:table-cell table:style-name="ce2" office:value-type="string" calcext:value-type="string">
            <text:p>bois-de-villers</text:p>
          </table:table-cell>
          <table:table-cell table:style-name="ce2" office:value-type="string" calcext:value-type="string">
            <text:p>urbanisme, climat</text:p>
          </table:table-cell>
          <table:table-cell table:style-name="ce2" office:value-type="string" calcext:value-type="string">
            <text:p>en cours</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1</text:p>
          </table:table-cell>
          <table:table-cell table:style-name="ce3" office:value-type="string" calcext:value-type="string">
            <text:p>Un guide local d’urbanisme pour le centre ancien de Profondeville</text:p>
          </table:table-cell>
          <table:table-cell table:style-name="ce3" table:number-columns-repeated="2"/>
          <table:table-cell table:style-name="ce12" office:value-type="string" calcext:value-type="string">
            <text:p>Pour améliorer les terrasses, les enseignes, la qualité des espaces ...</text:p>
          </table:table-cell>
          <table:table-cell table:style-name="ce3"/>
          <table:table-cell table:style-name="ce12"/>
          <table:table-cell table:style-name="ce3" office:value-type="string" calcext:value-type="string">
            <text:p>profondeville</text:p>
          </table:table-cell>
          <table:table-cell table:style-name="ce3" office:value-type="string" calcext:value-type="string">
            <text:p>urbanisme, commerces</text:p>
          </table:table-cell>
          <table:table-cell table:style-name="ce3" office:value-type="string" calcext:value-type="string">
            <text:p>en cours</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1</text:p>
          </table:table-cell>
          <table:table-cell table:style-name="ce2" office:value-type="string" calcext:value-type="string">
            <text:p>Encourager les aménagements nature chez les particuliers</text:p>
          </table:table-cell>
          <table:table-cell table:style-name="ce2" table:number-columns-repeated="2"/>
          <table:table-cell table:style-name="ce6" office:value-type="string" calcext:value-type="string">
            <text:p>Incitants sur les petits aménagements en faveur de la biodiversité (chiroptères, abris oiseaux, mares, pierriers …)</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nature, bien-être animal, finance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1</text:p>
          </table:table-cell>
          <table:table-cell table:style-name="ce3" table:number-columns-repeated="3"/>
          <table:table-cell table:style-name="ce3" office:value-type="string" calcext:value-type="string">
            <text:p>Règlement sur les systèmes de chauffage ?</text:p>
          </table:table-cell>
          <table:table-cell table:style-name="ce3"/>
          <table:table-cell table:style-name="ce12"/>
          <table:table-cell table:style-name="ce3" table:number-columns-repeated="4"/>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1</text:p>
          </table:table-cell>
          <table:table-cell table:style-name="ce2" table:number-columns-repeated="3"/>
          <table:table-cell table:style-name="ce2" office:value-type="string" calcext:value-type="string">
            <text:p>élaboration d’un guide local d’urbanisme</text:p>
          </table:table-cell>
          <table:table-cell table:style-name="ce2"/>
          <table:table-cell table:style-name="ce6"/>
          <table:table-cell table:style-name="ce2" table:number-columns-repeated="4"/>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1</text:p>
          </table:table-cell>
          <table:table-cell table:style-name="ce3" table:number-columns-repeated="3"/>
          <table:table-cell table:style-name="ce12"/>
          <table:table-cell table:style-name="ce3"/>
          <table:table-cell table:style-name="ce12"/>
          <table:table-cell table:style-name="ce3" table:number-columns-repeated="4"/>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table:number-columns-repeated="6"/>
          <table:table-cell table:style-name="ce6"/>
          <table:table-cell table:style-name="ce2" table:number-columns-repeated="4"/>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1</text:p>
          </table:table-cell>
          <table:table-cell table:style-name="ce3" office:value-type="string" calcext:value-type="string">
            <text:p>Des grands-routes mieux équipées pour les cyclistes</text:p>
          </table:table-cell>
          <table:table-cell table:style-name="ce3" table:number-columns-repeated="2"/>
          <table:table-cell table:style-name="ce12" office:value-type="string" calcext:value-type="string">
            <text:p>Déployer les pistes cyclables sur les routes régionales et y aménager des traversées sécurisées</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à vélo, en sécurité, climat, travaux, mobilité</text:p>
          </table:table-cell>
          <table:table-cell table:style-name="ce3" office:value-type="string" calcext:value-type="string">
            <text:p>en cours, à suivre, 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table:number-columns-repeated="4"/>
          <table:table-cell table:style-name="ce6"/>
          <table:table-cell table:style-name="ce2"/>
          <table:table-cell table:style-name="ce6"/>
          <table:table-cell table:style-name="ce2" table:number-columns-repeated="4"/>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1</text:p>
          </table:table-cell>
          <table:table-cell table:style-name="ce3" office:value-type="string" calcext:value-type="string">
            <text:p>Installer des kits de réparation vélo aux endroits clé</text:p>
          </table:table-cell>
          <table:table-cell table:style-name="ce3" table:number-columns-repeated="2"/>
          <table:table-cell table:style-name="ce12" office:value-type="string" calcext:value-type="string">
            <text:p>Equiper des haltes cyclistes avec du matériel de réparation</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mobilité, à vélo, tourisme</text:p>
          </table:table-cell>
          <table:table-cell table:style-name="ce3" office:value-type="string" calcext:value-type="string">
            <text:p>on veut</text:p>
          </table:table-cell>
          <table:table-cell table:style-name="ce3"/>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1</text:p>
          </table:table-cell>
          <table:table-cell table:style-name="ce6" office:value-type="string" calcext:value-type="string">
            <text:p>identifier un réseau de voiries prioritaires pour les déplacements à vélo</text:p>
            <text:p/>
          </table:table-cell>
          <table:table-cell table:style-name="ce2" table:number-columns-repeated="2"/>
          <table:table-cell table:style-name="ce14" office:value-type="string" calcext:value-type="string">
            <text:p>Sous la forme d'une carte interactive</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mobilité, à vélo, en sécurité, pour tous</text:p>
          </table:table-cell>
          <table:table-cell table:style-name="ce2" office:value-type="string" calcext:value-type="string">
            <text:p>on veut</text:p>
          </table:table-cell>
          <table:table-cell table:style-name="ce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6</text:p>
          </table:table-cell>
          <table:table-cell table:style-name="ce3" table:number-columns-repeated="3"/>
          <table:table-cell table:style-name="ce12"/>
          <table:table-cell table:style-name="ce3"/>
          <table:table-cell table:style-name="ce12"/>
          <table:table-cell table:style-name="ce3" table:number-columns-repeated="4"/>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6</text:p>
          </table:table-cell>
          <table:table-cell table:style-name="ce2" table:number-columns-repeated="3"/>
          <table:table-cell table:style-name="ce6" office:value-type="string" calcext:value-type="string">
            <text:p>Associer les citoyens à une démarche de diagnostic et d’évaluation des problèmes collectifs de sécurité.</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participation, en sécurité, pour tous</text:p>
          </table:table-cell>
          <table:table-cell table:style-name="ce2" table:number-columns-repeated="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6</text:p>
          </table:table-cell>
          <table:table-cell table:style-name="ce3" table:number-columns-repeated="3"/>
          <table:table-cell table:style-name="ce12" office:value-type="string" calcext:value-type="string">
            <text:p>Sensibiliser les habitants aux bonnes pratiques en matière de prévention contre les vols, les cambriolages ;</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en sécurité, pour tous</text:p>
          </table:table-cell>
          <table:table-cell table:style-name="ce3" table:number-columns-repeated="2"/>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2" office:value-type="string" calcext:value-type="string">
            <text:p>GT6</text:p>
          </table:table-cell>
          <table:table-cell table:style-name="ce2" table:number-columns-repeated="3"/>
          <table:table-cell table:style-name="ce6" office:value-type="string" calcext:value-type="string">
            <text:p>Politique de prévention par rapport à la consommation excessive d’alcool et d’autres substances lors d’événements festifs.</text:p>
          </table:table-cell>
          <table:table-cell table:style-name="ce2"/>
          <table:table-cell table:style-name="ce6"/>
          <table:table-cell table:style-name="ce2" office:value-type="string" calcext:value-type="string">
            <text:p>partout</text:p>
          </table:table-cell>
          <table:table-cell table:style-name="ce2" office:value-type="string" calcext:value-type="string">
            <text:p>en sécurité, santé, festivités</text:p>
          </table:table-cell>
          <table:table-cell table:style-name="ce2" table:number-columns-repeated="2"/>
          <table:table-cell table:style-name="ce4" table:number-columns-repeated="22"/>
          <table:table-cell table:number-columns-repeated="30"/>
        </table:table-row>
        <table:table-row table:style-name="ro1">
          <table:table-cell table:style-name="ce34" table:content-validation-name="val1" office:value-type="string" calcext:value-type="string">
            <text:p>A FAIRE</text:p>
          </table:table-cell>
          <table:table-cell table:style-name="ce3" office:value-type="string" calcext:value-type="string">
            <text:p>GT6</text:p>
          </table:table-cell>
          <table:table-cell table:style-name="ce3" table:number-columns-repeated="3"/>
          <table:table-cell table:style-name="ce12" office:value-type="string" calcext:value-type="string">
            <text:p>Soutenir le développement de la vie associative, sportive et culturelle de façon globale, par l’occupation positive de l’espace public.</text:p>
          </table:table-cell>
          <table:table-cell table:style-name="ce3"/>
          <table:table-cell table:style-name="ce12"/>
          <table:table-cell table:style-name="ce3" office:value-type="string" calcext:value-type="string">
            <text:p>partout</text:p>
          </table:table-cell>
          <table:table-cell table:style-name="ce3" office:value-type="string" calcext:value-type="string">
            <text:p>participation, culture, sport</text:p>
          </table:table-cell>
          <table:table-cell table:style-name="ce3" table:number-columns-repeated="2"/>
          <table:table-cell table:style-name="ce4" table:number-columns-repeated="22"/>
          <table:table-cell table:number-columns-repeated="30"/>
        </table:table-row>
        <table:table-row table:style-name="ro1">
          <table:table-cell table:style-name="ce33" table:content-validation-name="val1" office:value-type="string" calcext:value-type="string">
            <text:p>A FAIRE</text:p>
          </table:table-cell>
          <table:table-cell table:style-name="ce4" office:value-type="string" calcext:value-type="string">
            <text:p>GT1</text:p>
          </table:table-cell>
          <table:table-cell table:style-name="ce4" office:value-type="string" calcext:value-type="string">
            <text:p>Un permis délivré pour la réhabilitation du chateau de Marteau-Longe</text:p>
          </table:table-cell>
          <table:table-cell table:style-name="ce4" table:number-columns-repeated="2"/>
          <table:table-cell table:style-name="ce15"/>
          <table:table-cell table:style-name="ce4"/>
          <table:table-cell table:style-name="ce15"/>
          <table:table-cell table:style-name="ce4" table:number-columns-repeated="26"/>
          <table:table-cell table:number-columns-repeated="30"/>
        </table:table-row>
        <table:table-row table:style-name="ro1">
          <table:table-cell table:style-name="ce33" table:content-validation-name="val1" office:value-type="string" calcext:value-type="string">
            <text:p>A RELIRE</text:p>
          </table:table-cell>
          <table:table-cell table:style-name="ce4"/>
          <table:table-cell table:style-name="ce4" office:value-type="string" calcext:value-type="string">
            <text:p>BUDGET et FINANCES</text:p>
          </table:table-cell>
          <table:table-cell table:style-name="ce4" table:number-columns-repeated="2"/>
          <table:table-cell table:style-name="ce15" office:value-type="string" calcext:value-type="string">
            <text:p>aller chercher toutes les subventions possibles</text:p>
          </table:table-cell>
          <table:table-cell table:style-name="ce4"/>
          <table:table-cell table:style-name="ce15"/>
          <table:table-cell table:style-name="ce4" table:number-columns-repeated="26"/>
          <table:table-cell table:number-columns-repeated="30"/>
        </table:table-row>
        <table:table-row table:style-name="ro1">
          <table:table-cell table:style-name="ce33" table:content-validation-name="val1" office:value-type="string" calcext:value-type="string">
            <text:p>A RELIRE</text:p>
          </table:table-cell>
          <table:table-cell table:style-name="ce4" table:number-columns-repeated="4"/>
          <table:table-cell table:style-name="ce15" office:value-type="string" calcext:value-type="string">
            <text:p>l'écologie comme réflexion transversale de base pour toute dépense</text:p>
          </table:table-cell>
          <table:table-cell table:style-name="ce4"/>
          <table:table-cell table:style-name="ce15"/>
          <table:table-cell table:style-name="ce4" table:number-columns-repeated="26"/>
          <table:table-cell table:number-columns-repeated="30"/>
        </table:table-row>
        <table:table-row table:style-name="ro1">
          <table:table-cell table:style-name="ce33" table:content-validation-name="val1" office:value-type="string" calcext:value-type="string">
            <text:p>A FAIRE</text:p>
          </table:table-cell>
          <table:table-cell table:style-name="ce4" table:number-columns-repeated="4"/>
          <table:table-cell table:style-name="ce15" office:value-type="string" calcext:value-type="string">
            <text:p>Nous, écologistes, sommes sérieux et savons gérer un budget</text:p>
          </table:table-cell>
          <table:table-cell table:style-name="ce4"/>
          <table:table-cell table:style-name="ce15"/>
          <table:table-cell table:style-name="ce4" table:number-columns-repeated="26"/>
          <table:table-cell table:number-columns-repeated="30"/>
        </table:table-row>
        <table:table-row table:style-name="ro1">
          <table:table-cell table:style-name="ce33" table:content-validation-name="val1" office:value-type="string" calcext:value-type="string">
            <text:p>A FAIRE</text:p>
          </table:table-cell>
          <table:table-cell table:style-name="ce4" table:number-columns-repeated="4"/>
          <table:table-cell table:style-name="ce15"/>
          <table:table-cell table:style-name="ce4"/>
          <table:table-cell table:style-name="ce15"/>
          <table:table-cell table:style-name="ce4" table:number-columns-repeated="26"/>
          <table:table-cell table:number-columns-repeated="30"/>
        </table:table-row>
        <table:table-row table:style-name="ro1" table:number-rows-repeated="877">
          <table:table-cell table:style-name="ce4" table:number-columns-repeated="5"/>
          <table:table-cell table:style-name="ce15"/>
          <table:table-cell table:style-name="ce4"/>
          <table:table-cell table:style-name="ce15"/>
          <table:table-cell table:style-name="ce4" table:number-columns-repeated="26"/>
          <table:table-cell table:number-columns-repeated="30"/>
        </table:table-row>
        <table:table-row table:style-name="ro3" table:number-rows-repeated="1047542">
          <table:table-cell table:number-columns-repeated="64"/>
        </table:table-row>
        <table:table-row table:style-name="ro3">
          <table:table-cell table:number-columns-repeated="64"/>
        </table:table-row>
        <table:named-expressions>
          <table:named-range table:name="_xlnm._FilterDatabase" table:base-cell-address="$'éléments de programme'.$A$1" table:cell-range-address="$'éléments de programme'.$B$1:.$AH$1033"/>
        </table:named-expressions>
      </table:table>
      <table:table table:name="répartition panneaux" table:style-name="ta2">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column table:style-name="co15" table:default-cell-style-name="Default"/>
        <table:table-column table:style-name="co12" table:number-columns-repeated="59" table:default-cell-style-name="Default"/>
        <table:table-row table:style-name="ro1">
          <table:table-cell table:style-name="ce57"/>
          <table:table-cell table:style-name="ce57" office:value-type="string" calcext:value-type="string">
            <text:p>PANNEAU 1: Urbanisme, Mobilité, finance Budget</text:p>
          </table:table-cell>
          <table:table-cell table:style-name="ce57" office:value-type="float" office:value="1" calcext:value-type="float">
            <text:p>1</text:p>
          </table:table-cell>
          <table:table-cell table:style-name="ce59" office:value-type="string" calcext:value-type="string">
            <text:p>A Profondeville, on habite la planète</text:p>
          </table:table-cell>
          <table:table-cell table:style-name="ce57" office:value-type="string" calcext:value-type="string">
            <text:p>profondeville meuse</text:p>
          </table:table-cell>
          <table:table-cell table:style-name="ce57" office:value-type="float" office:value="15" calcext:value-type="float">
            <text:p>15</text:p>
          </table:table-cell>
          <table:table-cell table:style-name="ce60"/>
          <table:table-cell table:number-columns-repeated="57"/>
        </table:table-row>
        <table:table-row table:style-name="ro1">
          <table:table-cell table:style-name="ce57"/>
          <table:table-cell table:style-name="ce57" office:value-type="string" calcext:value-type="string">
            <text:p>PANNEAU 2: Sport Culture Vie associative, Tourisme, Participation</text:p>
          </table:table-cell>
          <table:table-cell table:style-name="ce57" office:value-type="float" office:value="2" calcext:value-type="float">
            <text:p>2</text:p>
          </table:table-cell>
          <table:table-cell table:style-name="ce59" office:value-type="string" calcext:value-type="string">
            <text:p>Créer du lien, créer de la vie</text:p>
          </table:table-cell>
          <table:table-cell table:style-name="ce57" office:value-type="string" calcext:value-type="string">
            <text:p>2 photos de michel Lesve Festival + un chemin creux</text:p>
          </table:table-cell>
          <table:table-cell table:style-name="ce57" office:value-type="float" office:value="17" calcext:value-type="float">
            <text:p>17</text:p>
          </table:table-cell>
          <table:table-cell table:style-name="ce60"/>
          <table:table-cell table:number-columns-repeated="57"/>
        </table:table-row>
        <table:table-row table:style-name="ro1">
          <table:table-cell table:style-name="ce57"/>
          <table:table-cell table:style-name="ce57" office:value-type="string" calcext:value-type="string">
            <text:p>PANNEAU 3: Alimentation durable, Social, Enseignement, Commerces</text:p>
          </table:table-cell>
          <table:table-cell table:style-name="ce57" office:value-type="float" office:value="3" calcext:value-type="float">
            <text:p>3</text:p>
          </table:table-cell>
          <table:table-cell table:style-name="ce59" office:value-type="string" calcext:value-type="string">
            <text:p>Ne laisser personne au bord du chemin</text:p>
          </table:table-cell>
          <table:table-cell table:style-name="ce57" office:value-type="string" calcext:value-type="string">
            <text:p>potager, fleur, pain</text:p>
          </table:table-cell>
          <table:table-cell table:style-name="ce57" office:value-type="float" office:value="15" calcext:value-type="float">
            <text:p>15</text:p>
          </table:table-cell>
          <table:table-cell table:style-name="ce60"/>
          <table:table-cell table:number-columns-repeated="57"/>
        </table:table-row>
        <table:table-row table:style-name="ro1">
          <table:table-cell table:style-name="ce57"/>
          <table:table-cell table:style-name="ce57" office:value-type="string" calcext:value-type="string">
            <text:p>PANNEAU 4: Environnement, Agriculture, Travaux, Energie</text:p>
          </table:table-cell>
          <table:table-cell table:style-name="ce57" office:value-type="float" office:value="4" calcext:value-type="float">
            <text:p>4</text:p>
          </table:table-cell>
          <table:table-cell table:style-name="ce59" office:value-type="string" calcext:value-type="string">
            <text:p>Nous sommes la nature qui se défend</text:p>
          </table:table-cell>
          <table:table-cell table:style-name="ce60"/>
          <table:table-cell table:style-name="ce57" office:value-type="float" office:value="20" calcext:value-type="float">
            <text:p>20</text:p>
          </table:table-cell>
          <table:table-cell table:style-name="ce60"/>
          <table:table-cell table:number-columns-repeated="57"/>
        </table:table-row>
        <table:table-row table:style-name="ro3" table:number-rows-repeated="5">
          <table:table-cell table:number-columns-repeated="64"/>
        </table:table-row>
        <table:table-row table:style-name="ro2">
          <table:table-cell/>
          <table:table-cell table:style-name="ce58" office:value-type="string" calcext:value-type="string">
            <text:p>soit 7 grands et 14 petits, ainsi que 8 éléments visuels, 3 grands et 5 petits.</text:p>
          </table:table-cell>
          <table:table-cell table:number-columns-repeated="62"/>
        </table:table-row>
        <table:table-row table:style-name="ro2">
          <table:table-cell/>
          <table:table-cell table:style-name="ce58" office:value-type="string" calcext:value-type="string">
            <text:p>A+</text:p>
          </table:table-cell>
          <table:table-cell table:number-columns-repeated="62"/>
        </table:table-row>
        <table:table-row table:style-name="ro3" table:number-rows-repeated="1048564">
          <table:table-cell table:number-columns-repeated="64"/>
        </table:table-row>
        <table:table-row table:style-name="ro3">
          <table:table-cell table:number-columns-repeated="64"/>
        </table:table-row>
      </table:table>
      <table:table table:name="REF" table:style-name="ta3">
        <table:table-column table:style-name="co12" table:number-columns-repeated="64" table:default-cell-style-name="Default"/>
        <table:table-row table:style-name="ro2">
          <table:table-cell table:style-name="ce57" office:value-type="string" calcext:value-type="string">
            <text:p>A FAIRE</text:p>
          </table:table-cell>
          <table:table-cell table:number-columns-repeated="63"/>
        </table:table-row>
        <table:table-row table:style-name="ro2">
          <table:table-cell table:style-name="ce57" office:value-type="string" calcext:value-type="string">
            <text:p>A RELIRE</text:p>
          </table:table-cell>
          <table:table-cell table:number-columns-repeated="63"/>
        </table:table-row>
        <table:table-row table:style-name="ro2">
          <table:table-cell table:style-name="ce57" office:value-type="string" calcext:value-type="string">
            <text:p>OK</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database-ranges>
        <table:database-range table:name="__Anonymous_Sheet_DB__0" table:target-range-address="'éléments de programme'.B1:'éléments de programme'.AH1033"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quot;Comic Sans MS&quot;" svg:font-family="'&quot;Comic Sans MS&quot;'"/>
    <style:font-face style:name="Arial" svg:font-family="Arial"/>
    <style:font-face style:name="Arial Unicode MS" svg:font-family="'Arial Unicode MS'" style:font-family-generic="system" style:font-pitch="variable"/>
    <style:font-face style:name="Calibri" svg:font-family="Calibri"/>
    <style:font-face style:name="DejaVu Sans" svg:font-family="'DejaVu Sans'" style:font-family-generic="system" style:font-pitch="variable"/>
    <style:font-face style:name="Docs-Calibri" svg:font-family="Docs-Calibri"/>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docs-Calibri" svg:font-family="docs-Calibri"/>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5">00/00/0000</text:date>, <text:time style:data-style-name="N2" text:time-value="22:00:57.7227906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éléments_20_de_20_programme" style:display-name="PageStyle_éléments de programme" style:page-layout-name="Mpm3">
      <style:header style:display="false"/>
      <style:header-left style:display="false"/>
      <style:header-first style:display="false"/>
      <style:footer style:display="false"/>
      <style:footer-left style:display="false"/>
      <style:footer-first style:display="false"/>
    </style:master-page>
    <style:master-page style:name="PageStyle_5f_répartition_20_panneaux" style:display-name="PageStyle_répartition panneaux" style:page-layout-name="Mpm4">
      <style:header style:display="false"/>
      <style:header-left style:display="false"/>
      <style:header-first style:display="false"/>
      <style:footer style:display="false"/>
      <style:footer-left style:display="false"/>
      <style:footer-first style:display="false"/>
    </style:master-page>
    <style:master-page style:name="PageStyle_5f_REF" style:display-name="PageStyle_REF"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1-13T11:24:01</meta:creation-date>
    <meta:initial-creator>LINSMEAU Simon</meta:initial-creator>
    <meta:generator>LibreOffice/7.2.4.1$MacOSX_X86_64 LibreOffice_project/27d75539669ac387bb498e35313b970b7fe9c4f9</meta:generator>
    <dc:date>2024-06-15T22:25:56.711273159</dc:date>
    <meta:editing-duration>PT25M</meta:editing-duration>
    <meta:editing-cycles>1</meta:editing-cycles>
    <meta:document-statistic meta:table-count="3" meta:cell-count="1215" meta:object-count="0"/>
  </office:meta>
</office:document-meta>
</file>